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097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076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T22" style:parent-style-name="Absatz-Standardschriftart" style:family="text">
      <style:text-properties style:font-name="Arial" fo:letter-spacing="-0.0097in" fo:font-size="10pt" style:font-size-asian="10pt"/>
    </style:style>
    <style:style style:name="T23" style:parent-style-name="Absatz-Standardschriftart" style:family="text">
      <style:text-properties style:font-name="Arial" fo:letter-spacing="-0.0006in" fo:font-size="10pt" style:font-size-asian="10pt"/>
    </style:style>
    <style:style style:name="P2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5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6" style:parent-style-name="Standard" style:family="paragraph">
      <style:paragraph-properties fo:margin-top="0.0479in" fo:margin-left="0.9138in">
        <style:tab-stops/>
      </style:paragraph-properties>
    </style:style>
    <style:style style:name="T27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28" style:parent-style-name="Absatz-Standardschriftart" style:family="text">
      <style:text-properties style:font-name="Arial" fo:font-weight="bold" style:font-weight-asian="bold" fo:color="#009DE0" fo:letter-spacing="-0.0097in" fo:font-size="12pt" style:font-size-asian="12pt"/>
    </style:style>
    <style:style style:name="T29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30" style:parent-style-name="Absatz-Standardschriftart" style:family="text">
      <style:text-properties style:font-name="Arial" fo:font-weight="bold" style:font-weight-asian="bold" fo:color="#009DE0" fo:letter-spacing="-0.0111in" fo:font-size="12pt" style:font-size-asian="12pt"/>
    </style:style>
    <style:style style:name="T3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32" style:parent-style-name="Absatz-Standardschriftart" style:family="text">
      <style:text-properties style:font-name="Arial" fo:font-weight="bold" style:font-weight-asian="bold" fo:color="#009DE0" fo:letter-spacing="-0.009in" fo:font-size="12pt" style:font-size-asian="12pt"/>
    </style:style>
    <style:style style:name="T33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P34" style:parent-style-name="Textkörper" style:family="paragraph">
      <style:paragraph-properties fo:margin-top="0.1069in" fo:margin-left="0.9138in" fo:margin-right="0.2166in" fo:text-indent="0in">
        <style:tab-stops/>
      </style:paragraph-properties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13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2in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fo:letter-spacing="-0.0013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13in"/>
    </style:style>
    <style:style style:name="T44" style:parent-style-name="Absatz-Standardschriftart" style:family="text">
      <style:text-properties fo:letter-spacing="-0.002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style:font-name="Times New Roman" fo:letter-spacing="0.059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2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0.0006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2in"/>
    </style:style>
    <style:style style:name="T55" style:parent-style-name="Absatz-Standardschriftart" style:family="text">
      <style:text-properties fo:letter-spacing="-0.002in"/>
    </style:style>
    <style:style style:name="T56" style:parent-style-name="Absatz-Standardschriftart" style:family="text">
      <style:text-properties fo:letter-spacing="-0.002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-0.002in"/>
    </style:style>
    <style:style style:name="T59" style:parent-style-name="Absatz-Standardschriftart" style:family="text">
      <style:text-properties fo:letter-spacing="-0.002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style:font-name="Times New Roman" fo:letter-spacing="0.0604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2in"/>
    </style:style>
    <style:style style:name="T64" style:parent-style-name="Absatz-Standardschriftart" style:family="text">
      <style:text-properties fo:letter-spacing="-0.002in"/>
    </style:style>
    <style:style style:name="T65" style:parent-style-name="Absatz-Standardschriftart" style:family="text">
      <style:text-properties fo:letter-spacing="-0.0006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fo:letter-spacing="-0.002in"/>
    </style:style>
    <style:style style:name="T68" style:parent-style-name="Absatz-Standardschriftart" style:family="text">
      <style:text-properties fo:letter-spacing="-0.0013in"/>
    </style:style>
    <style:style style:name="T69" style:parent-style-name="Absatz-Standardschriftart" style:family="text">
      <style:text-properties fo:letter-spacing="-0.0006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style:font-name="Times New Roman" fo:letter-spacing="0.0687in" style:text-scale="99%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2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13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0.0006in"/>
    </style:style>
    <style:style style:name="T80" style:parent-style-name="Absatz-Standardschriftart" style:family="text">
      <style:text-properties fo:letter-spacing="-0.0013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0.0006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0.0006in"/>
    </style:style>
    <style:style style:name="P85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86" style:parent-style-name="Textkörper" style:family="paragraph">
      <style:paragraph-properties fo:margin-left="0.9138in" fo:margin-right="0.2166in" fo:text-indent="0in">
        <style:tab-stops/>
      </style:paragraph-properties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2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13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2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13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2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style:font-name="Times New Roman" fo:letter-spacing="0.0659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13in"/>
    </style:style>
    <style:style style:name="T105" style:parent-style-name="Absatz-Standardschriftart" style:family="text">
      <style:text-properties fo:letter-spacing="-0.0006in"/>
    </style:style>
    <style:style style:name="P106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2in"/>
    </style:style>
    <style:style style:name="T110" style:parent-style-name="Absatz-Standardschriftart" style:family="text">
      <style:text-properties fo:letter-spacing="-0.0006in"/>
    </style:style>
    <style:style style:name="P11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P114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013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2in"/>
    </style:style>
    <style:style style:name="T119" style:parent-style-name="Absatz-Standardschriftart" style:family="text">
      <style:text-properties fo:letter-spacing="-0.0006in"/>
    </style:style>
    <style:style style:name="P12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2in"/>
    </style:style>
    <style:style style:name="T123" style:parent-style-name="Absatz-Standardschriftart" style:family="text">
      <style:text-properties fo:letter-spacing="-0.0006in"/>
    </style:style>
    <style:style style:name="P124" style:parent-style-name="Textkörper" style:family="paragraph">
      <style:paragraph-properties fo:margin-top="0.0006in" fo:line-height="0.152in">
        <style:tab-stops>
          <style:tab-stop style:type="left" style:position="0.0006in"/>
        </style:tab-stops>
      </style:paragraph-properties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2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2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2in"/>
    </style:style>
    <style:style style:name="T134" style:parent-style-name="Absatz-Standardschriftart" style:family="text">
      <style:text-properties fo:letter-spacing="-0.0006in"/>
    </style:style>
    <style:style style:name="P135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06in"/>
    </style:style>
    <style:style style:name="P138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13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13in"/>
    </style:style>
    <style:style style:name="T143" style:parent-style-name="Absatz-Standardschriftart" style:family="text">
      <style:text-properties fo:letter-spacing="-0.0013in"/>
    </style:style>
    <style:style style:name="T144" style:parent-style-name="Absatz-Standardschriftart" style:family="text">
      <style:text-properties fo:letter-spacing="-0.0006in"/>
    </style:style>
    <style:style style:name="P14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46" style:parent-style-name="Absatz-Standardschriftart" style:family="text">
      <style:text-properties fo:letter-spacing="-0.0006in"/>
    </style:style>
    <style:style style:name="P147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48" style:parent-style-name="Textkörper" style:family="paragraph">
      <style:paragraph-properties fo:margin-left="0.9138in" fo:margin-right="0.2166in" fo:text-indent="0in">
        <style:tab-stops/>
      </style:paragraph-properties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13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2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0.0027in"/>
    </style:style>
    <style:style style:name="T156" style:parent-style-name="Absatz-Standardschriftart" style:family="text">
      <style:text-properties fo:letter-spacing="-0.0013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2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2in"/>
    </style:style>
    <style:style style:name="T161" style:parent-style-name="Absatz-Standardschriftart" style:family="text">
      <style:text-properties style:font-name="Times New Roman" fo:letter-spacing="0.0673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-0.0013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13in"/>
    </style:style>
    <style:style style:name="T166" style:parent-style-name="Absatz-Standardschriftart" style:family="text">
      <style:text-properties fo:letter-spacing="-0.0006in"/>
    </style:style>
    <style:style style:name="P16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68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69" style:parent-style-name="Absatz-Standardschriftart" style:family="text">
      <style:text-properties fo:color="#009DE0" fo:letter-spacing="-0.0006in"/>
    </style:style>
    <style:style style:name="T170" style:parent-style-name="Absatz-Standardschriftart" style:family="text">
      <style:text-properties fo:color="#009DE0" fo:letter-spacing="-0.0013in"/>
    </style:style>
    <style:style style:name="P171" style:parent-style-name="Textkörper" style:family="paragraph">
      <style:paragraph-properties fo:margin-top="0.1083in" fo:line-height="0.1437in" fo:margin-left="0.9138in" fo:text-indent="0in">
        <style:tab-stops/>
      </style:paragraph-properties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13in"/>
    </style:style>
    <style:style style:name="T174" style:parent-style-name="Absatz-Standardschriftart" style:family="text">
      <style:text-properties fo:letter-spacing="-0.0027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06in"/>
    </style:style>
    <style:style style:name="P179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2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13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13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0.0006in"/>
    </style:style>
    <style:style style:name="P191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13in"/>
    </style:style>
    <style:style style:name="T196" style:parent-style-name="Absatz-Standardschriftart" style:family="text">
      <style:text-properties fo:letter-spacing="-0.0013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13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2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2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27in"/>
    </style:style>
    <style:style style:name="T208" style:parent-style-name="Absatz-Standardschriftart" style:family="text">
      <style:text-properties fo:letter-spacing="-0.0006in"/>
    </style:style>
    <style:style style:name="P209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0.0006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13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13in"/>
    </style:style>
    <style:style style:name="T220" style:parent-style-name="Absatz-Standardschriftart" style:family="text">
      <style:text-properties fo:letter-spacing="-0.0013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2in"/>
    </style:style>
    <style:style style:name="T224" style:parent-style-name="Absatz-Standardschriftart" style:family="text">
      <style:text-properties fo:letter-spacing="-0.0006in"/>
    </style:style>
    <style:style style:name="P22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2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13in"/>
    </style:style>
    <style:style style:name="T230" style:parent-style-name="Absatz-Standardschriftart" style:family="text">
      <style:text-properties fo:letter-spacing="-0.0006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0.002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13in"/>
    </style:style>
    <style:style style:name="T236" style:parent-style-name="Absatz-Standardschriftart" style:family="text">
      <style:text-properties fo:letter-spacing="-0.002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13in"/>
    </style:style>
    <style:style style:name="T239" style:parent-style-name="Absatz-Standardschriftart" style:family="text">
      <style:text-properties fo:letter-spacing="-0.0013in"/>
    </style:style>
    <style:style style:name="T240" style:parent-style-name="Absatz-Standardschriftart" style:family="text">
      <style:text-properties fo:letter-spacing="-0.0006in"/>
    </style:style>
    <style:style style:name="P241" style:parent-style-name="Textkörper" style:family="paragraph">
      <style:paragraph-properties fo:margin-right="0.4437in">
        <style:tab-stops>
          <style:tab-stop style:type="left" style:position="0.0006in"/>
        </style:tab-stops>
      </style:paragraph-properties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-0.0013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-0.002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13in"/>
    </style:style>
    <style:style style:name="T248" style:parent-style-name="Absatz-Standardschriftart" style:family="text">
      <style:text-properties fo:letter-spacing="-0.002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13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13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-0.0013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-0.0006in"/>
    </style:style>
    <style:style style:name="T260" style:parent-style-name="Absatz-Standardschriftart" style:family="text">
      <style:text-properties style:font-name="Times New Roman" fo:letter-spacing="0.0534in"/>
    </style:style>
    <style:style style:name="T261" style:parent-style-name="Absatz-Standardschriftart" style:family="text">
      <style:text-properties fo:letter-spacing="-0.0006in"/>
    </style:style>
    <style:style style:name="P262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63" style:parent-style-name="Überschrift2" style:family="paragraph">
      <style:paragraph-properties fo:margin-top="0.1027in"/>
    </style:style>
    <style:style style:name="T264" style:parent-style-name="Absatz-Standardschriftart" style:family="text">
      <style:text-properties fo:color="#009DE0" fo:letter-spacing="-0.0006in"/>
    </style:style>
    <style:style style:name="T265" style:parent-style-name="Absatz-Standardschriftart" style:family="text">
      <style:text-properties fo:color="#009DE0" fo:letter-spacing="-0.0013in"/>
    </style:style>
    <style:style style:name="T266" style:parent-style-name="Absatz-Standardschriftart" style:family="text">
      <style:text-properties fo:color="#009DE0" fo:letter-spacing="-0.0006in"/>
    </style:style>
    <style:style style:name="T267" style:parent-style-name="Absatz-Standardschriftart" style:family="text">
      <style:text-properties fo:color="#009DE0" fo:letter-spacing="-0.0013in"/>
    </style:style>
    <style:style style:name="P268" style:parent-style-name="Textkörper" style:family="paragraph">
      <style:paragraph-properties fo:margin-top="0.0534in" fo:line-height="0.1437in" fo:margin-left="0.9138in" fo:text-indent="0in">
        <style:tab-stops/>
      </style:paragraph-properties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-0.002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2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fo:letter-spacing="-0.002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0.0055in"/>
    </style:style>
    <style:style style:name="T279" style:parent-style-name="Absatz-Standardschriftart" style:family="text">
      <style:text-properties fo:letter-spacing="-0.0006in"/>
    </style:style>
    <style:style style:name="P280" style:parent-style-name="Textkörper" style:family="paragraph">
      <style:paragraph-properties fo:line-height="0.1437in" fo:margin-left="0.9138in" fo:text-indent="0in">
        <style:tab-stops/>
      </style:paragraph-properties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2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2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0.0006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41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0.0006in"/>
    </style:style>
    <style:style style:name="T294" style:parent-style-name="Absatz-Standardschriftart" style:family="text">
      <style:text-properties fo:letter-spacing="-0.002in"/>
    </style:style>
    <style:style style:name="T295" style:parent-style-name="Absatz-Standardschriftart" style:family="text">
      <style:text-properties fo:letter-spacing="-0.0006in"/>
    </style:style>
    <style:style style:name="P29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97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298" style:parent-style-name="Absatz-Standardschriftart" style:family="text">
      <style:text-properties fo:color="#009DE0" fo:letter-spacing="-0.0006in"/>
    </style:style>
    <style:style style:name="P299" style:parent-style-name="Textkörper" style:family="paragraph">
      <style:paragraph-properties fo:margin-top="0.1111in" fo:line-height="0.143in" fo:margin-left="0.9138in" fo:margin-right="0.2166in" fo:text-indent="0in">
        <style:tab-stops/>
      </style:paragraph-properties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2in"/>
    </style:style>
    <style:style style:name="T302" style:parent-style-name="Absatz-Standardschriftart" style:family="text">
      <style:text-properties fo:letter-spacing="-0.0013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2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0.0006in"/>
    </style:style>
    <style:style style:name="T307" style:parent-style-name="Absatz-Standardschriftart" style:family="text">
      <style:text-properties fo:letter-spacing="-0.0006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2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2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style:font-name="Times New Roman" fo:letter-spacing="0.0701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-0.0013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326" style:parent-style-name="Absatz-Standardschriftart" style:family="text">
      <style:text-properties fo:color="#3C6EA7" fo:letter-spacing="0.009in" style:text-position="50% 100%" fo:font-size="6pt" style:font-size-asian="6pt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329" style:parent-style-name="Standard" style:family="paragraph">
      <style:paragraph-properties fo:margin-top="0.0076in"/>
      <style:text-properties style:font-name="Arial" style:font-name-asian="Arial" style:font-name-complex="Arial" fo:font-size="11.5pt" style:font-size-asian="11.5pt" style:font-size-complex="11.5pt"/>
    </style:style>
    <style:style style:name="T330" style:parent-style-name="Absatz-Standardschriftart" style:family="text">
      <style:text-properties fo:color="#009DE0" fo:letter-spacing="-0.0013in"/>
    </style:style>
    <style:style style:name="T331" style:parent-style-name="Absatz-Standardschriftart" style:family="text">
      <style:text-properties fo:color="#009DE0" fo:letter-spacing="-0.0006in"/>
    </style:style>
    <style:style style:name="T332" style:parent-style-name="Absatz-Standardschriftart" style:family="text">
      <style:text-properties fo:color="#009DE0" fo:letter-spacing="-0.0013in"/>
    </style:style>
    <style:style style:name="T333" style:parent-style-name="Absatz-Standardschriftart" style:family="text">
      <style:text-properties fo:color="#009DE0" fo:letter-spacing="-0.0006in"/>
    </style:style>
    <style:style style:name="T334" style:parent-style-name="Absatz-Standardschriftart" style:family="text">
      <style:text-properties fo:color="#009DE0"/>
    </style:style>
    <style:style style:name="P335" style:parent-style-name="Textkörper" style:family="paragraph">
      <style:paragraph-properties fo:margin-top="0.0548in" fo:line-height="0.1527in">
        <style:tab-stops>
          <style:tab-stop style:type="left" style:position="0.0006in"/>
        </style:tab-stops>
      </style:paragraph-properties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13in"/>
    </style:style>
    <style:style style:name="T338" style:parent-style-name="Absatz-Standardschriftart" style:family="text">
      <style:text-properties fo:letter-spacing="-0.002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13in"/>
    </style:style>
    <style:style style:name="T342" style:parent-style-name="Absatz-Standardschriftart" style:family="text">
      <style:text-properties fo:letter-spacing="-0.0006in"/>
    </style:style>
    <style:style style:name="P343" style:parent-style-name="Textkörper" style:family="paragraph">
      <style:paragraph-properties fo:margin-right="0.2166in" fo:text-indent="0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0.0041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-0.002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-0.0013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13in"/>
    </style:style>
    <style:style style:name="T355" style:parent-style-name="Absatz-Standardschriftart" style:family="text">
      <style:text-properties style:font-name="Times New Roman" fo:letter-spacing="0.0562in"/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13in"/>
    </style:style>
    <style:style style:name="T358" style:parent-style-name="Absatz-Standardschriftart" style:family="text">
      <style:text-properties fo:letter-spacing="-0.0006in"/>
    </style:style>
    <style:style style:name="P359" style:parent-style-name="Textkörper" style:family="paragraph">
      <style:paragraph-properties fo:margin-top="0.0006in" fo:margin-right="0.4437in">
        <style:tab-stops>
          <style:tab-stop style:type="left" style:position="0.0006in"/>
        </style:tab-stops>
      </style:paragraph-properties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2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-0.002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2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style:font-name="Times New Roman" fo:letter-spacing="0.0715in" style:text-scale="99%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13in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13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2in"/>
    </style:style>
    <style:style style:name="T376" style:parent-style-name="Absatz-Standardschriftart" style:family="text">
      <style:text-properties fo:letter-spacing="-0.0006in"/>
    </style:style>
    <style:style style:name="T377" style:parent-style-name="Absatz-Standardschriftart" style:family="text">
      <style:text-properties fo:letter-spacing="-0.002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0.0041in"/>
    </style:style>
    <style:style style:name="T381" style:parent-style-name="Absatz-Standardschriftart" style:family="text">
      <style:text-properties fo:letter-spacing="-0.0006in"/>
    </style:style>
    <style:style style:name="P382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13in"/>
    </style:style>
    <style:style style:name="T385" style:parent-style-name="Absatz-Standardschriftart" style:family="text">
      <style:text-properties fo:letter-spacing="-0.0006in"/>
    </style:style>
    <style:style style:name="P38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87" style:parent-style-name="Überschrift2" style:family="paragraph">
      <style:paragraph-properties fo:margin-top="0.102in"/>
    </style:style>
    <style:style style:name="T388" style:parent-style-name="Absatz-Standardschriftart" style:family="text">
      <style:text-properties fo:color="#009DE0" fo:letter-spacing="-0.0013in"/>
    </style:style>
    <style:style style:name="T389" style:parent-style-name="Absatz-Standardschriftart" style:family="text">
      <style:text-properties fo:color="#009DE0" fo:letter-spacing="-0.0006in"/>
    </style:style>
    <style:style style:name="T390" style:parent-style-name="Absatz-Standardschriftart" style:family="text">
      <style:text-properties fo:color="#009DE0" fo:letter-spacing="-0.0013in"/>
    </style:style>
    <style:style style:name="T391" style:parent-style-name="Absatz-Standardschriftart" style:family="text">
      <style:text-properties fo:color="#009DE0" fo:letter-spacing="-0.002in"/>
    </style:style>
    <style:style style:name="T392" style:parent-style-name="Absatz-Standardschriftart" style:family="text">
      <style:text-properties fo:color="#009DE0" fo:letter-spacing="-0.0006in"/>
    </style:style>
    <style:style style:name="P393" style:parent-style-name="Textkörper" style:family="paragraph">
      <style:paragraph-properties fo:margin-top="0.0534in" fo:line-height="0.152in">
        <style:tab-stops>
          <style:tab-stop style:type="left" style:position="0.0006in"/>
        </style:tab-stops>
      </style:paragraph-properties>
    </style:style>
    <style:style style:name="T394" style:parent-style-name="Absatz-Standardschriftart" style:family="text">
      <style:text-properties fo:letter-spacing="-0.0006in"/>
    </style:style>
    <style:style style:name="T395" style:parent-style-name="Absatz-Standardschriftart" style:family="text">
      <style:text-properties fo:letter-spacing="-0.002in"/>
    </style:style>
    <style:style style:name="T396" style:parent-style-name="Absatz-Standardschriftart" style:family="text">
      <style:text-properties fo:letter-spacing="-0.0006in"/>
    </style:style>
    <style:style style:name="T397" style:parent-style-name="Absatz-Standardschriftart" style:family="text">
      <style:text-properties fo:letter-spacing="-0.002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-0.002in"/>
    </style:style>
    <style:style style:name="T401" style:parent-style-name="Absatz-Standardschriftart" style:family="text">
      <style:text-properties fo:letter-spacing="-0.0006in"/>
    </style:style>
    <style:style style:name="T402" style:parent-style-name="Absatz-Standardschriftart" style:family="text">
      <style:text-properties fo:letter-spacing="0.0006in"/>
    </style:style>
    <style:style style:name="T403" style:parent-style-name="Absatz-Standardschriftart" style:family="text">
      <style:text-properties fo:letter-spacing="-0.0006in"/>
    </style:style>
    <style:style style:name="P40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2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13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2in"/>
    </style:style>
    <style:style style:name="T414" style:parent-style-name="Absatz-Standardschriftart" style:family="text">
      <style:text-properties fo:letter-spacing="-0.0006in"/>
    </style:style>
    <style:style style:name="T415" style:parent-style-name="Absatz-Standardschriftart" style:family="text">
      <style:text-properties fo:letter-spacing="-0.0013in"/>
    </style:style>
    <style:style style:name="P416" style:parent-style-name="Textkörper" style:family="paragraph">
      <style:paragraph-properties fo:margin-top="0.0027in" fo:line-height="0.143in" fo:margin-right="0.2277in" fo:text-indent="0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0.0006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13in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0.002in"/>
    </style:style>
    <style:style style:name="T423" style:parent-style-name="Absatz-Standardschriftart" style:family="text">
      <style:text-properties fo:letter-spacing="-0.0006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2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style:font-name="Times New Roman" fo:letter-spacing="0.059in"/>
    </style:style>
    <style:style style:name="T430" style:parent-style-name="Absatz-Standardschriftart" style:family="text">
      <style:text-properties fo:letter-spacing="-0.0006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433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44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4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42" style:parent-style-name="Standard" style:family="paragraph">
      <style:paragraph-properties fo:margin-top="0.0034in"/>
      <style:text-properties style:font-name="Arial" style:font-name-asian="Arial" style:font-name-complex="Arial" fo:font-size="9.5pt" style:font-size-asian="9.5pt" style:font-size-complex="9.5pt"/>
    </style:style>
    <style:style style:name="T443" style:parent-style-name="Absatz-Standardschriftart" style:family="text">
      <style:text-properties fo:color="#009DE0" fo:letter-spacing="-0.0013in"/>
    </style:style>
    <style:style style:name="T444" style:parent-style-name="Absatz-Standardschriftart" style:family="text">
      <style:text-properties fo:color="#009DE0" fo:letter-spacing="-0.0006in"/>
    </style:style>
    <style:style style:name="T445" style:parent-style-name="Absatz-Standardschriftart" style:family="text">
      <style:text-properties fo:color="#009DE0" fo:letter-spacing="-0.0013in"/>
    </style:style>
    <style:style style:name="T446" style:parent-style-name="Absatz-Standardschriftart" style:family="text">
      <style:text-properties fo:color="#009DE0" fo:letter-spacing="-0.0006in"/>
    </style:style>
    <style:style style:name="T447" style:parent-style-name="Absatz-Standardschriftart" style:family="text">
      <style:text-properties fo:color="#009DE0" fo:letter-spacing="-0.0013in"/>
    </style:style>
    <style:style style:name="T448" style:parent-style-name="Absatz-Standardschriftart" style:family="text">
      <style:text-properties fo:color="#009DE0" fo:letter-spacing="-0.0006in"/>
    </style:style>
    <style:style style:name="T449" style:parent-style-name="Absatz-Standardschriftart" style:family="text">
      <style:text-properties fo:color="#009DE0" fo:letter-spacing="-0.0013in"/>
    </style:style>
    <style:style style:name="T450" style:parent-style-name="Absatz-Standardschriftart" style:family="text">
      <style:text-properties fo:color="#009DE0" fo:letter-spacing="-0.0006in"/>
    </style:style>
    <style:style style:name="T451" style:parent-style-name="Absatz-Standardschriftart" style:family="text">
      <style:text-properties fo:color="#009DE0" fo:letter-spacing="-0.0013in"/>
    </style:style>
    <style:style style:name="T452" style:parent-style-name="Absatz-Standardschriftart" style:family="text">
      <style:text-properties fo:color="#009DE0"/>
    </style:style>
    <style:style style:name="T453" style:parent-style-name="Absatz-Standardschriftart" style:family="text">
      <style:text-properties fo:color="#009DE0" fo:letter-spacing="-0.0013in"/>
    </style:style>
    <style:style style:name="T454" style:parent-style-name="Absatz-Standardschriftart" style:family="text">
      <style:text-properties fo:color="#009DE0" fo:letter-spacing="-0.0006in"/>
    </style:style>
    <style:style style:name="P455" style:parent-style-name="Textkörper" style:family="paragraph">
      <style:paragraph-properties fo:margin-top="0.0534in">
        <style:tab-stops>
          <style:tab-stop style:type="left" style:position="0.0006in"/>
        </style:tab-stops>
      </style:paragraph-properties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2in"/>
    </style:style>
    <style:style style:name="T458" style:parent-style-name="Absatz-Standardschriftart" style:family="text">
      <style:text-properties fo:letter-spacing="-0.0013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0.0006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13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0.0041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-0.0006in"/>
    </style:style>
    <style:style style:name="T469" style:parent-style-name="Absatz-Standardschriftart" style:family="text">
      <style:text-properties fo:letter-spacing="-0.0013in"/>
    </style:style>
    <style:style style:name="T470" style:parent-style-name="Absatz-Standardschriftart" style:family="text">
      <style:text-properties fo:letter-spacing="-0.0013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13in"/>
    </style:style>
    <style:style style:name="T473" style:parent-style-name="Absatz-Standardschriftart" style:family="text">
      <style:text-properties fo:letter-spacing="-0.0006in"/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13in"/>
    </style:style>
    <style:style style:name="P476" style:parent-style-name="Textkörper" style:family="paragraph">
      <style:paragraph-properties fo:text-align="center" fo:line-height="0.1437in" fo:margin-left="0in" fo:margin-right="1.1472in" fo:text-indent="0in">
        <style:tab-stops/>
      </style:paragraph-properties>
    </style:style>
    <style:style style:name="T477" style:parent-style-name="Absatz-Standardschriftart" style:family="text">
      <style:text-properties style:font-name-complex="Arial"/>
    </style:style>
    <style:style style:name="T478" style:parent-style-name="Absatz-Standardschriftart" style:family="text">
      <style:text-properties style:font-name-complex="Arial" fo:letter-spacing="-0.0006in"/>
    </style:style>
    <style:style style:name="T479" style:parent-style-name="Absatz-Standardschriftart" style:family="text">
      <style:text-properties style:font-name-complex="Arial"/>
    </style:style>
    <style:style style:name="T480" style:parent-style-name="Absatz-Standardschriftart" style:family="text">
      <style:text-properties style:font-name-complex="Arial" fo:letter-spacing="-0.0006in"/>
    </style:style>
    <style:style style:name="T481" style:parent-style-name="Absatz-Standardschriftart" style:family="text">
      <style:text-properties style:font-name-complex="Arial"/>
    </style:style>
    <style:style style:name="T482" style:parent-style-name="Absatz-Standardschriftart" style:family="text">
      <style:text-properties style:font-name-complex="Arial" fo:letter-spacing="-0.0006in"/>
    </style:style>
    <style:style style:name="T483" style:parent-style-name="Absatz-Standardschriftart" style:family="text">
      <style:text-properties style:font-name-complex="Arial"/>
    </style:style>
    <style:style style:name="T484" style:parent-style-name="Absatz-Standardschriftart" style:family="text">
      <style:text-properties style:font-name-complex="Arial" fo:letter-spacing="-0.0006in"/>
    </style:style>
    <style:style style:name="T485" style:parent-style-name="Absatz-Standardschriftart" style:family="text">
      <style:text-properties style:font-name-complex="Arial"/>
    </style:style>
    <style:style style:name="T486" style:parent-style-name="Absatz-Standardschriftart" style:family="text">
      <style:text-properties style:font-name-complex="Arial" fo:letter-spacing="-0.0006in"/>
    </style:style>
    <style:style style:name="T487" style:parent-style-name="Absatz-Standardschriftart" style:family="text">
      <style:text-properties style:font-name-complex="Arial"/>
    </style:style>
    <style:style style:name="T488" style:parent-style-name="Absatz-Standardschriftart" style:family="text">
      <style:text-properties style:font-name-complex="Arial" fo:letter-spacing="-0.0006in"/>
    </style:style>
    <style:style style:name="T489" style:parent-style-name="Absatz-Standardschriftart" style:family="text">
      <style:text-properties style:font-name-complex="Arial" fo:letter-spacing="-0.0013in"/>
    </style:style>
    <style:style style:name="T490" style:parent-style-name="Absatz-Standardschriftart" style:family="text">
      <style:text-properties style:font-name-complex="Arial"/>
    </style:style>
    <style:style style:name="T491" style:parent-style-name="Absatz-Standardschriftart" style:family="text">
      <style:text-properties style:font-name-complex="Arial" fo:letter-spacing="-0.0013in"/>
    </style:style>
    <style:style style:name="T492" style:parent-style-name="Absatz-Standardschriftart" style:family="text">
      <style:text-properties style:font-name-complex="Arial" fo:letter-spacing="-0.0006in"/>
    </style:style>
    <style:style style:name="P493" style:parent-style-name="Textkörper" style:family="paragraph">
      <style:paragraph-properties fo:line-height="0.1437in" fo:margin-left="0.9138in" fo:text-indent="0in">
        <style:tab-stops/>
      </style:paragraph-properties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2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06in"/>
    </style:style>
    <style:style style:name="T500" style:parent-style-name="Absatz-Standardschriftart" style:family="text">
      <style:text-properties fo:letter-spacing="-0.002in"/>
    </style:style>
    <style:style style:name="T501" style:parent-style-name="Absatz-Standardschriftart" style:family="text">
      <style:text-properties fo:letter-spacing="-0.0006in"/>
    </style:style>
    <style:style style:name="T502" style:parent-style-name="Absatz-Standardschriftart" style:family="text">
      <style:text-properties fo:letter-spacing="-0.002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06in"/>
    </style:style>
    <style:style style:name="P50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507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508" style:parent-style-name="Absatz-Standardschriftart" style:family="text">
      <style:text-properties fo:color="#009DE0" fo:letter-spacing="-0.0006in"/>
    </style:style>
    <style:style style:name="T509" style:parent-style-name="Absatz-Standardschriftart" style:family="text">
      <style:text-properties fo:color="#009DE0" fo:letter-spacing="-0.0027in"/>
    </style:style>
    <style:style style:name="T510" style:parent-style-name="Absatz-Standardschriftart" style:family="text">
      <style:text-properties fo:color="#009DE0" fo:letter-spacing="-0.0006in"/>
    </style:style>
    <style:style style:name="P511" style:parent-style-name="Textkörper" style:family="paragraph">
      <style:paragraph-properties fo:margin-top="0.109in" fo:line-height="99%" fo:margin-left="0.9138in" fo:margin-right="0.1041in" fo:text-indent="0in">
        <style:tab-stops/>
      </style:paragraph-properties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13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0.002in"/>
    </style:style>
    <style:style style:name="T518" style:parent-style-name="Absatz-Standardschriftart" style:family="text">
      <style:text-properties fo:letter-spacing="-0.0013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13in"/>
    </style:style>
    <style:style style:name="T522" style:parent-style-name="Absatz-Standardschriftart" style:family="text">
      <style:text-properties fo:letter-spacing="-0.0006in"/>
    </style:style>
    <style:style style:name="T523" style:parent-style-name="Absatz-Standardschriftart" style:family="text">
      <style:text-properties fo:letter-spacing="-0.0013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-0.0013in"/>
    </style:style>
    <style:style style:name="T526" style:parent-style-name="Absatz-Standardschriftart" style:family="text">
      <style:text-properties fo:letter-spacing="-0.0006in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13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style:font-name="Times New Roman" fo:letter-spacing="0.0729in"/>
    </style:style>
    <style:style style:name="T532" style:parent-style-name="Absatz-Standardschriftart" style:family="text">
      <style:text-properties fo:letter-spacing="-0.0006in"/>
    </style:style>
    <style:style style:name="T533" style:parent-style-name="Absatz-Standardschriftart" style:family="text">
      <style:text-properties fo:letter-spacing="-0.0006in"/>
    </style:style>
    <style:style style:name="T534" style:parent-style-name="Absatz-Standardschriftart" style:family="text">
      <style:text-properties fo:letter-spacing="-0.0013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-0.0006in"/>
    </style:style>
    <style:style style:name="T537" style:parent-style-name="Absatz-Standardschriftart" style:family="text">
      <style:text-properties fo:letter-spacing="-0.0048in"/>
    </style:style>
    <style:style style:name="T538" style:parent-style-name="Absatz-Standardschriftart" style:family="text">
      <style:text-properties fo:letter-spacing="0.0006in"/>
    </style:style>
    <style:style style:name="T539" style:parent-style-name="Absatz-Standardschriftart" style:family="text">
      <style:text-properties fo:color="#3C6EA7" fo:letter-spacing="0.0006in" style:text-position="50% 100%" fo:font-size="6pt" style:font-size-asian="6pt"/>
    </style:style>
    <style:style style:name="T540" style:parent-style-name="Absatz-Standardschriftart" style:family="text">
      <style:text-properties fo:color="#3C6EA7" fo:letter-spacing="0.0097in" style:text-position="50% 100%" fo:font-size="6pt" style:font-size-asian="6pt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-0.0006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-0.0006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style:font-name="Times New Roman" fo:letter-spacing="0.0479in"/>
    </style:style>
    <style:style style:name="T549" style:parent-style-name="Absatz-Standardschriftart" style:family="text">
      <style:text-properties fo:letter-spacing="-0.0006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-0.0013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0.0006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34in"/>
    </style:style>
    <style:style style:name="T556" style:parent-style-name="Absatz-Standardschriftart" style:family="text">
      <style:text-properties fo:letter-spacing="-0.0006in"/>
    </style:style>
    <style:style style:name="P55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558" style:parent-style-name="Überschrift2" style:family="paragraph">
      <style:paragraph-properties fo:margin-top="0.1013in"/>
    </style:style>
    <style:style style:name="T559" style:parent-style-name="Absatz-Standardschriftart" style:family="text">
      <style:text-properties fo:color="#009DE0" fo:letter-spacing="-0.0013in"/>
    </style:style>
    <style:style style:name="T560" style:parent-style-name="Absatz-Standardschriftart" style:family="text">
      <style:text-properties fo:color="#009DE0" fo:letter-spacing="-0.0006in"/>
    </style:style>
    <style:style style:name="T561" style:parent-style-name="Absatz-Standardschriftart" style:family="text">
      <style:text-properties fo:color="#009DE0" fo:letter-spacing="-0.0013in"/>
    </style:style>
    <style:style style:name="T562" style:parent-style-name="Absatz-Standardschriftart" style:family="text">
      <style:text-properties fo:color="#009DE0" fo:letter-spacing="-0.0027in"/>
    </style:style>
    <style:style style:name="T563" style:parent-style-name="Absatz-Standardschriftart" style:family="text">
      <style:text-properties fo:color="#009DE0" fo:letter-spacing="-0.0006in"/>
    </style:style>
    <style:style style:name="P564" style:parent-style-name="Textkörper" style:family="paragraph">
      <style:paragraph-properties fo:margin-top="0.0548in">
        <style:tab-stops>
          <style:tab-stop style:type="left" style:position="0.0006in"/>
        </style:tab-stops>
      </style:paragraph-properties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2in"/>
    </style:style>
    <style:style style:name="T567" style:parent-style-name="Absatz-Standardschriftart" style:family="text">
      <style:text-properties fo:letter-spacing="-0.0006in"/>
    </style:style>
    <style:style style:name="T568" style:parent-style-name="Absatz-Standardschriftart" style:family="text">
      <style:text-properties fo:letter-spacing="-0.002in"/>
    </style:style>
    <style:style style:name="T569" style:parent-style-name="Absatz-Standardschriftart" style:family="text">
      <style:text-properties fo:letter-spacing="-0.002in"/>
    </style:style>
    <style:style style:name="T570" style:parent-style-name="Absatz-Standardschriftart" style:family="text">
      <style:text-properties fo:letter-spacing="-0.0013in"/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-0.0013in"/>
    </style:style>
    <style:style style:name="T573" style:parent-style-name="Absatz-Standardschriftart" style:family="text">
      <style:text-properties fo:letter-spacing="-0.0006in"/>
    </style:style>
    <style:style style:name="T574" style:parent-style-name="Absatz-Standardschriftart" style:family="text">
      <style:text-properties fo:letter-spacing="-0.002in"/>
    </style:style>
    <style:style style:name="T575" style:parent-style-name="Absatz-Standardschriftart" style:family="text">
      <style:text-properties fo:letter-spacing="-0.002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13in"/>
    </style:style>
    <style:style style:name="T578" style:parent-style-name="Absatz-Standardschriftart" style:family="text">
      <style:text-properties fo:letter-spacing="-0.0006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13in"/>
    </style:style>
    <style:style style:name="T581" style:parent-style-name="Absatz-Standardschriftart" style:family="text">
      <style:text-properties fo:letter-spacing="-0.0006in"/>
    </style:style>
    <style:style style:name="P582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583" style:parent-style-name="Überschrift2" style:family="paragraph">
      <style:paragraph-properties fo:margin-top="0.1in"/>
    </style:style>
    <style:style style:name="T584" style:parent-style-name="Absatz-Standardschriftart" style:family="text">
      <style:text-properties fo:color="#009DE0" fo:letter-spacing="-0.0013in"/>
    </style:style>
    <style:style style:name="T585" style:parent-style-name="Absatz-Standardschriftart" style:family="text">
      <style:text-properties fo:color="#009DE0" fo:letter-spacing="0.0006in"/>
    </style:style>
    <style:style style:name="T586" style:parent-style-name="Absatz-Standardschriftart" style:family="text">
      <style:text-properties fo:color="#009DE0" fo:letter-spacing="-0.0013in"/>
    </style:style>
    <style:style style:name="T587" style:parent-style-name="Absatz-Standardschriftart" style:family="text">
      <style:text-properties fo:color="#009DE0" fo:letter-spacing="-0.0006in"/>
    </style:style>
    <style:style style:name="T588" style:parent-style-name="Absatz-Standardschriftart" style:family="text">
      <style:text-properties fo:color="#009DE0" fo:letter-spacing="-0.0013in"/>
    </style:style>
    <style:style style:name="T589" style:parent-style-name="Absatz-Standardschriftart" style:family="text">
      <style:text-properties fo:color="#009DE0" fo:letter-spacing="-0.0006in"/>
    </style:style>
    <style:style style:name="T590" style:parent-style-name="Absatz-Standardschriftart" style:family="text">
      <style:text-properties fo:color="#009DE0" fo:letter-spacing="-0.0013in"/>
    </style:style>
    <style:style style:name="P591" style:parent-style-name="Textkörper" style:family="paragraph">
      <style:paragraph-properties fo:margin-top="0.0534in" fo:margin-right="0.1041in">
        <style:tab-stops>
          <style:tab-stop style:type="left" style:position="0.0006in"/>
        </style:tab-stops>
      </style:paragraph-properties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2in"/>
    </style:style>
    <style:style style:name="T594" style:parent-style-name="Absatz-Standardschriftart" style:family="text">
      <style:text-properties fo:letter-spacing="-0.0006in"/>
    </style:style>
    <style:style style:name="T595" style:parent-style-name="Absatz-Standardschriftart" style:family="text">
      <style:text-properties fo:letter-spacing="-0.0006in"/>
    </style:style>
    <style:style style:name="T596" style:parent-style-name="Absatz-Standardschriftart" style:family="text">
      <style:text-properties fo:letter-spacing="0.0027in"/>
    </style:style>
    <style:style style:name="T597" style:parent-style-name="Absatz-Standardschriftart" style:family="text">
      <style:text-properties fo:letter-spacing="-0.0006in"/>
    </style:style>
    <style:style style:name="T598" style:parent-style-name="Absatz-Standardschriftart" style:family="text">
      <style:text-properties fo:letter-spacing="-0.0013in"/>
    </style:style>
    <style:style style:name="T599" style:parent-style-name="Absatz-Standardschriftart" style:family="text">
      <style:text-properties fo:letter-spacing="-0.002in"/>
    </style:style>
    <style:style style:name="T600" style:parent-style-name="Absatz-Standardschriftart" style:family="text">
      <style:text-properties fo:letter-spacing="-0.0006in"/>
    </style:style>
    <style:style style:name="T601" style:parent-style-name="Absatz-Standardschriftart" style:family="text">
      <style:text-properties fo:letter-spacing="-0.002in"/>
    </style:style>
    <style:style style:name="T602" style:parent-style-name="Absatz-Standardschriftart" style:family="text">
      <style:text-properties fo:letter-spacing="-0.0006in"/>
    </style:style>
    <style:style style:name="T603" style:parent-style-name="Absatz-Standardschriftart" style:family="text">
      <style:text-properties fo:letter-spacing="-0.0013in"/>
    </style:style>
    <style:style style:name="T604" style:parent-style-name="Absatz-Standardschriftart" style:family="text">
      <style:text-properties fo:letter-spacing="-0.0006in"/>
    </style:style>
    <style:style style:name="T605" style:parent-style-name="Absatz-Standardschriftart" style:family="text">
      <style:text-properties style:font-name="Times New Roman" fo:letter-spacing="0.0673in"/>
    </style:style>
    <style:style style:name="T606" style:parent-style-name="Absatz-Standardschriftart" style:family="text">
      <style:text-properties fo:letter-spacing="-0.0006in"/>
    </style:style>
    <style:style style:name="T607" style:parent-style-name="Absatz-Standardschriftart" style:family="text">
      <style:text-properties fo:letter-spacing="-0.0006in"/>
    </style:style>
    <style:style style:name="T608" style:parent-style-name="Absatz-Standardschriftart" style:family="text">
      <style:text-properties fo:letter-spacing="-0.0006in"/>
    </style:style>
    <style:style style:name="T609" style:parent-style-name="Absatz-Standardschriftart" style:family="text">
      <style:text-properties fo:letter-spacing="0.0006in"/>
    </style:style>
    <style:style style:name="T610" style:parent-style-name="Absatz-Standardschriftart" style:family="text">
      <style:text-properties fo:letter-spacing="-0.0034in"/>
    </style:style>
    <style:style style:name="T611" style:parent-style-name="Absatz-Standardschriftart" style:family="text">
      <style:text-properties fo:letter-spacing="-0.0006in"/>
    </style:style>
    <style:style style:name="T612" style:parent-style-name="Absatz-Standardschriftart" style:family="text">
      <style:text-properties fo:letter-spacing="-0.0013in"/>
    </style:style>
    <style:style style:name="T613" style:parent-style-name="Absatz-Standardschriftart" style:family="text">
      <style:text-properties fo:letter-spacing="-0.0013in"/>
    </style:style>
    <style:style style:name="T614" style:parent-style-name="Absatz-Standardschriftart" style:family="text">
      <style:text-properties fo:letter-spacing="-0.0006in"/>
    </style:style>
    <style:style style:name="T615" style:parent-style-name="Absatz-Standardschriftart" style:family="text">
      <style:text-properties fo:letter-spacing="-0.0006in"/>
    </style:style>
    <style:style style:name="T616" style:parent-style-name="Absatz-Standardschriftart" style:family="text">
      <style:text-properties fo:letter-spacing="-0.0013in"/>
    </style:style>
    <style:style style:name="T617" style:parent-style-name="Absatz-Standardschriftart" style:family="text">
      <style:text-properties fo:letter-spacing="-0.0006in"/>
    </style:style>
    <style:style style:name="T618" style:parent-style-name="Absatz-Standardschriftart" style:family="text">
      <style:text-properties fo:letter-spacing="-0.0006in"/>
    </style:style>
    <style:style style:name="T619" style:parent-style-name="Absatz-Standardschriftart" style:family="text">
      <style:text-properties style:font-name="Times New Roman" fo:letter-spacing="0.0451in"/>
    </style:style>
    <style:style style:name="T620" style:parent-style-name="Absatz-Standardschriftart" style:family="text">
      <style:text-properties fo:letter-spacing="-0.002in"/>
    </style:style>
    <style:style style:name="T621" style:parent-style-name="Absatz-Standardschriftart" style:family="text">
      <style:text-properties fo:letter-spacing="-0.0006in"/>
    </style:style>
    <style:style style:name="T622" style:parent-style-name="Absatz-Standardschriftart" style:family="text">
      <style:text-properties fo:letter-spacing="-0.0013in"/>
    </style:style>
    <style:style style:name="T623" style:parent-style-name="Absatz-Standardschriftart" style:family="text">
      <style:text-properties fo:letter-spacing="-0.0006in"/>
    </style:style>
    <style:style style:name="T624" style:parent-style-name="Absatz-Standardschriftart" style:family="text">
      <style:text-properties fo:letter-spacing="-0.0006in"/>
    </style:style>
    <style:style style:name="T625" style:parent-style-name="Absatz-Standardschriftart" style:family="text">
      <style:text-properties fo:letter-spacing="-0.0013in"/>
    </style:style>
    <style:style style:name="T626" style:parent-style-name="Absatz-Standardschriftart" style:family="text">
      <style:text-properties fo:letter-spacing="-0.0006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06in"/>
    </style:style>
    <style:style style:name="T629" style:parent-style-name="Absatz-Standardschriftart" style:family="text">
      <style:text-properties fo:letter-spacing="-0.0013in"/>
    </style:style>
    <style:style style:name="T630" style:parent-style-name="Absatz-Standardschriftart" style:family="text">
      <style:text-properties fo:letter-spacing="-0.0013in"/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-0.0006in"/>
    </style:style>
    <style:style style:name="T633" style:parent-style-name="Absatz-Standardschriftart" style:family="text">
      <style:text-properties fo:letter-spacing="-0.0013in"/>
    </style:style>
    <style:style style:name="T634" style:parent-style-name="Absatz-Standardschriftart" style:family="text">
      <style:text-properties fo:letter-spacing="-0.0006in"/>
    </style:style>
    <style:style style:name="T635" style:parent-style-name="Absatz-Standardschriftart" style:family="text">
      <style:text-properties fo:letter-spacing="-0.0013in"/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-0.0013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0.0027in"/>
    </style:style>
    <style:style style:name="T640" style:parent-style-name="Absatz-Standardschriftart" style:family="text">
      <style:text-properties style:font-name="Times New Roman" fo:letter-spacing="0.0534in"/>
    </style:style>
    <style:style style:name="T641" style:parent-style-name="Absatz-Standardschriftart" style:family="text">
      <style:text-properties fo:letter-spacing="-0.0006in"/>
    </style:style>
    <style:style style:name="T642" style:parent-style-name="Absatz-Standardschriftart" style:family="text">
      <style:text-properties fo:letter-spacing="-0.0013in"/>
    </style:style>
    <style:style style:name="T643" style:parent-style-name="Absatz-Standardschriftart" style:family="text">
      <style:text-properties fo:letter-spacing="-0.0006in"/>
    </style:style>
    <style:style style:name="T644" style:parent-style-name="Absatz-Standardschriftart" style:family="text">
      <style:text-properties fo:letter-spacing="-0.0013in"/>
    </style:style>
    <style:style style:name="T645" style:parent-style-name="Absatz-Standardschriftart" style:family="text">
      <style:text-properties fo:letter-spacing="-0.0013in"/>
    </style:style>
    <style:style style:name="T646" style:parent-style-name="Absatz-Standardschriftart" style:family="text">
      <style:text-properties fo:letter-spacing="-0.0006in"/>
    </style:style>
    <style:style style:name="T647" style:parent-style-name="Absatz-Standardschriftart" style:family="text">
      <style:text-properties fo:letter-spacing="-0.0006in"/>
    </style:style>
    <style:style style:name="T648" style:parent-style-name="Absatz-Standardschriftart" style:family="text">
      <style:text-properties fo:letter-spacing="-0.002in"/>
    </style:style>
    <style:style style:name="T649" style:parent-style-name="Absatz-Standardschriftart" style:family="text">
      <style:text-properties fo:letter-spacing="-0.0006in"/>
    </style:style>
    <style:style style:name="T650" style:parent-style-name="Absatz-Standardschriftart" style:family="text">
      <style:text-properties fo:letter-spacing="-0.0013in"/>
    </style:style>
    <style:style style:name="T651" style:parent-style-name="Absatz-Standardschriftart" style:family="text">
      <style:text-properties fo:letter-spacing="-0.0013in"/>
    </style:style>
    <style:style style:name="T652" style:parent-style-name="Absatz-Standardschriftart" style:family="text">
      <style:text-properties fo:letter-spacing="-0.0006in"/>
    </style:style>
    <style:style style:name="T653" style:parent-style-name="Absatz-Standardschriftart" style:family="text">
      <style:text-properties fo:letter-spacing="-0.0006in"/>
    </style:style>
    <style:style style:name="T654" style:parent-style-name="Absatz-Standardschriftart" style:family="text">
      <style:text-properties fo:letter-spacing="-0.0013in"/>
    </style:style>
    <style:style style:name="T655" style:parent-style-name="Absatz-Standardschriftart" style:family="text">
      <style:text-properties fo:letter-spacing="-0.0006in"/>
    </style:style>
    <style:style style:name="T656" style:parent-style-name="Absatz-Standardschriftart" style:family="text">
      <style:text-properties fo:letter-spacing="-0.0006in"/>
    </style:style>
    <style:style style:name="T657" style:parent-style-name="Absatz-Standardschriftart" style:family="text">
      <style:text-properties style:font-name="Times New Roman" fo:letter-spacing="0.0659in"/>
    </style:style>
    <style:style style:name="T658" style:parent-style-name="Absatz-Standardschriftart" style:family="text">
      <style:text-properties fo:letter-spacing="-0.0013in"/>
    </style:style>
    <style:style style:name="T659" style:parent-style-name="Absatz-Standardschriftart" style:family="text">
      <style:text-properties fo:letter-spacing="-0.0006in"/>
    </style:style>
    <style:style style:name="P660" style:parent-style-name="Textkörper" style:family="paragraph">
      <style:paragraph-properties fo:margin-top="0.0006in" fo:line-height="0.152in">
        <style:tab-stops>
          <style:tab-stop style:type="left" style:position="0.0006in"/>
        </style:tab-stops>
      </style:paragraph-properties>
    </style:style>
    <style:style style:name="T661" style:parent-style-name="Absatz-Standardschriftart" style:family="text">
      <style:text-properties fo:letter-spacing="-0.0006in"/>
    </style:style>
    <style:style style:name="T662" style:parent-style-name="Absatz-Standardschriftart" style:family="text">
      <style:text-properties fo:letter-spacing="-0.0013in"/>
    </style:style>
    <style:style style:name="T663" style:parent-style-name="Absatz-Standardschriftart" style:family="text">
      <style:text-properties fo:letter-spacing="-0.0006in"/>
    </style:style>
    <style:style style:name="T664" style:parent-style-name="Absatz-Standardschriftart" style:family="text">
      <style:text-properties fo:letter-spacing="-0.0006in"/>
    </style:style>
    <style:style style:name="T665" style:parent-style-name="Absatz-Standardschriftart" style:family="text">
      <style:text-properties fo:letter-spacing="-0.002in"/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fo:letter-spacing="-0.0006in"/>
    </style:style>
    <style:style style:name="T668" style:parent-style-name="Absatz-Standardschriftart" style:family="text">
      <style:text-properties fo:letter-spacing="-0.0013in"/>
    </style:style>
    <style:style style:name="T669" style:parent-style-name="Absatz-Standardschriftart" style:family="text">
      <style:text-properties fo:color="#3C6EA7" style:text-position="50% 100%" fo:font-size="6pt" style:font-size-asian="6pt"/>
    </style:style>
    <style:style style:name="P670" style:parent-style-name="Textkörper" style:family="paragraph">
      <style:paragraph-properties fo:margin-right="0.1041in">
        <style:tab-stops>
          <style:tab-stop style:type="left" style:position="0.0006in"/>
        </style:tab-stops>
      </style:paragraph-properties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-0.0013in"/>
    </style:style>
    <style:style style:name="T673" style:parent-style-name="Absatz-Standardschriftart" style:family="text">
      <style:text-properties fo:letter-spacing="-0.0006in"/>
    </style:style>
    <style:style style:name="T674" style:parent-style-name="Absatz-Standardschriftart" style:family="text">
      <style:text-properties fo:letter-spacing="-0.0013in"/>
    </style:style>
    <style:style style:name="T675" style:parent-style-name="Absatz-Standardschriftart" style:family="text">
      <style:text-properties fo:letter-spacing="-0.0006in"/>
    </style:style>
    <style:style style:name="T676" style:parent-style-name="Absatz-Standardschriftart" style:family="text">
      <style:text-properties fo:letter-spacing="-0.0006in"/>
    </style:style>
    <style:style style:name="T677" style:parent-style-name="Absatz-Standardschriftart" style:family="text">
      <style:text-properties fo:letter-spacing="-0.002in"/>
    </style:style>
    <style:style style:name="T678" style:parent-style-name="Absatz-Standardschriftart" style:family="text">
      <style:text-properties fo:letter-spacing="-0.0013in"/>
    </style:style>
    <style:style style:name="T679" style:parent-style-name="Absatz-Standardschriftart" style:family="text">
      <style:text-properties fo:letter-spacing="-0.002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-0.0013in"/>
    </style:style>
    <style:style style:name="T682" style:parent-style-name="Absatz-Standardschriftart" style:family="text">
      <style:text-properties fo:letter-spacing="-0.002in"/>
    </style:style>
    <style:style style:name="T683" style:parent-style-name="Absatz-Standardschriftart" style:family="text">
      <style:text-properties fo:letter-spacing="-0.0013in"/>
    </style:style>
    <style:style style:name="T684" style:parent-style-name="Absatz-Standardschriftart" style:family="text">
      <style:text-properties fo:letter-spacing="-0.0006in"/>
    </style:style>
    <style:style style:name="T685" style:parent-style-name="Absatz-Standardschriftart" style:family="text">
      <style:text-properties fo:letter-spacing="-0.002in"/>
    </style:style>
    <style:style style:name="T686" style:parent-style-name="Absatz-Standardschriftart" style:family="text">
      <style:text-properties fo:letter-spacing="-0.0006in"/>
    </style:style>
    <style:style style:name="T687" style:parent-style-name="Absatz-Standardschriftart" style:family="text">
      <style:text-properties fo:letter-spacing="-0.0013in"/>
    </style:style>
    <style:style style:name="T688" style:parent-style-name="Absatz-Standardschriftart" style:family="text">
      <style:text-properties fo:letter-spacing="-0.0006in"/>
    </style:style>
    <style:style style:name="T689" style:parent-style-name="Absatz-Standardschriftart" style:family="text">
      <style:text-properties fo:letter-spacing="-0.002in"/>
    </style:style>
    <style:style style:name="T690" style:parent-style-name="Absatz-Standardschriftart" style:family="text">
      <style:text-properties fo:letter-spacing="-0.0006in"/>
    </style:style>
    <style:style style:name="T691" style:parent-style-name="Absatz-Standardschriftart" style:family="text">
      <style:text-properties style:font-name="Times New Roman" fo:letter-spacing="0.0493in"/>
    </style:style>
    <style:style style:name="T692" style:parent-style-name="Absatz-Standardschriftart" style:family="text">
      <style:text-properties fo:letter-spacing="-0.0006in"/>
    </style:style>
    <style:style style:name="T693" style:parent-style-name="Absatz-Standardschriftart" style:family="text">
      <style:text-properties fo:letter-spacing="-0.0027in"/>
    </style:style>
    <style:style style:name="T694" style:parent-style-name="Absatz-Standardschriftart" style:family="text">
      <style:text-properties fo:letter-spacing="-0.0006in"/>
    </style:style>
    <style:style style:name="T695" style:parent-style-name="Absatz-Standardschriftart" style:family="text">
      <style:text-properties fo:letter-spacing="-0.0027in"/>
    </style:style>
    <style:style style:name="T696" style:parent-style-name="Absatz-Standardschriftart" style:family="text">
      <style:text-properties fo:letter-spacing="-0.0006in"/>
    </style:style>
    <style:style style:name="T697" style:parent-style-name="Absatz-Standardschriftart" style:family="text">
      <style:text-properties fo:letter-spacing="-0.002in"/>
    </style:style>
    <style:style style:name="T698" style:parent-style-name="Absatz-Standardschriftart" style:family="text">
      <style:text-properties fo:letter-spacing="-0.0006in"/>
    </style:style>
    <style:style style:name="T699" style:parent-style-name="Absatz-Standardschriftart" style:family="text">
      <style:text-properties fo:letter-spacing="-0.0013in"/>
    </style:style>
    <style:style style:name="T700" style:parent-style-name="Absatz-Standardschriftart" style:family="text">
      <style:text-properties fo:letter-spacing="-0.0006in"/>
    </style:style>
    <style:style style:name="T701" style:parent-style-name="Absatz-Standardschriftart" style:family="text">
      <style:text-properties fo:letter-spacing="-0.0013in"/>
    </style:style>
    <style:style style:name="T702" style:parent-style-name="Absatz-Standardschriftart" style:family="text">
      <style:text-properties fo:letter-spacing="-0.0006in"/>
    </style:style>
    <style:style style:name="T703" style:parent-style-name="Absatz-Standardschriftart" style:family="text">
      <style:text-properties fo:letter-spacing="-0.0013in"/>
    </style:style>
    <style:style style:name="T704" style:parent-style-name="Absatz-Standardschriftart" style:family="text">
      <style:text-properties fo:letter-spacing="-0.0006in"/>
    </style:style>
    <style:style style:name="T705" style:parent-style-name="Absatz-Standardschriftart" style:family="text">
      <style:text-properties style:font-name="Times New Roman" fo:letter-spacing="0.0784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06in"/>
    </style:style>
    <style:style style:name="T708" style:parent-style-name="Absatz-Standardschriftart" style:family="text">
      <style:text-properties fo:letter-spacing="-0.0006in"/>
    </style:style>
    <style:style style:name="T709" style:parent-style-name="Absatz-Standardschriftart" style:family="text">
      <style:text-properties fo:letter-spacing="-0.0013in"/>
    </style:style>
    <style:style style:name="T710" style:parent-style-name="Absatz-Standardschriftart" style:family="text">
      <style:text-properties fo:letter-spacing="-0.0006in"/>
    </style:style>
    <style:style style:name="P711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712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713" style:parent-style-name="Absatz-Standardschriftart" style:family="text">
      <style:text-properties fo:color="#009DE0" fo:letter-spacing="-0.0006in"/>
    </style:style>
    <style:style style:name="P714" style:parent-style-name="Textkörper" style:family="paragraph">
      <style:paragraph-properties fo:margin-top="0.1083in" fo:margin-left="0.9138in" fo:margin-right="0.1243in" fo:text-indent="0in">
        <style:tab-stops/>
      </style:paragraph-properties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-0.002in"/>
    </style:style>
    <style:style style:name="T717" style:parent-style-name="Absatz-Standardschriftart" style:family="text">
      <style:text-properties fo:letter-spacing="-0.0006in"/>
    </style:style>
    <style:style style:name="T718" style:parent-style-name="Absatz-Standardschriftart" style:family="text">
      <style:text-properties fo:letter-spacing="-0.002in"/>
    </style:style>
    <style:style style:name="T719" style:parent-style-name="Absatz-Standardschriftart" style:family="text">
      <style:text-properties fo:letter-spacing="-0.0006in"/>
    </style:style>
    <style:style style:name="T720" style:parent-style-name="Absatz-Standardschriftart" style:family="text">
      <style:text-properties fo:letter-spacing="-0.0006in"/>
    </style:style>
    <style:style style:name="T721" style:parent-style-name="Absatz-Standardschriftart" style:family="text">
      <style:text-properties fo:letter-spacing="-0.002in"/>
    </style:style>
    <style:style style:name="T722" style:parent-style-name="Absatz-Standardschriftart" style:family="text">
      <style:text-properties fo:letter-spacing="-0.0006in"/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fo:letter-spacing="-0.0013in"/>
    </style:style>
    <style:style style:name="T725" style:parent-style-name="Absatz-Standardschriftart" style:family="text">
      <style:text-properties fo:letter-spacing="-0.002in"/>
    </style:style>
    <style:style style:name="T726" style:parent-style-name="Absatz-Standardschriftart" style:family="text">
      <style:text-properties fo:letter-spacing="-0.0006in"/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style:font-name="Times New Roman" fo:letter-spacing="0.0645in" style:text-scale="99%"/>
    </style:style>
    <style:style style:name="T729" style:parent-style-name="Absatz-Standardschriftart" style:family="text">
      <style:text-properties fo:letter-spacing="-0.0006in"/>
    </style:style>
    <style:style style:name="T730" style:parent-style-name="Absatz-Standardschriftart" style:family="text">
      <style:text-properties fo:letter-spacing="-0.0006in"/>
    </style:style>
    <style:style style:name="T731" style:parent-style-name="Absatz-Standardschriftart" style:family="text">
      <style:text-properties fo:letter-spacing="-0.0006in"/>
    </style:style>
    <style:style style:name="T732" style:parent-style-name="Absatz-Standardschriftart" style:family="text">
      <style:text-properties fo:letter-spacing="-0.0027in"/>
    </style:style>
    <style:style style:name="T733" style:parent-style-name="Absatz-Standardschriftart" style:family="text">
      <style:text-properties fo:letter-spacing="-0.0006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-0.0027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-0.0006in"/>
    </style:style>
    <style:style style:name="T738" style:parent-style-name="Absatz-Standardschriftart" style:family="text">
      <style:text-properties fo:letter-spacing="-0.0013in"/>
    </style:style>
    <style:style style:name="T739" style:parent-style-name="Absatz-Standardschriftart" style:family="text">
      <style:text-properties fo:letter-spacing="-0.0006in"/>
    </style:style>
    <style:style style:name="T740" style:parent-style-name="Absatz-Standardschriftart" style:family="text">
      <style:text-properties fo:letter-spacing="-0.0013in"/>
    </style:style>
    <style:style style:name="T741" style:parent-style-name="Absatz-Standardschriftart" style:family="text">
      <style:text-properties style:font-name="Times New Roman" fo:letter-spacing="0.0618in"/>
    </style:style>
    <style:style style:name="T742" style:parent-style-name="Absatz-Standardschriftart" style:family="text">
      <style:text-properties fo:letter-spacing="-0.0006in"/>
    </style:style>
    <style:style style:name="T743" style:parent-style-name="Absatz-Standardschriftart" style:family="text">
      <style:text-properties fo:letter-spacing="-0.0013in"/>
    </style:style>
    <style:style style:name="T744" style:parent-style-name="Absatz-Standardschriftart" style:family="text">
      <style:text-properties fo:letter-spacing="-0.0006in"/>
    </style:style>
    <style:style style:name="T745" style:parent-style-name="Absatz-Standardschriftart" style:family="text">
      <style:text-properties fo:letter-spacing="0.0006in"/>
    </style:style>
    <style:style style:name="T746" style:parent-style-name="Absatz-Standardschriftart" style:family="text">
      <style:text-properties fo:letter-spacing="-0.0006in"/>
    </style:style>
    <style:style style:name="T747" style:parent-style-name="Absatz-Standardschriftart" style:family="text">
      <style:text-properties fo:letter-spacing="-0.0006in"/>
    </style:style>
    <style:style style:name="T748" style:parent-style-name="Absatz-Standardschriftart" style:family="text">
      <style:text-properties fo:letter-spacing="-0.0006in"/>
    </style:style>
    <style:style style:name="T749" style:parent-style-name="Absatz-Standardschriftart" style:family="text">
      <style:text-properties fo:letter-spacing="-0.0006in"/>
    </style:style>
    <style:style style:name="T750" style:parent-style-name="Absatz-Standardschriftart" style:family="text">
      <style:text-properties fo:letter-spacing="-0.0013in"/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-0.0006in"/>
    </style:style>
    <style:style style:name="T753" style:parent-style-name="Absatz-Standardschriftart" style:family="text">
      <style:text-properties fo:letter-spacing="-0.002in"/>
    </style:style>
    <style:style style:name="T754" style:parent-style-name="Absatz-Standardschriftart" style:family="text">
      <style:text-properties fo:letter-spacing="-0.0013in"/>
    </style:style>
    <style:style style:name="T755" style:parent-style-name="Absatz-Standardschriftart" style:family="text">
      <style:text-properties fo:letter-spacing="-0.0006in"/>
    </style:style>
    <style:style style:name="T756" style:parent-style-name="Absatz-Standardschriftart" style:family="text">
      <style:text-properties fo:letter-spacing="-0.0006in"/>
    </style:style>
    <style:style style:name="T757" style:parent-style-name="Absatz-Standardschriftart" style:family="text">
      <style:text-properties style:font-name="Times New Roman" fo:letter-spacing="0.0701in"/>
    </style:style>
    <style:style style:name="T758" style:parent-style-name="Absatz-Standardschriftart" style:family="text">
      <style:text-properties fo:color="#3C6EA7" style:text-position="50% 100%" fo:font-size="6pt" style:font-size-asian="6pt"/>
    </style:style>
    <style:style style:name="P759" style:parent-style-name="Standard" style:family="paragraph">
      <style:paragraph-properties fo:margin-top="0.002in"/>
      <style:text-properties style:font-name="Arial" style:font-name-asian="Arial" style:font-name-complex="Arial" fo:font-size="12pt" style:font-size-asian="12pt" style:font-size-complex="12pt"/>
    </style:style>
    <style:style style:name="T760" style:parent-style-name="Absatz-Standardschriftart" style:family="text">
      <style:text-properties fo:color="#009DE0" fo:letter-spacing="-0.0013in"/>
    </style:style>
    <style:style style:name="P761" style:parent-style-name="Textkörper" style:family="paragraph">
      <style:paragraph-properties fo:margin-top="0.0534in" fo:line-height="99%" fo:margin-left="0.9138in" fo:margin-right="0.1243in" fo:text-indent="0in">
        <style:tab-stops/>
      </style:paragraph-properties>
    </style:style>
    <style:style style:name="T762" style:parent-style-name="Absatz-Standardschriftart" style:family="text">
      <style:text-properties fo:letter-spacing="-0.0006in"/>
    </style:style>
    <style:style style:name="T763" style:parent-style-name="Absatz-Standardschriftart" style:family="text">
      <style:text-properties fo:letter-spacing="-0.0013in"/>
    </style:style>
    <style:style style:name="T764" style:parent-style-name="Absatz-Standardschriftart" style:family="text">
      <style:text-properties fo:letter-spacing="-0.0006in"/>
    </style:style>
    <style:style style:name="T765" style:parent-style-name="Absatz-Standardschriftart" style:family="text">
      <style:text-properties fo:letter-spacing="-0.0013in"/>
    </style:style>
    <style:style style:name="T766" style:parent-style-name="Absatz-Standardschriftart" style:family="text">
      <style:text-properties fo:letter-spacing="-0.0006in"/>
    </style:style>
    <style:style style:name="T767" style:parent-style-name="Absatz-Standardschriftart" style:family="text">
      <style:text-properties fo:letter-spacing="-0.0013in"/>
    </style:style>
    <style:style style:name="T768" style:parent-style-name="Absatz-Standardschriftart" style:family="text">
      <style:text-properties fo:letter-spacing="-0.0013in"/>
    </style:style>
    <style:style style:name="T769" style:parent-style-name="Absatz-Standardschriftart" style:family="text">
      <style:text-properties fo:letter-spacing="-0.0006in"/>
    </style:style>
    <style:style style:name="T770" style:parent-style-name="Absatz-Standardschriftart" style:family="text">
      <style:text-properties fo:letter-spacing="-0.0013in"/>
    </style:style>
    <style:style style:name="T771" style:parent-style-name="Absatz-Standardschriftart" style:family="text">
      <style:text-properties fo:letter-spacing="-0.0006in"/>
    </style:style>
    <style:style style:name="T772" style:parent-style-name="Absatz-Standardschriftart" style:family="text">
      <style:text-properties fo:letter-spacing="-0.0006in"/>
    </style:style>
    <style:style style:name="T773" style:parent-style-name="Absatz-Standardschriftart" style:family="text">
      <style:text-properties fo:letter-spacing="-0.002in"/>
    </style:style>
    <style:style style:name="T774" style:parent-style-name="Absatz-Standardschriftart" style:family="text">
      <style:text-properties fo:letter-spacing="-0.0006in"/>
    </style:style>
    <style:style style:name="T775" style:parent-style-name="Absatz-Standardschriftart" style:family="text">
      <style:text-properties style:font-name="Times New Roman" fo:letter-spacing="0.0659in"/>
    </style:style>
    <style:style style:name="T776" style:parent-style-name="Absatz-Standardschriftart" style:family="text">
      <style:text-properties fo:letter-spacing="-0.0006in"/>
    </style:style>
    <style:style style:name="T777" style:parent-style-name="Absatz-Standardschriftart" style:family="text">
      <style:text-properties fo:letter-spacing="-0.0006in"/>
    </style:style>
    <style:style style:name="T778" style:parent-style-name="Absatz-Standardschriftart" style:family="text">
      <style:text-properties fo:letter-spacing="-0.0013in"/>
    </style:style>
    <style:style style:name="T779" style:parent-style-name="Absatz-Standardschriftart" style:family="text">
      <style:text-properties fo:letter-spacing="-0.0006in"/>
    </style:style>
    <style:style style:name="T780" style:parent-style-name="Absatz-Standardschriftart" style:family="text">
      <style:text-properties fo:letter-spacing="-0.002in"/>
    </style:style>
    <style:style style:name="T781" style:parent-style-name="Absatz-Standardschriftart" style:family="text">
      <style:text-properties fo:letter-spacing="-0.0006in"/>
    </style:style>
    <style:style style:name="T782" style:parent-style-name="Absatz-Standardschriftart" style:family="text">
      <style:text-properties fo:letter-spacing="-0.0013in"/>
    </style:style>
    <style:style style:name="T783" style:parent-style-name="Absatz-Standardschriftart" style:family="text">
      <style:text-properties fo:letter-spacing="-0.0006in"/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style:font-name="Times New Roman" fo:letter-spacing="0.0631in" style:text-scale="99%"/>
    </style:style>
    <style:style style:name="T786" style:parent-style-name="Absatz-Standardschriftart" style:family="text">
      <style:text-properties fo:letter-spacing="-0.0006in"/>
    </style:style>
    <style:style style:name="T787" style:parent-style-name="Absatz-Standardschriftart" style:family="text">
      <style:text-properties fo:letter-spacing="-0.0006in"/>
    </style:style>
    <style:style style:name="T788" style:parent-style-name="Absatz-Standardschriftart" style:family="text">
      <style:text-properties fo:letter-spacing="-0.002in"/>
    </style:style>
    <style:style style:name="T789" style:parent-style-name="Absatz-Standardschriftart" style:family="text">
      <style:text-properties fo:letter-spacing="-0.0006in"/>
    </style:style>
    <style:style style:name="T790" style:parent-style-name="Absatz-Standardschriftart" style:family="text">
      <style:text-properties fo:letter-spacing="-0.0013in"/>
    </style:style>
    <style:style style:name="T791" style:parent-style-name="Absatz-Standardschriftart" style:family="text">
      <style:text-properties fo:letter-spacing="-0.0006in"/>
    </style:style>
    <style:style style:name="T792" style:parent-style-name="Absatz-Standardschriftart" style:family="text">
      <style:text-properties fo:letter-spacing="-0.0013in"/>
    </style:style>
    <style:style style:name="T793" style:parent-style-name="Absatz-Standardschriftart" style:family="text">
      <style:text-properties fo:letter-spacing="-0.0006in"/>
    </style:style>
    <style:style style:name="T794" style:parent-style-name="Absatz-Standardschriftart" style:family="text">
      <style:text-properties fo:letter-spacing="-0.0006in"/>
    </style:style>
    <style:style style:name="T795" style:parent-style-name="Absatz-Standardschriftart" style:family="text">
      <style:text-properties fo:letter-spacing="-0.002in"/>
    </style:style>
    <style:style style:name="T796" style:parent-style-name="Absatz-Standardschriftart" style:family="text">
      <style:text-properties fo:letter-spacing="-0.0006in"/>
    </style:style>
    <style:style style:name="T797" style:parent-style-name="Absatz-Standardschriftart" style:family="text">
      <style:text-properties fo:letter-spacing="-0.0013in"/>
    </style:style>
    <style:style style:name="T798" style:parent-style-name="Absatz-Standardschriftart" style:family="text">
      <style:text-properties fo:letter-spacing="-0.0006in"/>
    </style:style>
    <style:style style:name="T799" style:parent-style-name="Absatz-Standardschriftart" style:family="text">
      <style:text-properties fo:letter-spacing="-0.0006in"/>
    </style:style>
    <style:style style:name="T800" style:parent-style-name="Absatz-Standardschriftart" style:family="text">
      <style:text-properties fo:letter-spacing="-0.0006in"/>
    </style:style>
    <style:style style:name="T801" style:parent-style-name="Absatz-Standardschriftart" style:family="text">
      <style:text-properties fo:letter-spacing="-0.0006in"/>
    </style:style>
    <style:style style:name="T802" style:parent-style-name="Absatz-Standardschriftart" style:family="text">
      <style:text-properties fo:letter-spacing="-0.0013in"/>
    </style:style>
    <style:style style:name="T803" style:parent-style-name="Absatz-Standardschriftart" style:family="text">
      <style:text-properties fo:letter-spacing="-0.0006in"/>
    </style:style>
    <style:style style:name="T804" style:parent-style-name="Absatz-Standardschriftart" style:family="text">
      <style:text-properties style:font-name="Times New Roman" fo:letter-spacing="0.0604in" style:text-scale="99%"/>
    </style:style>
    <style:style style:name="T805" style:parent-style-name="Absatz-Standardschriftart" style:family="text">
      <style:text-properties fo:letter-spacing="-0.0006in"/>
    </style:style>
    <style:style style:name="T806" style:parent-style-name="Absatz-Standardschriftart" style:family="text">
      <style:text-properties fo:letter-spacing="-0.002in"/>
    </style:style>
    <style:style style:name="T807" style:parent-style-name="Absatz-Standardschriftart" style:family="text">
      <style:text-properties fo:letter-spacing="-0.0006in"/>
    </style:style>
    <style:style style:name="T808" style:parent-style-name="Absatz-Standardschriftart" style:family="text">
      <style:text-properties fo:letter-spacing="-0.0013in"/>
    </style:style>
    <style:style style:name="T809" style:parent-style-name="Absatz-Standardschriftart" style:family="text">
      <style:text-properties fo:letter-spacing="-0.0006in"/>
    </style:style>
    <style:style style:name="T810" style:parent-style-name="Absatz-Standardschriftart" style:family="text">
      <style:text-properties fo:letter-spacing="-0.0006in"/>
    </style:style>
    <style:style style:name="T811" style:parent-style-name="Absatz-Standardschriftart" style:family="text">
      <style:text-properties fo:letter-spacing="-0.0013in"/>
    </style:style>
    <style:style style:name="T812" style:parent-style-name="Absatz-Standardschriftart" style:family="text">
      <style:text-properties fo:letter-spacing="-0.0006in"/>
    </style:style>
    <style:style style:name="T813" style:parent-style-name="Absatz-Standardschriftart" style:family="text">
      <style:text-properties fo:letter-spacing="-0.0006in"/>
    </style:style>
    <style:style style:name="T814" style:parent-style-name="Absatz-Standardschriftart" style:family="text">
      <style:text-properties fo:letter-spacing="-0.002in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-0.002in"/>
    </style:style>
    <style:style style:name="T817" style:parent-style-name="Absatz-Standardschriftart" style:family="text">
      <style:text-properties fo:letter-spacing="0.002in"/>
    </style:style>
    <style:style style:name="T818" style:parent-style-name="Absatz-Standardschriftart" style:family="text">
      <style:text-properties fo:letter-spacing="-0.0006in"/>
    </style:style>
    <style:style style:name="T819" style:parent-style-name="Absatz-Standardschriftart" style:family="text">
      <style:text-properties fo:letter-spacing="-0.0013in"/>
    </style:style>
    <style:style style:name="T820" style:parent-style-name="Absatz-Standardschriftart" style:family="text">
      <style:text-properties fo:letter-spacing="-0.0027in"/>
    </style:style>
    <style:style style:name="T821" style:parent-style-name="Absatz-Standardschriftart" style:family="text">
      <style:text-properties fo:letter-spacing="0.0013in"/>
    </style:style>
    <style:style style:name="T822" style:parent-style-name="Absatz-Standardschriftart" style:family="text">
      <style:text-properties fo:letter-spacing="-0.0034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06in"/>
    </style:style>
    <style:style style:name="T825" style:parent-style-name="Absatz-Standardschriftart" style:family="text">
      <style:text-properties style:font-name="Times New Roman" fo:letter-spacing="0.059in" style:text-scale="99%"/>
    </style:style>
    <style:style style:name="T826" style:parent-style-name="Absatz-Standardschriftart" style:family="text">
      <style:text-properties fo:letter-spacing="-0.0006in"/>
    </style:style>
    <style:style style:name="T827" style:parent-style-name="Absatz-Standardschriftart" style:family="text">
      <style:text-properties fo:letter-spacing="-0.002in"/>
    </style:style>
    <style:style style:name="T828" style:parent-style-name="Absatz-Standardschriftart" style:family="text">
      <style:text-properties fo:letter-spacing="-0.0006in"/>
    </style:style>
    <style:style style:name="T829" style:parent-style-name="Absatz-Standardschriftart" style:family="text">
      <style:text-properties fo:letter-spacing="-0.0013in"/>
    </style:style>
    <style:style style:name="T830" style:parent-style-name="Absatz-Standardschriftart" style:family="text">
      <style:text-properties fo:letter-spacing="-0.0006in"/>
    </style:style>
    <style:style style:name="T831" style:parent-style-name="Absatz-Standardschriftart" style:family="text">
      <style:text-properties fo:letter-spacing="-0.0013in"/>
    </style:style>
    <style:style style:name="T832" style:parent-style-name="Absatz-Standardschriftart" style:family="text">
      <style:text-properties fo:letter-spacing="-0.0006in"/>
    </style:style>
    <style:style style:name="T833" style:parent-style-name="Absatz-Standardschriftart" style:family="text">
      <style:text-properties fo:letter-spacing="-0.0013in"/>
    </style:style>
    <style:style style:name="T834" style:parent-style-name="Absatz-Standardschriftart" style:family="text">
      <style:text-properties fo:color="#3C6EA7" style:text-position="50% 100%" fo:font-size="6pt" style:font-size-asian="6pt"/>
    </style:style>
    <style:style style:name="P835" style:parent-style-name="Standard" style:family="paragraph">
      <style:paragraph-properties fo:margin-top="0.0034in"/>
      <style:text-properties style:font-name="Arial" style:font-name-asian="Arial" style:font-name-complex="Arial" fo:font-size="12pt" style:font-size-asian="12pt" style:font-size-complex="12pt"/>
    </style:style>
    <style:style style:name="T836" style:parent-style-name="Absatz-Standardschriftart" style:family="text">
      <style:text-properties fo:color="#009DE0" fo:letter-spacing="-0.0013in"/>
    </style:style>
    <style:style style:name="T837" style:parent-style-name="Absatz-Standardschriftart" style:family="text">
      <style:text-properties fo:color="#009DE0" fo:letter-spacing="-0.0006in"/>
    </style:style>
    <style:style style:name="T838" style:parent-style-name="Absatz-Standardschriftart" style:family="text">
      <style:text-properties fo:color="#009DE0" fo:letter-spacing="-0.0013in"/>
    </style:style>
    <style:style style:name="T839" style:parent-style-name="Absatz-Standardschriftart" style:family="text">
      <style:text-properties fo:color="#009DE0" fo:letter-spacing="-0.0006in"/>
    </style:style>
    <style:style style:name="T840" style:parent-style-name="Absatz-Standardschriftart" style:family="text">
      <style:text-properties fo:color="#009DE0" fo:letter-spacing="-0.0013in"/>
    </style:style>
    <style:style style:name="T841" style:parent-style-name="Absatz-Standardschriftart" style:family="text">
      <style:text-properties fo:color="#009DE0" fo:letter-spacing="-0.002in"/>
    </style:style>
    <style:style style:name="T842" style:parent-style-name="Absatz-Standardschriftart" style:family="text">
      <style:text-properties fo:color="#009DE0" fo:letter-spacing="-0.0006in"/>
    </style:style>
    <style:style style:name="T843" style:parent-style-name="Absatz-Standardschriftart" style:family="text">
      <style:text-properties fo:color="#009DE0"/>
    </style:style>
    <style:style style:name="T844" style:parent-style-name="Absatz-Standardschriftart" style:family="text">
      <style:text-properties fo:color="#009DE0" fo:letter-spacing="-0.0013in"/>
    </style:style>
    <style:style style:name="P845" style:parent-style-name="Textkörper" style:family="paragraph">
      <style:paragraph-properties fo:margin-top="0.0534in" fo:margin-left="0.9138in" fo:text-indent="0in">
        <style:tab-stops/>
      </style:paragraph-properties>
    </style:style>
    <style:style style:name="T846" style:parent-style-name="Absatz-Standardschriftart" style:family="text">
      <style:text-properties fo:letter-spacing="-0.0013in"/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-0.0013in"/>
    </style:style>
    <style:style style:name="T849" style:parent-style-name="Absatz-Standardschriftart" style:family="text">
      <style:text-properties fo:letter-spacing="-0.0006in"/>
    </style:style>
    <style:style style:name="P850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851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852" style:parent-style-name="Absatz-Standardschriftart" style:family="text">
      <style:text-properties fo:color="#009DE0" fo:letter-spacing="-0.0006in"/>
    </style:style>
    <style:style style:name="T853" style:parent-style-name="Absatz-Standardschriftart" style:family="text">
      <style:text-properties fo:color="#009DE0" fo:letter-spacing="-0.0013in"/>
    </style:style>
    <style:style style:name="P854" style:parent-style-name="Textkörper" style:family="paragraph">
      <style:paragraph-properties fo:margin-top="0.109in" fo:margin-left="0.9138in" fo:text-indent="0in">
        <style:tab-stops/>
      </style:paragraph-properties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fo:letter-spacing="-0.002in"/>
    </style:style>
    <style:style style:name="T857" style:parent-style-name="Absatz-Standardschriftart" style:family="text">
      <style:text-properties fo:letter-spacing="-0.0006in"/>
    </style:style>
    <style:style style:name="T858" style:parent-style-name="Absatz-Standardschriftart" style:family="text">
      <style:text-properties fo:letter-spacing="-0.002in"/>
    </style:style>
    <style:style style:name="T859" style:parent-style-name="Absatz-Standardschriftart" style:family="text">
      <style:text-properties fo:letter-spacing="-0.0006in"/>
    </style:style>
    <style:style style:name="T860" style:parent-style-name="Absatz-Standardschriftart" style:family="text">
      <style:text-properties fo:letter-spacing="-0.002in"/>
    </style:style>
    <style:style style:name="T861" style:parent-style-name="Absatz-Standardschriftart" style:family="text">
      <style:text-properties fo:letter-spacing="-0.0006in"/>
    </style:style>
    <style:style style:name="T862" style:parent-style-name="Absatz-Standardschriftart" style:family="text">
      <style:text-properties fo:letter-spacing="-0.002in"/>
    </style:style>
    <style:style style:name="T863" style:parent-style-name="Absatz-Standardschriftart" style:family="text">
      <style:text-properties fo:letter-spacing="-0.0006in"/>
    </style:style>
    <style:style style:name="P86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865" style:parent-style-name="Überschrift2" style:family="paragraph">
      <style:paragraph-properties fo:margin-top="0.1013in"/>
    </style:style>
    <style:style style:name="T866" style:parent-style-name="Absatz-Standardschriftart" style:family="text">
      <style:text-properties fo:color="#009DE0" fo:letter-spacing="-0.0006in"/>
    </style:style>
    <style:style style:name="T867" style:parent-style-name="Absatz-Standardschriftart" style:family="text">
      <style:text-properties fo:color="#009DE0" fo:letter-spacing="-0.0013in"/>
    </style:style>
    <style:style style:name="T868" style:parent-style-name="Absatz-Standardschriftart" style:family="text">
      <style:text-properties fo:color="#009DE0" fo:letter-spacing="-0.0006in"/>
    </style:style>
    <style:style style:name="T869" style:parent-style-name="Absatz-Standardschriftart" style:family="text">
      <style:text-properties fo:color="#009DE0" fo:letter-spacing="-0.0013in"/>
    </style:style>
    <style:style style:name="T870" style:parent-style-name="Absatz-Standardschriftart" style:family="text">
      <style:text-properties fo:color="#009DE0" fo:letter-spacing="-0.0006in"/>
    </style:style>
    <style:style style:name="P871" style:parent-style-name="Textkörper" style:family="paragraph">
      <style:paragraph-properties fo:margin-top="0.0534in">
        <style:tab-stops>
          <style:tab-stop style:type="left" style:position="0.0006in"/>
        </style:tab-stops>
      </style:paragraph-properties>
    </style:style>
    <style:style style:name="T872" style:parent-style-name="Absatz-Standardschriftart" style:family="text">
      <style:text-properties fo:letter-spacing="-0.0006in"/>
    </style:style>
    <style:style style:name="T873" style:parent-style-name="Absatz-Standardschriftart" style:family="text">
      <style:text-properties fo:letter-spacing="-0.0006in"/>
    </style:style>
    <style:style style:name="T874" style:parent-style-name="Absatz-Standardschriftart" style:family="text">
      <style:text-properties fo:letter-spacing="-0.0006in"/>
    </style:style>
    <style:style style:name="P87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2in"/>
    </style:style>
    <style:style style:name="T878" style:parent-style-name="Absatz-Standardschriftart" style:family="text">
      <style:text-properties fo:letter-spacing="-0.0006in"/>
    </style:style>
    <style:style style:name="P879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880" style:parent-style-name="Absatz-Standardschriftart" style:family="text">
      <style:text-properties fo:letter-spacing="-0.0006in"/>
    </style:style>
    <style:style style:name="T881" style:parent-style-name="Absatz-Standardschriftart" style:family="text">
      <style:text-properties fo:letter-spacing="-0.002in"/>
    </style:style>
    <style:style style:name="T882" style:parent-style-name="Absatz-Standardschriftart" style:family="text">
      <style:text-properties fo:letter-spacing="-0.0013in"/>
    </style:style>
    <style:style style:name="T883" style:parent-style-name="Absatz-Standardschriftart" style:family="text">
      <style:text-properties fo:letter-spacing="-0.0006in"/>
    </style:style>
    <style:style style:name="P88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85" style:parent-style-name="Absatz-Standardschriftart" style:family="text">
      <style:text-properties fo:letter-spacing="-0.0006in"/>
    </style:style>
    <style:style style:name="T886" style:parent-style-name="Absatz-Standardschriftart" style:family="text">
      <style:text-properties fo:letter-spacing="-0.002in"/>
    </style:style>
    <style:style style:name="T887" style:parent-style-name="Absatz-Standardschriftart" style:family="text">
      <style:text-properties fo:letter-spacing="-0.002in"/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-0.0027in"/>
    </style:style>
    <style:style style:name="T890" style:parent-style-name="Absatz-Standardschriftart" style:family="text">
      <style:text-properties fo:letter-spacing="-0.0006in"/>
    </style:style>
    <style:style style:name="P89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13in"/>
    </style:style>
    <style:style style:name="T894" style:parent-style-name="Absatz-Standardschriftart" style:family="text">
      <style:text-properties fo:letter-spacing="-0.0006in"/>
    </style:style>
    <style:style style:name="T895" style:parent-style-name="Absatz-Standardschriftart" style:family="text">
      <style:text-properties fo:letter-spacing="-0.0006in"/>
    </style:style>
    <style:style style:name="T896" style:parent-style-name="Absatz-Standardschriftart" style:family="text">
      <style:text-properties fo:letter-spacing="0.0006in"/>
    </style:style>
    <style:style style:name="T897" style:parent-style-name="Absatz-Standardschriftart" style:family="text">
      <style:text-properties fo:letter-spacing="-0.002in"/>
    </style:style>
    <style:style style:name="T898" style:parent-style-name="Absatz-Standardschriftart" style:family="text">
      <style:text-properties fo:letter-spacing="-0.0006in"/>
    </style:style>
    <style:style style:name="P899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900" style:parent-style-name="Absatz-Standardschriftart" style:family="text">
      <style:text-properties fo:letter-spacing="-0.0006in"/>
    </style:style>
    <style:style style:name="T901" style:parent-style-name="Absatz-Standardschriftart" style:family="text">
      <style:text-properties fo:letter-spacing="-0.002in"/>
    </style:style>
    <style:style style:name="T902" style:parent-style-name="Absatz-Standardschriftart" style:family="text">
      <style:text-properties fo:letter-spacing="-0.0006in"/>
    </style:style>
    <style:style style:name="T903" style:parent-style-name="Absatz-Standardschriftart" style:family="text">
      <style:text-properties fo:letter-spacing="-0.0013in"/>
    </style:style>
    <style:style style:name="T904" style:parent-style-name="Absatz-Standardschriftart" style:family="text">
      <style:text-properties fo:letter-spacing="-0.0006in"/>
    </style:style>
    <style:style style:name="T905" style:parent-style-name="Absatz-Standardschriftart" style:family="text">
      <style:text-properties fo:letter-spacing="-0.002in"/>
    </style:style>
    <style:style style:name="T906" style:parent-style-name="Absatz-Standardschriftart" style:family="text">
      <style:text-properties fo:letter-spacing="-0.002in"/>
    </style:style>
    <style:style style:name="T907" style:parent-style-name="Absatz-Standardschriftart" style:family="text">
      <style:text-properties fo:letter-spacing="-0.0006in"/>
    </style:style>
    <style:style style:name="T908" style:parent-style-name="Absatz-Standardschriftart" style:family="text">
      <style:text-properties fo:letter-spacing="-0.0006in"/>
    </style:style>
    <style:style style:name="P909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10" style:parent-style-name="Absatz-Standardschriftart" style:family="text">
      <style:text-properties fo:letter-spacing="-0.0013in"/>
    </style:style>
    <style:style style:name="T911" style:parent-style-name="Absatz-Standardschriftart" style:family="text">
      <style:text-properties fo:letter-spacing="-0.0006in"/>
    </style:style>
    <style:style style:name="P91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13" style:parent-style-name="Absatz-Standardschriftart" style:family="text">
      <style:text-properties fo:letter-spacing="-0.0006in"/>
    </style:style>
    <style:style style:name="T914" style:parent-style-name="Absatz-Standardschriftart" style:family="text">
      <style:text-properties fo:letter-spacing="-0.0006in"/>
    </style:style>
    <style:style style:name="T915" style:parent-style-name="Absatz-Standardschriftart" style:family="text">
      <style:text-properties fo:letter-spacing="0.0006in"/>
    </style:style>
    <style:style style:name="T916" style:parent-style-name="Absatz-Standardschriftart" style:family="text">
      <style:text-properties fo:letter-spacing="-0.0013in"/>
    </style:style>
    <style:style style:name="T917" style:parent-style-name="Absatz-Standardschriftart" style:family="text">
      <style:text-properties fo:letter-spacing="-0.0006in"/>
    </style:style>
    <style:style style:name="P918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919" style:parent-style-name="Absatz-Standardschriftart" style:family="text">
      <style:text-properties fo:letter-spacing="-0.0006in"/>
    </style:style>
    <style:style style:name="T920" style:parent-style-name="Absatz-Standardschriftart" style:family="text">
      <style:text-properties fo:letter-spacing="-0.0006in"/>
    </style:style>
    <style:style style:name="P92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22" style:parent-style-name="Absatz-Standardschriftart" style:family="text">
      <style:text-properties fo:letter-spacing="-0.0013in"/>
    </style:style>
    <style:style style:name="T923" style:parent-style-name="Absatz-Standardschriftart" style:family="text">
      <style:text-properties fo:letter-spacing="-0.0006in"/>
    </style:style>
    <style:style style:name="T924" style:parent-style-name="Absatz-Standardschriftart" style:family="text">
      <style:text-properties fo:letter-spacing="-0.002in"/>
    </style:style>
    <style:style style:name="T925" style:parent-style-name="Absatz-Standardschriftart" style:family="text">
      <style:text-properties fo:letter-spacing="-0.0006in"/>
    </style:style>
    <style:style style:name="P926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93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3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35" style:parent-style-name="Standard" style:family="paragraph">
      <style:paragraph-properties fo:margin-top="0.002in"/>
      <style:text-properties style:font-name="Arial" style:font-name-asian="Arial" style:font-name-complex="Arial" fo:font-size="10pt" style:font-size-asian="10pt" style:font-size-complex="10pt"/>
    </style:style>
    <style:style style:name="P936" style:parent-style-name="Textkörper" style:family="paragraph">
      <style:paragraph-properties fo:margin-top="0.0458in">
        <style:tab-stops>
          <style:tab-stop style:type="left" style:position="0.0006in"/>
        </style:tab-stops>
      </style:paragraph-properties>
    </style:style>
    <style:style style:name="T937" style:parent-style-name="Absatz-Standardschriftart" style:family="text">
      <style:text-properties fo:letter-spacing="-0.0006in"/>
    </style:style>
    <style:style style:name="T938" style:parent-style-name="Absatz-Standardschriftart" style:family="text">
      <style:text-properties fo:letter-spacing="-0.0006in"/>
    </style:style>
    <style:style style:name="T939" style:parent-style-name="Absatz-Standardschriftart" style:family="text">
      <style:text-properties fo:letter-spacing="-0.0027in"/>
    </style:style>
    <style:style style:name="T940" style:parent-style-name="Absatz-Standardschriftart" style:family="text">
      <style:text-properties fo:letter-spacing="-0.0006in"/>
    </style:style>
    <style:style style:name="P941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942" style:parent-style-name="Absatz-Standardschriftart" style:family="text">
      <style:text-properties fo:letter-spacing="-0.0006in"/>
    </style:style>
    <style:style style:name="T943" style:parent-style-name="Absatz-Standardschriftart" style:family="text">
      <style:text-properties fo:letter-spacing="-0.0013in"/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letter-spacing="-0.0013in"/>
    </style:style>
    <style:style style:name="T946" style:parent-style-name="Absatz-Standardschriftart" style:family="text">
      <style:text-properties fo:letter-spacing="-0.0006in"/>
    </style:style>
    <style:style style:name="P94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948" style:parent-style-name="Standard" style:family="paragraph">
      <style:paragraph-properties fo:margin-top="0.0069in"/>
      <style:text-properties style:font-name="Arial" style:font-name-asian="Arial" style:font-name-complex="Arial" fo:font-size="9pt" style:font-size-asian="9pt" style:font-size-complex="9pt"/>
    </style:style>
    <style:style style:name="T949" style:parent-style-name="Absatz-Standardschriftart" style:family="text">
      <style:text-properties fo:color="#009DE0" fo:letter-spacing="-0.0013in"/>
    </style:style>
    <style:style style:name="T950" style:parent-style-name="Absatz-Standardschriftart" style:family="text">
      <style:text-properties fo:color="#009DE0"/>
    </style:style>
    <style:style style:name="T951" style:parent-style-name="Absatz-Standardschriftart" style:family="text">
      <style:text-properties fo:color="#009DE0" fo:letter-spacing="-0.0006in"/>
    </style:style>
    <style:style style:name="T952" style:parent-style-name="Absatz-Standardschriftart" style:family="text">
      <style:text-properties fo:color="#009DE0" fo:letter-spacing="-0.0013in"/>
    </style:style>
    <style:style style:name="T953" style:parent-style-name="Absatz-Standardschriftart" style:family="text">
      <style:text-properties fo:color="#009DE0" fo:letter-spacing="-0.0006in"/>
    </style:style>
    <style:style style:name="T954" style:parent-style-name="Absatz-Standardschriftart" style:family="text">
      <style:text-properties fo:color="#009DE0" fo:letter-spacing="-0.002in"/>
    </style:style>
    <style:style style:name="T955" style:parent-style-name="Absatz-Standardschriftart" style:family="text">
      <style:text-properties fo:color="#009DE0" fo:letter-spacing="-0.0006in"/>
    </style:style>
    <style:style style:name="P956" style:parent-style-name="Textkörper" style:family="paragraph">
      <style:paragraph-properties fo:text-align="justify" fo:margin-top="0.1083in" fo:margin-left="0.9138in" fo:margin-right="0.1791in" fo:text-indent="0in">
        <style:tab-stops/>
      </style:paragraph-properties>
    </style:style>
    <style:style style:name="T957" style:parent-style-name="Absatz-Standardschriftart" style:family="text">
      <style:text-properties fo:letter-spacing="-0.0006in"/>
    </style:style>
    <style:style style:name="T958" style:parent-style-name="Absatz-Standardschriftart" style:family="text">
      <style:text-properties fo:letter-spacing="-0.0006in"/>
    </style:style>
    <style:style style:name="T959" style:parent-style-name="Absatz-Standardschriftart" style:family="text">
      <style:text-properties fo:letter-spacing="-0.0013in"/>
    </style:style>
    <style:style style:name="T960" style:parent-style-name="Absatz-Standardschriftart" style:family="text">
      <style:text-properties fo:letter-spacing="-0.0006in"/>
    </style:style>
    <style:style style:name="T961" style:parent-style-name="Absatz-Standardschriftart" style:family="text">
      <style:text-properties fo:letter-spacing="-0.0006in"/>
    </style:style>
    <style:style style:name="T962" style:parent-style-name="Absatz-Standardschriftart" style:family="text">
      <style:text-properties fo:letter-spacing="-0.0013in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-0.002in"/>
    </style:style>
    <style:style style:name="T965" style:parent-style-name="Absatz-Standardschriftart" style:family="text">
      <style:text-properties fo:letter-spacing="-0.0006in"/>
    </style:style>
    <style:style style:name="T966" style:parent-style-name="Absatz-Standardschriftart" style:family="text">
      <style:text-properties fo:letter-spacing="-0.0013in"/>
    </style:style>
    <style:style style:name="T967" style:parent-style-name="Absatz-Standardschriftart" style:family="text">
      <style:text-properties fo:letter-spacing="-0.0006in"/>
    </style:style>
    <style:style style:name="T968" style:parent-style-name="Absatz-Standardschriftart" style:family="text">
      <style:text-properties fo:letter-spacing="-0.0006in"/>
    </style:style>
    <style:style style:name="T969" style:parent-style-name="Absatz-Standardschriftart" style:family="text">
      <style:text-properties fo:letter-spacing="-0.002in"/>
    </style:style>
    <style:style style:name="T970" style:parent-style-name="Absatz-Standardschriftart" style:family="text">
      <style:text-properties style:font-name="Times New Roman" fo:letter-spacing="0.0673in" style:text-scale="99%"/>
    </style:style>
    <style:style style:name="T971" style:parent-style-name="Absatz-Standardschriftart" style:family="text">
      <style:text-properties fo:letter-spacing="-0.0006in"/>
    </style:style>
    <style:style style:name="T972" style:parent-style-name="Absatz-Standardschriftart" style:family="text">
      <style:text-properties fo:letter-spacing="-0.002in"/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fo:letter-spacing="-0.0006in"/>
    </style:style>
    <style:style style:name="T975" style:parent-style-name="Absatz-Standardschriftart" style:family="text">
      <style:text-properties fo:letter-spacing="-0.002in"/>
    </style:style>
    <style:style style:name="T976" style:parent-style-name="Absatz-Standardschriftart" style:family="text">
      <style:text-properties fo:letter-spacing="-0.0006in"/>
    </style:style>
    <style:style style:name="T977" style:parent-style-name="Absatz-Standardschriftart" style:family="text">
      <style:text-properties fo:letter-spacing="-0.0006in"/>
    </style:style>
    <style:style style:name="T978" style:parent-style-name="Absatz-Standardschriftart" style:family="text">
      <style:text-properties fo:letter-spacing="-0.002in"/>
    </style:style>
    <style:style style:name="T979" style:parent-style-name="Absatz-Standardschriftart" style:family="text">
      <style:text-properties fo:letter-spacing="-0.0006in"/>
    </style:style>
    <style:style style:name="T980" style:parent-style-name="Absatz-Standardschriftart" style:family="text">
      <style:text-properties fo:letter-spacing="-0.002in"/>
    </style:style>
    <style:style style:name="T981" style:parent-style-name="Absatz-Standardschriftart" style:family="text">
      <style:text-properties fo:letter-spacing="0.0006in"/>
    </style:style>
    <style:style style:name="T982" style:parent-style-name="Absatz-Standardschriftart" style:family="text">
      <style:text-properties fo:letter-spacing="-0.0006in"/>
    </style:style>
    <style:style style:name="T983" style:parent-style-name="Absatz-Standardschriftart" style:family="text">
      <style:text-properties fo:letter-spacing="-0.0013in"/>
    </style:style>
    <style:style style:name="T984" style:parent-style-name="Absatz-Standardschriftart" style:family="text">
      <style:text-properties fo:letter-spacing="-0.002in"/>
    </style:style>
    <style:style style:name="T985" style:parent-style-name="Absatz-Standardschriftart" style:family="text">
      <style:text-properties fo:letter-spacing="-0.0006in"/>
    </style:style>
    <style:style style:name="T986" style:parent-style-name="Absatz-Standardschriftart" style:family="text">
      <style:text-properties fo:letter-spacing="-0.0013in"/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style:font-name="Times New Roman" fo:letter-spacing="0.0604in" style:text-scale="99%"/>
    </style:style>
    <style:style style:name="T989" style:parent-style-name="Absatz-Standardschriftart" style:family="text">
      <style:text-properties fo:letter-spacing="-0.0006in"/>
    </style:style>
    <style:style style:name="T990" style:parent-style-name="Absatz-Standardschriftart" style:family="text">
      <style:text-properties fo:letter-spacing="-0.002in"/>
    </style:style>
    <style:style style:name="T991" style:parent-style-name="Absatz-Standardschriftart" style:family="text">
      <style:text-properties fo:letter-spacing="-0.0006in"/>
    </style:style>
    <style:style style:name="T992" style:parent-style-name="Absatz-Standardschriftart" style:family="text">
      <style:text-properties fo:letter-spacing="-0.002in"/>
    </style:style>
    <style:style style:name="T993" style:parent-style-name="Absatz-Standardschriftart" style:family="text">
      <style:text-properties fo:letter-spacing="-0.0013in"/>
    </style:style>
    <style:style style:name="T994" style:parent-style-name="Absatz-Standardschriftart" style:family="text">
      <style:text-properties fo:letter-spacing="-0.002in"/>
    </style:style>
    <style:style style:name="T995" style:parent-style-name="Absatz-Standardschriftart" style:family="text">
      <style:text-properties fo:letter-spacing="-0.0006in"/>
    </style:style>
    <style:style style:name="T996" style:parent-style-name="Absatz-Standardschriftart" style:family="text">
      <style:text-properties fo:letter-spacing="-0.0006in"/>
    </style:style>
    <style:style style:name="T997" style:parent-style-name="Absatz-Standardschriftart" style:family="text">
      <style:text-properties fo:letter-spacing="-0.002in"/>
    </style:style>
    <style:style style:name="T998" style:parent-style-name="Absatz-Standardschriftart" style:family="text">
      <style:text-properties fo:letter-spacing="-0.002in"/>
    </style:style>
    <style:style style:name="T999" style:parent-style-name="Absatz-Standardschriftart" style:family="text">
      <style:text-properties fo:color="#3C6EA7" style:text-position="50% 100%" fo:font-size="6pt" style:font-size-asian="6pt"/>
    </style:style>
    <style:style style:name="T1000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1001" style:parent-style-name="Absatz-Standardschriftart" style:family="text">
      <style:text-properties fo:letter-spacing="-0.0006in"/>
    </style:style>
    <style:style style:name="T1002" style:parent-style-name="Absatz-Standardschriftart" style:family="text">
      <style:text-properties fo:letter-spacing="-0.0006in"/>
    </style:style>
    <style:style style:name="T1003" style:parent-style-name="Absatz-Standardschriftart" style:family="text">
      <style:text-properties fo:letter-spacing="-0.002in"/>
    </style:style>
    <style:style style:name="T1004" style:parent-style-name="Absatz-Standardschriftart" style:family="text">
      <style:text-properties fo:letter-spacing="-0.0006in"/>
    </style:style>
    <style:style style:name="T1005" style:parent-style-name="Absatz-Standardschriftart" style:family="text">
      <style:text-properties fo:letter-spacing="-0.0013in"/>
    </style:style>
    <style:style style:name="T1006" style:parent-style-name="Absatz-Standardschriftart" style:family="text">
      <style:text-properties fo:letter-spacing="-0.0006in"/>
    </style:style>
    <style:style style:name="T1007" style:parent-style-name="Absatz-Standardschriftart" style:family="text">
      <style:text-properties fo:letter-spacing="-0.002in"/>
    </style:style>
    <style:style style:name="T1008" style:parent-style-name="Absatz-Standardschriftart" style:family="text">
      <style:text-properties fo:letter-spacing="-0.0013in"/>
    </style:style>
    <style:style style:name="T1009" style:parent-style-name="Absatz-Standardschriftart" style:family="text">
      <style:text-properties fo:letter-spacing="-0.0006in"/>
    </style:style>
    <style:style style:name="T1010" style:parent-style-name="Absatz-Standardschriftart" style:family="text">
      <style:text-properties style:font-name="Times New Roman" fo:letter-spacing="0.0729in" style:text-scale="99%"/>
    </style:style>
    <style:style style:name="T1011" style:parent-style-name="Absatz-Standardschriftart" style:family="text">
      <style:text-properties fo:letter-spacing="-0.0006in"/>
    </style:style>
    <style:style style:name="T1012" style:parent-style-name="Absatz-Standardschriftart" style:family="text">
      <style:text-properties fo:letter-spacing="-0.0013in"/>
    </style:style>
    <style:style style:name="T1013" style:parent-style-name="Absatz-Standardschriftart" style:family="text">
      <style:text-properties fo:letter-spacing="-0.0006in"/>
    </style:style>
    <style:style style:name="T1014" style:parent-style-name="Absatz-Standardschriftart" style:family="text">
      <style:text-properties fo:letter-spacing="-0.0006in"/>
    </style:style>
    <style:style style:name="T1015" style:parent-style-name="Absatz-Standardschriftart" style:family="text">
      <style:text-properties fo:letter-spacing="-0.002in"/>
    </style:style>
    <style:style style:name="T1016" style:parent-style-name="Absatz-Standardschriftart" style:family="text">
      <style:text-properties fo:letter-spacing="-0.0013in"/>
    </style:style>
    <style:style style:name="T1017" style:parent-style-name="Absatz-Standardschriftart" style:family="text">
      <style:text-properties fo:letter-spacing="-0.0006in"/>
    </style:style>
    <style:style style:name="T1018" style:parent-style-name="Absatz-Standardschriftart" style:family="text">
      <style:text-properties fo:letter-spacing="-0.0006in"/>
    </style:style>
    <style:style style:name="T1019" style:parent-style-name="Absatz-Standardschriftart" style:family="text">
      <style:text-properties fo:letter-spacing="-0.002in"/>
    </style:style>
    <style:style style:name="T1020" style:parent-style-name="Absatz-Standardschriftart" style:family="text">
      <style:text-properties fo:letter-spacing="-0.0006in"/>
    </style:style>
    <style:style style:name="T1021" style:parent-style-name="Absatz-Standardschriftart" style:family="text">
      <style:text-properties fo:letter-spacing="-0.0013in"/>
    </style:style>
    <style:style style:name="T1022" style:parent-style-name="Absatz-Standardschriftart" style:family="text">
      <style:text-properties fo:letter-spacing="-0.0013in"/>
    </style:style>
    <style:style style:name="T1023" style:parent-style-name="Absatz-Standardschriftart" style:family="text">
      <style:text-properties fo:letter-spacing="-0.0006in"/>
    </style:style>
    <style:style style:name="P1024" style:parent-style-name="Textkörper" style:family="paragraph">
      <style:paragraph-properties fo:margin-left="0.9138in" fo:margin-right="0.118in" fo:text-indent="0in">
        <style:tab-stops/>
      </style:paragraph-properties>
    </style:style>
    <style:style style:name="T1025" style:parent-style-name="Absatz-Standardschriftart" style:family="text">
      <style:text-properties fo:letter-spacing="-0.0006in"/>
    </style:style>
    <style:style style:name="T1026" style:parent-style-name="Absatz-Standardschriftart" style:family="text">
      <style:text-properties style:font-name-complex="Arial" fo:letter-spacing="-0.0006in"/>
    </style:style>
    <style:style style:name="T1027" style:parent-style-name="Absatz-Standardschriftart" style:family="text">
      <style:text-properties style:font-name-complex="Arial" fo:letter-spacing="-0.002in"/>
    </style:style>
    <style:style style:name="T1028" style:parent-style-name="Absatz-Standardschriftart" style:family="text">
      <style:text-properties style:font-name-complex="Arial"/>
    </style:style>
    <style:style style:name="T1029" style:parent-style-name="Absatz-Standardschriftart" style:family="text">
      <style:text-properties style:font-name-complex="Arial" fo:letter-spacing="-0.0013in"/>
    </style:style>
    <style:style style:name="T1030" style:parent-style-name="Absatz-Standardschriftart" style:family="text">
      <style:text-properties style:font-name-complex="Arial" fo:letter-spacing="-0.0006in"/>
    </style:style>
    <style:style style:name="T1031" style:parent-style-name="Absatz-Standardschriftart" style:family="text">
      <style:text-properties style:font-name-complex="Arial"/>
    </style:style>
    <style:style style:name="T1032" style:parent-style-name="Absatz-Standardschriftart" style:family="text">
      <style:text-properties style:font-name-complex="Arial" fo:letter-spacing="-0.0006in"/>
    </style:style>
    <style:style style:name="T1033" style:parent-style-name="Absatz-Standardschriftart" style:family="text">
      <style:text-properties style:font-name-complex="Arial" fo:letter-spacing="-0.0013in"/>
    </style:style>
    <style:style style:name="T1034" style:parent-style-name="Absatz-Standardschriftart" style:family="text">
      <style:text-properties style:font-name-complex="Arial" fo:letter-spacing="-0.0006in"/>
    </style:style>
    <style:style style:name="T1035" style:parent-style-name="Absatz-Standardschriftart" style:family="text">
      <style:text-properties style:font-name-complex="Arial"/>
    </style:style>
    <style:style style:name="T1036" style:parent-style-name="Absatz-Standardschriftart" style:family="text">
      <style:text-properties style:font-name-complex="Arial" fo:letter-spacing="-0.0006in"/>
    </style:style>
    <style:style style:name="T1037" style:parent-style-name="Absatz-Standardschriftart" style:family="text">
      <style:text-properties style:font-name-complex="Arial" fo:letter-spacing="0.0006in"/>
    </style:style>
    <style:style style:name="T1038" style:parent-style-name="Absatz-Standardschriftart" style:family="text">
      <style:text-properties style:font-name-complex="Arial" fo:letter-spacing="-0.0006in"/>
    </style:style>
    <style:style style:name="T1039" style:parent-style-name="Absatz-Standardschriftart" style:family="text">
      <style:text-properties style:font-name-complex="Arial" fo:letter-spacing="0.0006in"/>
    </style:style>
    <style:style style:name="T1040" style:parent-style-name="Absatz-Standardschriftart" style:family="text">
      <style:text-properties style:font-name-complex="Arial" fo:letter-spacing="-0.0006in"/>
    </style:style>
    <style:style style:name="T1041" style:parent-style-name="Absatz-Standardschriftart" style:family="text">
      <style:text-properties style:font-name-complex="Arial"/>
    </style:style>
    <style:style style:name="T1042" style:parent-style-name="Absatz-Standardschriftart" style:family="text">
      <style:text-properties style:font-name-complex="Arial" fo:letter-spacing="-0.0006in"/>
    </style:style>
    <style:style style:name="T1043" style:parent-style-name="Absatz-Standardschriftart" style:family="text">
      <style:text-properties style:font-name-complex="Arial"/>
    </style:style>
    <style:style style:name="T1044" style:parent-style-name="Absatz-Standardschriftart" style:family="text">
      <style:text-properties style:font-name-complex="Arial" fo:letter-spacing="-0.0006in"/>
    </style:style>
    <style:style style:name="T1045" style:parent-style-name="Absatz-Standardschriftart" style:family="text">
      <style:text-properties style:font-name-complex="Arial" fo:letter-spacing="-0.0013in"/>
    </style:style>
    <style:style style:name="T1046" style:parent-style-name="Absatz-Standardschriftart" style:family="text">
      <style:text-properties style:font-name-complex="Arial"/>
    </style:style>
    <style:style style:name="T1047" style:parent-style-name="Absatz-Standardschriftart" style:family="text">
      <style:text-properties style:font-name-complex="Arial" fo:letter-spacing="-0.0006in"/>
    </style:style>
    <style:style style:name="T1048" style:parent-style-name="Absatz-Standardschriftart" style:family="text">
      <style:text-properties style:font-name-complex="Arial" fo:letter-spacing="-0.002in"/>
    </style:style>
    <style:style style:name="T1049" style:parent-style-name="Absatz-Standardschriftart" style:family="text">
      <style:text-properties style:font-name-complex="Arial"/>
    </style:style>
    <style:style style:name="T1050" style:parent-style-name="Absatz-Standardschriftart" style:family="text">
      <style:text-properties style:font-name-complex="Arial" fo:letter-spacing="0.0645in"/>
    </style:style>
    <style:style style:name="T1051" style:parent-style-name="Absatz-Standardschriftart" style:family="text">
      <style:text-properties fo:letter-spacing="-0.0006in"/>
    </style:style>
    <style:style style:name="T1052" style:parent-style-name="Absatz-Standardschriftart" style:family="text">
      <style:text-properties fo:letter-spacing="-0.002in"/>
    </style:style>
    <style:style style:name="T1053" style:parent-style-name="Absatz-Standardschriftart" style:family="text">
      <style:text-properties fo:letter-spacing="-0.0006in"/>
    </style:style>
    <style:style style:name="T1054" style:parent-style-name="Absatz-Standardschriftart" style:family="text">
      <style:text-properties fo:letter-spacing="-0.0006in"/>
    </style:style>
    <style:style style:name="T1055" style:parent-style-name="Absatz-Standardschriftart" style:family="text">
      <style:text-properties fo:letter-spacing="-0.0006in"/>
    </style:style>
    <style:style style:name="T1056" style:parent-style-name="Absatz-Standardschriftart" style:family="text">
      <style:text-properties fo:letter-spacing="-0.0048in"/>
    </style:style>
    <style:style style:name="T1057" style:parent-style-name="Absatz-Standardschriftart" style:family="text">
      <style:text-properties fo:letter-spacing="-0.002in"/>
    </style:style>
    <style:style style:name="T1058" style:parent-style-name="Absatz-Standardschriftart" style:family="text">
      <style:text-properties fo:letter-spacing="-0.0006in"/>
    </style:style>
    <style:style style:name="T1059" style:parent-style-name="Absatz-Standardschriftart" style:family="text">
      <style:text-properties fo:letter-spacing="-0.002in"/>
    </style:style>
    <style:style style:name="T1060" style:parent-style-name="Absatz-Standardschriftart" style:family="text">
      <style:text-properties fo:letter-spacing="-0.0006in"/>
    </style:style>
    <style:style style:name="T1061" style:parent-style-name="Absatz-Standardschriftart" style:family="text">
      <style:text-properties fo:letter-spacing="-0.0034in"/>
    </style:style>
    <style:style style:name="T1062" style:parent-style-name="Absatz-Standardschriftart" style:family="text">
      <style:text-properties fo:letter-spacing="-0.0006in"/>
    </style:style>
    <style:style style:name="T1063" style:parent-style-name="Absatz-Standardschriftart" style:family="text">
      <style:text-properties fo:letter-spacing="-0.0006in"/>
    </style:style>
    <style:style style:name="T1064" style:parent-style-name="Absatz-Standardschriftart" style:family="text">
      <style:text-properties style:font-name="Times New Roman" style:font-name-asian="Times New Roman" style:font-name-complex="Times New Roman" fo:letter-spacing="0.0812in"/>
    </style:style>
    <style:style style:name="T1065" style:parent-style-name="Absatz-Standardschriftart" style:family="text">
      <style:text-properties fo:letter-spacing="-0.0006in"/>
    </style:style>
    <style:style style:name="T1066" style:parent-style-name="Absatz-Standardschriftart" style:family="text">
      <style:text-properties fo:letter-spacing="-0.0013in"/>
    </style:style>
    <style:style style:name="T1067" style:parent-style-name="Absatz-Standardschriftart" style:family="text">
      <style:text-properties fo:letter-spacing="-0.002in"/>
    </style:style>
    <style:style style:name="T1068" style:parent-style-name="Absatz-Standardschriftart" style:family="text">
      <style:text-properties fo:letter-spacing="-0.0006in"/>
    </style:style>
    <style:style style:name="T1069" style:parent-style-name="Absatz-Standardschriftart" style:family="text">
      <style:text-properties fo:letter-spacing="0.0027in"/>
    </style:style>
    <style:style style:name="T1070" style:parent-style-name="Absatz-Standardschriftart" style:family="text">
      <style:text-properties fo:letter-spacing="-0.0006in"/>
    </style:style>
    <style:style style:name="T1071" style:parent-style-name="Absatz-Standardschriftart" style:family="text">
      <style:text-properties fo:letter-spacing="-0.0006in"/>
    </style:style>
    <style:style style:name="T1072" style:parent-style-name="Absatz-Standardschriftart" style:family="text">
      <style:text-properties fo:color="#3C6EA7" fo:letter-spacing="-0.0006in" style:text-position="50% 100%" fo:font-size="6pt" style:font-size-asian="6pt" style:font-size-complex="6pt"/>
    </style:style>
    <style:style style:name="P1073" style:parent-style-name="Standard" style:family="paragraph">
      <style:paragraph-properties fo:margin-top="0.0013in"/>
      <style:text-properties style:font-name="Arial" style:font-name-asian="Arial" style:font-name-complex="Arial" fo:font-size="5.5pt" style:font-size-asian="5.5pt" style:font-size-complex="5.5pt"/>
    </style:style>
    <style:style style:name="P1074" style:parent-style-name="Textkörper" style:family="paragraph">
      <style:paragraph-properties fo:margin-top="0.0534in" fo:margin-left="0.9138in" fo:margin-right="0.0611in" fo:text-indent="0in">
        <style:tab-stops/>
      </style:paragraph-properties>
    </style:style>
    <style:style style:name="T1075" style:parent-style-name="Absatz-Standardschriftart" style:family="text">
      <style:text-properties fo:letter-spacing="-0.0006in"/>
    </style:style>
    <style:style style:name="T1076" style:parent-style-name="Absatz-Standardschriftart" style:family="text">
      <style:text-properties fo:letter-spacing="-0.002in"/>
    </style:style>
    <style:style style:name="T1077" style:parent-style-name="Absatz-Standardschriftart" style:family="text">
      <style:text-properties fo:letter-spacing="-0.002in"/>
    </style:style>
    <style:style style:name="T1078" style:parent-style-name="Absatz-Standardschriftart" style:family="text">
      <style:text-properties fo:letter-spacing="-0.0006in"/>
    </style:style>
    <style:style style:name="T1079" style:parent-style-name="Absatz-Standardschriftart" style:family="text">
      <style:text-properties fo:letter-spacing="-0.0013in"/>
    </style:style>
    <style:style style:name="T1080" style:parent-style-name="Absatz-Standardschriftart" style:family="text">
      <style:text-properties fo:letter-spacing="-0.0006in"/>
    </style:style>
    <style:style style:name="T1081" style:parent-style-name="Absatz-Standardschriftart" style:family="text">
      <style:text-properties fo:letter-spacing="-0.002in"/>
    </style:style>
    <style:style style:name="T1082" style:parent-style-name="Absatz-Standardschriftart" style:family="text">
      <style:text-properties fo:letter-spacing="-0.0006in"/>
    </style:style>
    <style:style style:name="T1083" style:parent-style-name="Absatz-Standardschriftart" style:family="text">
      <style:text-properties fo:letter-spacing="-0.0013in"/>
    </style:style>
    <style:style style:name="T1084" style:parent-style-name="Absatz-Standardschriftart" style:family="text">
      <style:text-properties fo:letter-spacing="-0.0006in"/>
    </style:style>
    <style:style style:name="T1085" style:parent-style-name="Absatz-Standardschriftart" style:family="text">
      <style:text-properties fo:letter-spacing="0.0006in"/>
    </style:style>
    <style:style style:name="T1086" style:parent-style-name="Absatz-Standardschriftart" style:family="text">
      <style:text-properties fo:letter-spacing="-0.0006in"/>
    </style:style>
    <style:style style:name="T1087" style:parent-style-name="Absatz-Standardschriftart" style:family="text">
      <style:text-properties fo:letter-spacing="-0.002in"/>
    </style:style>
    <style:style style:name="T1088" style:parent-style-name="Absatz-Standardschriftart" style:family="text">
      <style:text-properties fo:letter-spacing="-0.0006in"/>
    </style:style>
    <style:style style:name="T1089" style:parent-style-name="Absatz-Standardschriftart" style:family="text">
      <style:text-properties style:font-name="Times New Roman" fo:letter-spacing="0.0631in" style:text-scale="99%"/>
    </style:style>
    <style:style style:name="T1090" style:parent-style-name="Absatz-Standardschriftart" style:family="text">
      <style:text-properties fo:letter-spacing="-0.0006in"/>
    </style:style>
    <style:style style:name="T1091" style:parent-style-name="Absatz-Standardschriftart" style:family="text">
      <style:text-properties fo:letter-spacing="-0.0013in"/>
    </style:style>
    <style:style style:name="T1092" style:parent-style-name="Absatz-Standardschriftart" style:family="text">
      <style:text-properties fo:letter-spacing="-0.0006in"/>
    </style:style>
    <style:style style:name="T1093" style:parent-style-name="Absatz-Standardschriftart" style:family="text">
      <style:text-properties fo:letter-spacing="-0.0006in"/>
    </style:style>
    <style:style style:name="T1094" style:parent-style-name="Absatz-Standardschriftart" style:family="text">
      <style:text-properties fo:letter-spacing="-0.0013in"/>
    </style:style>
    <style:style style:name="T1095" style:parent-style-name="Absatz-Standardschriftart" style:family="text">
      <style:text-properties fo:letter-spacing="-0.0006in"/>
    </style:style>
    <style:style style:name="T1096" style:parent-style-name="Absatz-Standardschriftart" style:family="text">
      <style:text-properties fo:letter-spacing="-0.0006in"/>
    </style:style>
    <style:style style:name="T1097" style:parent-style-name="Absatz-Standardschriftart" style:family="text">
      <style:text-properties fo:letter-spacing="-0.0006in"/>
    </style:style>
    <style:style style:name="T1098" style:parent-style-name="Absatz-Standardschriftart" style:family="text">
      <style:text-properties fo:letter-spacing="-0.0006in"/>
    </style:style>
    <style:style style:name="T1099" style:parent-style-name="Absatz-Standardschriftart" style:family="text">
      <style:text-properties fo:letter-spacing="-0.0013in"/>
    </style:style>
    <style:style style:name="T1100" style:parent-style-name="Absatz-Standardschriftart" style:family="text">
      <style:text-properties fo:letter-spacing="-0.0006in"/>
    </style:style>
    <style:style style:name="T1101" style:parent-style-name="Absatz-Standardschriftart" style:family="text">
      <style:text-properties fo:letter-spacing="-0.002in"/>
    </style:style>
    <style:style style:name="T1102" style:parent-style-name="Absatz-Standardschriftart" style:family="text">
      <style:text-properties fo:letter-spacing="-0.0006in"/>
    </style:style>
    <style:style style:name="T1103" style:parent-style-name="Absatz-Standardschriftart" style:family="text">
      <style:text-properties fo:letter-spacing="-0.0013in"/>
    </style:style>
    <style:style style:name="T1104" style:parent-style-name="Absatz-Standardschriftart" style:family="text">
      <style:text-properties fo:letter-spacing="-0.0006in"/>
    </style:style>
    <style:style style:name="T1105" style:parent-style-name="Absatz-Standardschriftart" style:family="text">
      <style:text-properties fo:letter-spacing="0.0062in"/>
    </style:style>
    <style:style style:name="T1106" style:parent-style-name="Absatz-Standardschriftart" style:family="text">
      <style:text-properties fo:letter-spacing="-0.002in"/>
    </style:style>
    <style:style style:name="T1107" style:parent-style-name="Absatz-Standardschriftart" style:family="text">
      <style:text-properties fo:letter-spacing="-0.0006in"/>
    </style:style>
    <style:style style:name="T1108" style:parent-style-name="Absatz-Standardschriftart" style:family="text">
      <style:text-properties fo:letter-spacing="-0.0013in"/>
    </style:style>
    <style:style style:name="T1109" style:parent-style-name="Absatz-Standardschriftart" style:family="text">
      <style:text-properties fo:letter-spacing="-0.0006in"/>
    </style:style>
    <style:style style:name="T1110" style:parent-style-name="Absatz-Standardschriftart" style:family="text">
      <style:text-properties fo:letter-spacing="-0.0006in"/>
    </style:style>
    <style:style style:name="T1111" style:parent-style-name="Absatz-Standardschriftart" style:family="text">
      <style:text-properties style:font-name="Times New Roman" fo:letter-spacing="0.0576in"/>
    </style:style>
    <style:style style:name="T1112" style:parent-style-name="Absatz-Standardschriftart" style:family="text">
      <style:text-properties fo:letter-spacing="-0.002in"/>
    </style:style>
    <style:style style:name="T1113" style:parent-style-name="Absatz-Standardschriftart" style:family="text">
      <style:text-properties fo:letter-spacing="-0.0006in"/>
    </style:style>
    <style:style style:name="T1114" style:parent-style-name="Absatz-Standardschriftart" style:family="text">
      <style:text-properties fo:letter-spacing="-0.0006in"/>
    </style:style>
    <style:style style:name="T1115" style:parent-style-name="Absatz-Standardschriftart" style:family="text">
      <style:text-properties fo:letter-spacing="-0.0013in"/>
    </style:style>
    <style:style style:name="T1116" style:parent-style-name="Absatz-Standardschriftart" style:family="text">
      <style:text-properties fo:letter-spacing="-0.0013in"/>
    </style:style>
    <style:style style:name="T1117" style:parent-style-name="Absatz-Standardschriftart" style:family="text">
      <style:text-properties fo:letter-spacing="-0.0006in"/>
    </style:style>
    <style:style style:name="T1118" style:parent-style-name="Absatz-Standardschriftart" style:family="text">
      <style:text-properties fo:letter-spacing="-0.0006in"/>
    </style:style>
    <style:style style:name="T1119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1120" style:parent-style-name="Absatz-Standardschriftart" style:family="text">
      <style:text-properties fo:letter-spacing="-0.0006in" style:text-position="50% 100%" fo:font-size="6pt" style:font-size-asian="6pt"/>
    </style:style>
    <style:style style:name="P1121" style:parent-style-name="Standard" style:family="paragraph">
      <style:paragraph-properties fo:margin-top="0.0013in"/>
      <style:text-properties style:font-name="Arial" style:font-name-asian="Arial" style:font-name-complex="Arial" fo:font-size="5.5pt" style:font-size-asian="5.5pt" style:font-size-complex="5.5pt"/>
    </style:style>
    <style:style style:name="P1122" style:parent-style-name="Textkörper" style:family="paragraph">
      <style:paragraph-properties fo:margin-top="0.0534in" fo:margin-left="0.9138in" fo:margin-right="0.0611in" fo:text-indent="0in">
        <style:tab-stops/>
      </style:paragraph-properties>
    </style:style>
    <style:style style:name="T1123" style:parent-style-name="Absatz-Standardschriftart" style:family="text">
      <style:text-properties fo:letter-spacing="-0.0006in"/>
    </style:style>
    <style:style style:name="T1124" style:parent-style-name="Absatz-Standardschriftart" style:family="text">
      <style:text-properties fo:letter-spacing="-0.0006in"/>
    </style:style>
    <style:style style:name="T1125" style:parent-style-name="Absatz-Standardschriftart" style:family="text">
      <style:text-properties fo:letter-spacing="-0.0013in"/>
    </style:style>
    <style:style style:name="T1126" style:parent-style-name="Absatz-Standardschriftart" style:family="text">
      <style:text-properties fo:letter-spacing="-0.0006in"/>
    </style:style>
    <style:style style:name="T1127" style:parent-style-name="Absatz-Standardschriftart" style:family="text">
      <style:text-properties fo:letter-spacing="-0.0006in"/>
    </style:style>
    <style:style style:name="T1128" style:parent-style-name="Absatz-Standardschriftart" style:family="text">
      <style:text-properties fo:letter-spacing="-0.002in"/>
    </style:style>
    <style:style style:name="T1129" style:parent-style-name="Absatz-Standardschriftart" style:family="text">
      <style:text-properties fo:letter-spacing="-0.0006in"/>
    </style:style>
    <style:style style:name="T1130" style:parent-style-name="Absatz-Standardschriftart" style:family="text">
      <style:text-properties fo:letter-spacing="-0.0006in"/>
    </style:style>
    <style:style style:name="T1131" style:parent-style-name="Absatz-Standardschriftart" style:family="text">
      <style:text-properties fo:letter-spacing="-0.0006in"/>
    </style:style>
    <style:style style:name="T1132" style:parent-style-name="Absatz-Standardschriftart" style:family="text">
      <style:text-properties fo:letter-spacing="-0.0013in"/>
    </style:style>
    <style:style style:name="T1133" style:parent-style-name="Absatz-Standardschriftart" style:family="text">
      <style:text-properties fo:letter-spacing="-0.0006in"/>
    </style:style>
    <style:style style:name="T1134" style:parent-style-name="Absatz-Standardschriftart" style:family="text">
      <style:text-properties style:font-name="Times New Roman" fo:letter-spacing="0.0548in"/>
    </style:style>
    <style:style style:name="T1135" style:parent-style-name="Absatz-Standardschriftart" style:family="text">
      <style:text-properties fo:letter-spacing="-0.0006in"/>
    </style:style>
    <style:style style:name="T1136" style:parent-style-name="Absatz-Standardschriftart" style:family="text">
      <style:text-properties fo:letter-spacing="-0.002in"/>
    </style:style>
    <style:style style:name="T1137" style:parent-style-name="Absatz-Standardschriftart" style:family="text">
      <style:text-properties fo:letter-spacing="-0.0013in"/>
    </style:style>
    <style:style style:name="T1138" style:parent-style-name="Absatz-Standardschriftart" style:family="text">
      <style:text-properties fo:letter-spacing="-0.0006in"/>
    </style:style>
    <style:style style:name="T1139" style:parent-style-name="Absatz-Standardschriftart" style:family="text">
      <style:text-properties fo:letter-spacing="-0.0013in"/>
    </style:style>
    <style:style style:name="T1140" style:parent-style-name="Absatz-Standardschriftart" style:family="text">
      <style:text-properties fo:letter-spacing="-0.0006in"/>
    </style:style>
    <style:style style:name="T1141" style:parent-style-name="Absatz-Standardschriftart" style:family="text">
      <style:text-properties fo:letter-spacing="-0.0006in"/>
    </style:style>
    <style:style style:name="T1142" style:parent-style-name="Absatz-Standardschriftart" style:family="text">
      <style:text-properties fo:letter-spacing="-0.0013in"/>
    </style:style>
    <style:style style:name="T1143" style:parent-style-name="Absatz-Standardschriftart" style:family="text">
      <style:text-properties fo:letter-spacing="-0.0006in"/>
    </style:style>
    <style:style style:name="T1144" style:parent-style-name="Absatz-Standardschriftart" style:family="text">
      <style:text-properties fo:letter-spacing="0.0006in"/>
    </style:style>
    <style:style style:name="T1145" style:parent-style-name="Absatz-Standardschriftart" style:family="text">
      <style:text-properties fo:letter-spacing="-0.0006in"/>
    </style:style>
    <style:style style:name="T1146" style:parent-style-name="Absatz-Standardschriftart" style:family="text">
      <style:text-properties fo:letter-spacing="-0.0006in"/>
    </style:style>
    <style:style style:name="T1147" style:parent-style-name="Absatz-Standardschriftart" style:family="text">
      <style:text-properties fo:letter-spacing="-0.0006in"/>
    </style:style>
    <style:style style:name="T1148" style:parent-style-name="Absatz-Standardschriftart" style:family="text">
      <style:text-properties fo:letter-spacing="-0.0006in"/>
    </style:style>
    <style:style style:name="P114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150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151" style:parent-style-name="Absatz-Standardschriftart" style:family="text">
      <style:text-properties fo:color="#009DE0" fo:letter-spacing="-0.0006in"/>
    </style:style>
    <style:style style:name="T1152" style:parent-style-name="Absatz-Standardschriftart" style:family="text">
      <style:text-properties fo:color="#009DE0"/>
    </style:style>
    <style:style style:name="T1153" style:parent-style-name="Absatz-Standardschriftart" style:family="text">
      <style:text-properties fo:color="#009DE0" fo:letter-spacing="-0.0013in"/>
    </style:style>
    <style:style style:name="T1154" style:parent-style-name="Absatz-Standardschriftart" style:family="text">
      <style:text-properties fo:color="#009DE0" fo:letter-spacing="-0.0006in"/>
    </style:style>
    <style:style style:name="T1155" style:parent-style-name="Absatz-Standardschriftart" style:family="text">
      <style:text-properties fo:color="#009DE0"/>
    </style:style>
    <style:style style:name="T1156" style:parent-style-name="Absatz-Standardschriftart" style:family="text">
      <style:text-properties fo:color="#009DE0" fo:letter-spacing="-0.0006in"/>
    </style:style>
    <style:style style:name="T1157" style:parent-style-name="Absatz-Standardschriftart" style:family="text">
      <style:text-properties fo:color="#009DE0" fo:letter-spacing="-0.002in"/>
    </style:style>
    <style:style style:name="T1158" style:parent-style-name="Absatz-Standardschriftart" style:family="text">
      <style:text-properties fo:color="#009DE0"/>
    </style:style>
    <style:style style:name="T1159" style:parent-style-name="Absatz-Standardschriftart" style:family="text">
      <style:text-properties fo:color="#009DE0" fo:letter-spacing="-0.002in"/>
    </style:style>
    <style:style style:name="T1160" style:parent-style-name="Absatz-Standardschriftart" style:family="text">
      <style:text-properties fo:color="#009DE0" fo:letter-spacing="-0.0006in"/>
    </style:style>
    <style:style style:name="P1161" style:parent-style-name="Textkörper" style:family="paragraph">
      <style:paragraph-properties fo:margin-top="0.1083in" fo:margin-left="0.9138in" fo:margin-right="0.0611in" fo:text-indent="0in">
        <style:tab-stops/>
      </style:paragraph-properties>
    </style:style>
    <style:style style:name="T1162" style:parent-style-name="Absatz-Standardschriftart" style:family="text">
      <style:text-properties fo:letter-spacing="-0.0006in"/>
    </style:style>
    <style:style style:name="T1163" style:parent-style-name="Absatz-Standardschriftart" style:family="text">
      <style:text-properties fo:letter-spacing="-0.0006in"/>
    </style:style>
    <style:style style:name="T1164" style:parent-style-name="Absatz-Standardschriftart" style:family="text">
      <style:text-properties fo:letter-spacing="-0.0006in"/>
    </style:style>
    <style:style style:name="T1165" style:parent-style-name="Absatz-Standardschriftart" style:family="text">
      <style:text-properties fo:letter-spacing="-0.0013in"/>
    </style:style>
    <style:style style:name="T1166" style:parent-style-name="Absatz-Standardschriftart" style:family="text">
      <style:text-properties fo:letter-spacing="-0.0006in"/>
    </style:style>
    <style:style style:name="T1167" style:parent-style-name="Absatz-Standardschriftart" style:family="text">
      <style:text-properties fo:letter-spacing="-0.0013in"/>
    </style:style>
    <style:style style:name="T1168" style:parent-style-name="Absatz-Standardschriftart" style:family="text">
      <style:text-properties fo:letter-spacing="-0.0006in"/>
    </style:style>
    <style:style style:name="T1169" style:parent-style-name="Absatz-Standardschriftart" style:family="text">
      <style:text-properties fo:letter-spacing="-0.002in"/>
    </style:style>
    <style:style style:name="T1170" style:parent-style-name="Absatz-Standardschriftart" style:family="text">
      <style:text-properties fo:letter-spacing="-0.0006in"/>
    </style:style>
    <style:style style:name="T1171" style:parent-style-name="Absatz-Standardschriftart" style:family="text">
      <style:text-properties fo:letter-spacing="-0.0013in"/>
    </style:style>
    <style:style style:name="T1172" style:parent-style-name="Absatz-Standardschriftart" style:family="text">
      <style:text-properties fo:letter-spacing="-0.0013in"/>
    </style:style>
    <style:style style:name="T1173" style:parent-style-name="Absatz-Standardschriftart" style:family="text">
      <style:text-properties fo:letter-spacing="0.0006in"/>
    </style:style>
    <style:style style:name="T1174" style:parent-style-name="Absatz-Standardschriftart" style:family="text">
      <style:text-properties fo:letter-spacing="-0.0006in"/>
    </style:style>
    <style:style style:name="T1175" style:parent-style-name="Absatz-Standardschriftart" style:family="text">
      <style:text-properties fo:letter-spacing="-0.0013in"/>
    </style:style>
    <style:style style:name="T1176" style:parent-style-name="Absatz-Standardschriftart" style:family="text">
      <style:text-properties fo:letter-spacing="-0.0006in"/>
    </style:style>
    <style:style style:name="T1177" style:parent-style-name="Absatz-Standardschriftart" style:family="text">
      <style:text-properties fo:letter-spacing="-0.0006in"/>
    </style:style>
    <style:style style:name="T1178" style:parent-style-name="Absatz-Standardschriftart" style:family="text">
      <style:text-properties fo:letter-spacing="0.0055in"/>
    </style:style>
    <style:style style:name="T1179" style:parent-style-name="Absatz-Standardschriftart" style:family="text">
      <style:text-properties fo:letter-spacing="-0.0006in"/>
    </style:style>
    <style:style style:name="T1180" style:parent-style-name="Absatz-Standardschriftart" style:family="text">
      <style:text-properties fo:letter-spacing="-0.002in"/>
    </style:style>
    <style:style style:name="T1181" style:parent-style-name="Absatz-Standardschriftart" style:family="text">
      <style:text-properties fo:letter-spacing="-0.0013in"/>
    </style:style>
    <style:style style:name="T1182" style:parent-style-name="Absatz-Standardschriftart" style:family="text">
      <style:text-properties fo:letter-spacing="-0.0006in"/>
    </style:style>
    <style:style style:name="T1183" style:parent-style-name="Absatz-Standardschriftart" style:family="text">
      <style:text-properties fo:letter-spacing="-0.0006in"/>
    </style:style>
    <style:style style:name="T1184" style:parent-style-name="Absatz-Standardschriftart" style:family="text">
      <style:text-properties style:font-name="Times New Roman" fo:letter-spacing="0.0604in"/>
    </style:style>
    <style:style style:name="T1185" style:parent-style-name="Absatz-Standardschriftart" style:family="text">
      <style:text-properties fo:letter-spacing="-0.0006in"/>
    </style:style>
    <style:style style:name="T1186" style:parent-style-name="Absatz-Standardschriftart" style:family="text">
      <style:text-properties fo:letter-spacing="-0.0006in"/>
    </style:style>
    <style:style style:name="T1187" style:parent-style-name="Absatz-Standardschriftart" style:family="text">
      <style:text-properties fo:letter-spacing="0.0006in"/>
    </style:style>
    <style:style style:name="T1188" style:parent-style-name="Absatz-Standardschriftart" style:family="text">
      <style:text-properties fo:letter-spacing="-0.0006in"/>
    </style:style>
    <style:style style:name="P1189" style:parent-style-name="Textkörper" style:family="paragraph">
      <style:paragraph-properties fo:margin-left="0.9138in" fo:margin-right="0.0611in" fo:text-indent="0in">
        <style:tab-stops/>
      </style:paragraph-properties>
    </style:style>
    <style:style style:name="T1190" style:parent-style-name="Absatz-Standardschriftart" style:family="text">
      <style:text-properties fo:letter-spacing="-0.0006in"/>
    </style:style>
    <style:style style:name="T1191" style:parent-style-name="Absatz-Standardschriftart" style:family="text">
      <style:text-properties fo:letter-spacing="-0.0013in"/>
    </style:style>
    <style:style style:name="T1192" style:parent-style-name="Absatz-Standardschriftart" style:family="text">
      <style:text-properties fo:letter-spacing="-0.0006in"/>
    </style:style>
    <style:style style:name="T1193" style:parent-style-name="Absatz-Standardschriftart" style:family="text">
      <style:text-properties fo:letter-spacing="-0.0006in"/>
    </style:style>
    <style:style style:name="T1194" style:parent-style-name="Absatz-Standardschriftart" style:family="text">
      <style:text-properties fo:letter-spacing="-0.002in"/>
    </style:style>
    <style:style style:name="T1195" style:parent-style-name="Absatz-Standardschriftart" style:family="text">
      <style:text-properties fo:letter-spacing="-0.0006in"/>
    </style:style>
    <style:style style:name="T1196" style:parent-style-name="Absatz-Standardschriftart" style:family="text">
      <style:text-properties fo:letter-spacing="0.0006in"/>
    </style:style>
    <style:style style:name="T1197" style:parent-style-name="Absatz-Standardschriftart" style:family="text">
      <style:text-properties fo:letter-spacing="-0.0006in"/>
    </style:style>
    <style:style style:name="T1198" style:parent-style-name="Absatz-Standardschriftart" style:family="text">
      <style:text-properties fo:letter-spacing="-0.0013in"/>
    </style:style>
    <style:style style:name="T1199" style:parent-style-name="Absatz-Standardschriftart" style:family="text">
      <style:text-properties fo:letter-spacing="-0.0006in"/>
    </style:style>
    <style:style style:name="T1200" style:parent-style-name="Absatz-Standardschriftart" style:family="text">
      <style:text-properties fo:letter-spacing="-0.0013in"/>
    </style:style>
    <style:style style:name="T1201" style:parent-style-name="Absatz-Standardschriftart" style:family="text">
      <style:text-properties fo:letter-spacing="-0.0006in"/>
    </style:style>
    <style:style style:name="T1202" style:parent-style-name="Absatz-Standardschriftart" style:family="text">
      <style:text-properties fo:letter-spacing="-0.0013in"/>
    </style:style>
    <style:style style:name="T1203" style:parent-style-name="Absatz-Standardschriftart" style:family="text">
      <style:text-properties fo:letter-spacing="-0.0006in"/>
    </style:style>
    <style:style style:name="T1204" style:parent-style-name="Absatz-Standardschriftart" style:family="text">
      <style:text-properties fo:letter-spacing="-0.0013in"/>
    </style:style>
    <style:style style:name="T1205" style:parent-style-name="Absatz-Standardschriftart" style:family="text">
      <style:text-properties fo:letter-spacing="-0.0013in"/>
    </style:style>
    <style:style style:name="T1206" style:parent-style-name="Absatz-Standardschriftart" style:family="text">
      <style:text-properties fo:letter-spacing="-0.0006in"/>
    </style:style>
    <style:style style:name="T1207" style:parent-style-name="Absatz-Standardschriftart" style:family="text">
      <style:text-properties fo:letter-spacing="-0.0006in"/>
    </style:style>
    <style:style style:name="T1208" style:parent-style-name="Absatz-Standardschriftart" style:family="text">
      <style:text-properties fo:letter-spacing="-0.0013in"/>
    </style:style>
    <style:style style:name="T1209" style:parent-style-name="Absatz-Standardschriftart" style:family="text">
      <style:text-properties fo:letter-spacing="-0.0006in"/>
    </style:style>
    <style:style style:name="T1210" style:parent-style-name="Absatz-Standardschriftart" style:family="text">
      <style:text-properties fo:letter-spacing="-0.002in"/>
    </style:style>
    <style:style style:name="T1211" style:parent-style-name="Absatz-Standardschriftart" style:family="text">
      <style:text-properties fo:letter-spacing="-0.0006in"/>
    </style:style>
    <style:style style:name="T1212" style:parent-style-name="Absatz-Standardschriftart" style:family="text">
      <style:text-properties fo:letter-spacing="-0.0006in"/>
    </style:style>
    <style:style style:name="T1213" style:parent-style-name="Absatz-Standardschriftart" style:family="text">
      <style:text-properties style:font-name="Times New Roman" fo:letter-spacing="0.0659in" style:text-scale="99%"/>
    </style:style>
    <style:style style:name="T1214" style:parent-style-name="Absatz-Standardschriftart" style:family="text">
      <style:text-properties fo:letter-spacing="-0.0006in"/>
    </style:style>
    <style:style style:name="T1215" style:parent-style-name="Absatz-Standardschriftart" style:family="text">
      <style:text-properties fo:letter-spacing="-0.0013in"/>
    </style:style>
    <style:style style:name="T1216" style:parent-style-name="Absatz-Standardschriftart" style:family="text">
      <style:text-properties fo:letter-spacing="-0.0006in"/>
    </style:style>
    <style:style style:name="T1217" style:parent-style-name="Absatz-Standardschriftart" style:family="text">
      <style:text-properties fo:letter-spacing="-0.0006in"/>
    </style:style>
    <style:style style:name="T1218" style:parent-style-name="Absatz-Standardschriftart" style:family="text">
      <style:text-properties fo:letter-spacing="-0.0006in"/>
    </style:style>
    <style:style style:name="T1219" style:parent-style-name="Absatz-Standardschriftart" style:family="text">
      <style:text-properties fo:letter-spacing="-0.002in"/>
    </style:style>
    <style:style style:name="T1220" style:parent-style-name="Absatz-Standardschriftart" style:family="text">
      <style:text-properties fo:letter-spacing="-0.0006in"/>
    </style:style>
    <style:style style:name="T1221" style:parent-style-name="Absatz-Standardschriftart" style:family="text">
      <style:text-properties fo:letter-spacing="-0.0013in"/>
    </style:style>
    <style:style style:name="T1222" style:parent-style-name="Absatz-Standardschriftart" style:family="text">
      <style:text-properties fo:letter-spacing="-0.002in"/>
    </style:style>
    <style:style style:name="T1223" style:parent-style-name="Absatz-Standardschriftart" style:family="text">
      <style:text-properties fo:letter-spacing="-0.0006in"/>
    </style:style>
    <style:style style:name="T1224" style:parent-style-name="Absatz-Standardschriftart" style:family="text">
      <style:text-properties fo:letter-spacing="-0.0013in"/>
    </style:style>
    <style:style style:name="T1225" style:parent-style-name="Absatz-Standardschriftart" style:family="text">
      <style:text-properties fo:letter-spacing="-0.0013in"/>
    </style:style>
    <style:style style:name="T1226" style:parent-style-name="Absatz-Standardschriftart" style:family="text">
      <style:text-properties fo:letter-spacing="-0.0006in"/>
    </style:style>
    <style:style style:name="T1227" style:parent-style-name="Absatz-Standardschriftart" style:family="text">
      <style:text-properties fo:letter-spacing="-0.0006in"/>
    </style:style>
    <style:style style:name="T1228" style:parent-style-name="Absatz-Standardschriftart" style:family="text">
      <style:text-properties fo:letter-spacing="-0.0013in"/>
    </style:style>
    <style:style style:name="T1229" style:parent-style-name="Absatz-Standardschriftart" style:family="text">
      <style:text-properties fo:letter-spacing="-0.0006in"/>
    </style:style>
    <style:style style:name="T1230" style:parent-style-name="Absatz-Standardschriftart" style:family="text">
      <style:text-properties fo:letter-spacing="-0.0006in"/>
    </style:style>
    <style:style style:name="T1231" style:parent-style-name="Absatz-Standardschriftart" style:family="text">
      <style:text-properties fo:letter-spacing="-0.002in"/>
    </style:style>
    <style:style style:name="T1232" style:parent-style-name="Absatz-Standardschriftart" style:family="text">
      <style:text-properties fo:letter-spacing="0.0027in"/>
    </style:style>
    <style:style style:name="T1233" style:parent-style-name="Absatz-Standardschriftart" style:family="text">
      <style:text-properties fo:letter-spacing="-0.0013in"/>
    </style:style>
    <style:style style:name="T1234" style:parent-style-name="Absatz-Standardschriftart" style:family="text">
      <style:text-properties fo:letter-spacing="-0.0006in"/>
    </style:style>
    <style:style style:name="T1235" style:parent-style-name="Absatz-Standardschriftart" style:family="text">
      <style:text-properties fo:letter-spacing="-0.0006in"/>
    </style:style>
    <style:style style:name="T1236" style:parent-style-name="Absatz-Standardschriftart" style:family="text">
      <style:text-properties fo:letter-spacing="-0.0006in"/>
    </style:style>
    <style:style style:name="T1237" style:parent-style-name="Absatz-Standardschriftart" style:family="text">
      <style:text-properties fo:letter-spacing="-0.0013in"/>
    </style:style>
    <style:style style:name="T1238" style:parent-style-name="Absatz-Standardschriftart" style:family="text">
      <style:text-properties style:font-name="Times New Roman" fo:letter-spacing="0.0493in" style:text-scale="99%"/>
    </style:style>
    <style:style style:name="T1239" style:parent-style-name="Absatz-Standardschriftart" style:family="text">
      <style:text-properties fo:letter-spacing="-0.002in"/>
    </style:style>
    <style:style style:name="T1240" style:parent-style-name="Absatz-Standardschriftart" style:family="text">
      <style:text-properties fo:letter-spacing="-0.0013in"/>
    </style:style>
    <style:style style:name="T1241" style:parent-style-name="Absatz-Standardschriftart" style:family="text">
      <style:text-properties fo:letter-spacing="-0.0006in"/>
    </style:style>
    <style:style style:name="T1242" style:parent-style-name="Absatz-Standardschriftart" style:family="text">
      <style:text-properties fo:letter-spacing="-0.0006in"/>
    </style:style>
    <style:style style:name="T1243" style:parent-style-name="Absatz-Standardschriftart" style:family="text">
      <style:text-properties fo:letter-spacing="-0.002in"/>
    </style:style>
    <style:style style:name="T1244" style:parent-style-name="Absatz-Standardschriftart" style:family="text">
      <style:text-properties fo:letter-spacing="-0.0006in"/>
    </style:style>
    <style:style style:name="T1245" style:parent-style-name="Absatz-Standardschriftart" style:family="text">
      <style:text-properties fo:letter-spacing="-0.0013in"/>
    </style:style>
    <style:style style:name="T1246" style:parent-style-name="Absatz-Standardschriftart" style:family="text">
      <style:text-properties fo:letter-spacing="-0.0006in"/>
    </style:style>
    <style:style style:name="P124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248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249" style:parent-style-name="Absatz-Standardschriftart" style:family="text">
      <style:text-properties fo:color="#009DE0" fo:letter-spacing="-0.0013in"/>
    </style:style>
    <style:style style:name="T1250" style:parent-style-name="Absatz-Standardschriftart" style:family="text">
      <style:text-properties fo:color="#009DE0" fo:letter-spacing="-0.0006in"/>
    </style:style>
    <style:style style:name="T1251" style:parent-style-name="Absatz-Standardschriftart" style:family="text">
      <style:text-properties fo:color="#009DE0" fo:letter-spacing="-0.0013in"/>
    </style:style>
    <style:style style:name="T1252" style:parent-style-name="Absatz-Standardschriftart" style:family="text">
      <style:text-properties fo:color="#009DE0" fo:letter-spacing="-0.0006in"/>
    </style:style>
    <style:style style:name="T1253" style:parent-style-name="Absatz-Standardschriftart" style:family="text">
      <style:text-properties fo:color="#009DE0"/>
    </style:style>
    <style:style style:name="T1254" style:parent-style-name="Absatz-Standardschriftart" style:family="text">
      <style:text-properties fo:color="#009DE0" fo:letter-spacing="-0.0006in"/>
    </style:style>
    <style:style style:name="P1255" style:parent-style-name="Textkörper" style:family="paragraph">
      <style:paragraph-properties fo:margin-top="0.1097in" fo:line-height="98%" fo:margin-left="0.9138in" fo:margin-right="0.118in" fo:text-indent="0in">
        <style:tab-stops/>
      </style:paragraph-properties>
    </style:style>
    <style:style style:name="T1256" style:parent-style-name="Absatz-Standardschriftart" style:family="text">
      <style:text-properties fo:letter-spacing="-0.0006in"/>
    </style:style>
    <style:style style:name="T1257" style:parent-style-name="Absatz-Standardschriftart" style:family="text">
      <style:text-properties fo:letter-spacing="-0.0013in"/>
    </style:style>
    <style:style style:name="T1258" style:parent-style-name="Absatz-Standardschriftart" style:family="text">
      <style:text-properties fo:letter-spacing="-0.0006in"/>
    </style:style>
    <style:style style:name="T1259" style:parent-style-name="Absatz-Standardschriftart" style:family="text">
      <style:text-properties fo:letter-spacing="0.0006in"/>
    </style:style>
    <style:style style:name="T1260" style:parent-style-name="Absatz-Standardschriftart" style:family="text">
      <style:text-properties fo:letter-spacing="-0.0006in"/>
    </style:style>
    <style:style style:name="T1261" style:parent-style-name="Absatz-Standardschriftart" style:family="text">
      <style:text-properties fo:letter-spacing="-0.0006in"/>
    </style:style>
    <style:style style:name="T1262" style:parent-style-name="Absatz-Standardschriftart" style:family="text">
      <style:text-properties fo:letter-spacing="-0.0013in"/>
    </style:style>
    <style:style style:name="T1263" style:parent-style-name="Absatz-Standardschriftart" style:family="text">
      <style:text-properties fo:letter-spacing="-0.0006in"/>
    </style:style>
    <style:style style:name="T1264" style:parent-style-name="Absatz-Standardschriftart" style:family="text">
      <style:text-properties fo:letter-spacing="-0.0006in"/>
    </style:style>
    <style:style style:name="T1265" style:parent-style-name="Absatz-Standardschriftart" style:family="text">
      <style:text-properties fo:letter-spacing="-0.0013in"/>
    </style:style>
    <style:style style:name="T1266" style:parent-style-name="Absatz-Standardschriftart" style:family="text">
      <style:text-properties fo:letter-spacing="-0.0006in"/>
    </style:style>
    <style:style style:name="T1267" style:parent-style-name="Absatz-Standardschriftart" style:family="text">
      <style:text-properties fo:letter-spacing="-0.0006in"/>
    </style:style>
    <style:style style:name="T1268" style:parent-style-name="Absatz-Standardschriftart" style:family="text">
      <style:text-properties fo:letter-spacing="-0.0006in"/>
    </style:style>
    <style:style style:name="T1269" style:parent-style-name="Absatz-Standardschriftart" style:family="text">
      <style:text-properties fo:letter-spacing="-0.0006in"/>
    </style:style>
    <style:style style:name="T1270" style:parent-style-name="Absatz-Standardschriftart" style:family="text">
      <style:text-properties fo:letter-spacing="-0.0006in"/>
    </style:style>
    <style:style style:name="T1271" style:parent-style-name="Absatz-Standardschriftart" style:family="text">
      <style:text-properties fo:letter-spacing="-0.0013in"/>
    </style:style>
    <style:style style:name="T1272" style:parent-style-name="Absatz-Standardschriftart" style:family="text">
      <style:text-properties fo:letter-spacing="-0.0006in"/>
    </style:style>
    <style:style style:name="T1273" style:parent-style-name="Absatz-Standardschriftart" style:family="text">
      <style:text-properties fo:letter-spacing="-0.0013in"/>
    </style:style>
    <style:style style:name="T1274" style:parent-style-name="Absatz-Standardschriftart" style:family="text">
      <style:text-properties style:font-name="Times New Roman" fo:letter-spacing="0.059in" style:text-scale="99%"/>
    </style:style>
    <style:style style:name="T1275" style:parent-style-name="Absatz-Standardschriftart" style:family="text">
      <style:text-properties fo:letter-spacing="-0.0006in"/>
    </style:style>
    <style:style style:name="T1276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1277" style:parent-style-name="Absatz-Standardschriftart" style:family="text">
      <style:text-properties fo:color="#3C6EA7" fo:letter-spacing="0.0118in" style:text-position="50% 100%" fo:font-size="6pt" style:font-size-asian="6pt"/>
    </style:style>
    <style:style style:name="T1278" style:parent-style-name="Absatz-Standardschriftart" style:family="text">
      <style:text-properties fo:letter-spacing="-0.0006in"/>
    </style:style>
    <style:style style:name="T1279" style:parent-style-name="Absatz-Standardschriftart" style:family="text">
      <style:text-properties fo:letter-spacing="-0.0006in"/>
    </style:style>
    <style:style style:name="T1280" style:parent-style-name="Absatz-Standardschriftart" style:family="text">
      <style:text-properties fo:letter-spacing="-0.002in"/>
    </style:style>
    <style:style style:name="T1281" style:parent-style-name="Absatz-Standardschriftart" style:family="text">
      <style:text-properties fo:letter-spacing="-0.002in"/>
    </style:style>
    <style:style style:name="T1282" style:parent-style-name="Absatz-Standardschriftart" style:family="text">
      <style:text-properties fo:letter-spacing="-0.0006in"/>
    </style:style>
    <style:style style:name="T1283" style:parent-style-name="Absatz-Standardschriftart" style:family="text">
      <style:text-properties fo:letter-spacing="-0.0013in"/>
    </style:style>
    <style:style style:name="T1284" style:parent-style-name="Absatz-Standardschriftart" style:family="text">
      <style:text-properties fo:letter-spacing="-0.0006in"/>
    </style:style>
    <style:style style:name="T1285" style:parent-style-name="Absatz-Standardschriftart" style:family="text">
      <style:text-properties fo:letter-spacing="-0.002in"/>
    </style:style>
    <style:style style:name="T1286" style:parent-style-name="Absatz-Standardschriftart" style:family="text">
      <style:text-properties fo:letter-spacing="-0.0006in"/>
    </style:style>
    <style:style style:name="T1287" style:parent-style-name="Absatz-Standardschriftart" style:family="text">
      <style:text-properties fo:letter-spacing="-0.0006in"/>
    </style:style>
    <style:style style:name="T1288" style:parent-style-name="Absatz-Standardschriftart" style:family="text">
      <style:text-properties style:font-name="Times New Roman" fo:letter-spacing="0.0743in"/>
    </style:style>
    <style:style style:name="T1289" style:parent-style-name="Absatz-Standardschriftart" style:family="text">
      <style:text-properties fo:letter-spacing="-0.002in"/>
    </style:style>
    <style:style style:name="T1290" style:parent-style-name="Absatz-Standardschriftart" style:family="text">
      <style:text-properties fo:letter-spacing="-0.0006in"/>
    </style:style>
    <style:style style:name="T1291" style:parent-style-name="Absatz-Standardschriftart" style:family="text">
      <style:text-properties fo:letter-spacing="0.0006in"/>
    </style:style>
    <style:style style:name="T1292" style:parent-style-name="Absatz-Standardschriftart" style:family="text">
      <style:text-properties fo:letter-spacing="-0.0013in"/>
    </style:style>
    <style:style style:name="T1293" style:parent-style-name="Absatz-Standardschriftart" style:family="text">
      <style:text-properties fo:letter-spacing="-0.0006in"/>
    </style:style>
    <style:style style:name="T1294" style:parent-style-name="Absatz-Standardschriftart" style:family="text">
      <style:text-properties fo:letter-spacing="-0.0013in"/>
    </style:style>
    <style:style style:name="T1295" style:parent-style-name="Absatz-Standardschriftart" style:family="text">
      <style:text-properties fo:letter-spacing="-0.0006in"/>
    </style:style>
    <style:style style:name="T1296" style:parent-style-name="Absatz-Standardschriftart" style:family="text">
      <style:text-properties fo:letter-spacing="-0.0006in"/>
    </style:style>
    <style:style style:name="T1297" style:parent-style-name="Absatz-Standardschriftart" style:family="text">
      <style:text-properties fo:letter-spacing="-0.0006in"/>
    </style:style>
    <style:style style:name="T1298" style:parent-style-name="Absatz-Standardschriftart" style:family="text">
      <style:text-properties fo:letter-spacing="-0.0006in"/>
    </style:style>
    <style:style style:name="T1299" style:parent-style-name="Absatz-Standardschriftart" style:family="text">
      <style:text-properties fo:letter-spacing="-0.0006in"/>
    </style:style>
    <style:style style:name="T1300" style:parent-style-name="Absatz-Standardschriftart" style:family="text">
      <style:text-properties fo:letter-spacing="-0.0006in"/>
    </style:style>
    <style:style style:name="T1301" style:parent-style-name="Absatz-Standardschriftart" style:family="text">
      <style:text-properties fo:letter-spacing="-0.0006in"/>
    </style:style>
    <style:style style:name="T1302" style:parent-style-name="Absatz-Standardschriftart" style:family="text">
      <style:text-properties fo:letter-spacing="-0.0013in"/>
    </style:style>
    <style:style style:name="T1303" style:parent-style-name="Absatz-Standardschriftart" style:family="text">
      <style:text-properties fo:letter-spacing="-0.0013in"/>
    </style:style>
    <style:style style:name="T1304" style:parent-style-name="Absatz-Standardschriftart" style:family="text">
      <style:text-properties fo:letter-spacing="-0.0006in"/>
    </style:style>
    <style:style style:name="T1305" style:parent-style-name="Absatz-Standardschriftart" style:family="text">
      <style:text-properties fo:letter-spacing="0.0006in"/>
    </style:style>
    <style:style style:name="T1306" style:parent-style-name="Absatz-Standardschriftart" style:family="text">
      <style:text-properties fo:letter-spacing="-0.0006in"/>
    </style:style>
    <style:style style:name="T1307" style:parent-style-name="Absatz-Standardschriftart" style:family="text">
      <style:text-properties style:font-name="Times New Roman" fo:letter-spacing="0.0645in"/>
    </style:style>
    <style:style style:name="T1308" style:parent-style-name="Absatz-Standardschriftart" style:family="text">
      <style:text-properties fo:letter-spacing="-0.0006in"/>
    </style:style>
    <style:style style:name="T1309" style:parent-style-name="Absatz-Standardschriftart" style:family="text">
      <style:text-properties fo:letter-spacing="-0.0006in"/>
    </style:style>
    <style:style style:name="T1310" style:parent-style-name="Absatz-Standardschriftart" style:family="text">
      <style:text-properties fo:letter-spacing="-0.0013in"/>
    </style:style>
    <style:style style:name="T1311" style:parent-style-name="Absatz-Standardschriftart" style:family="text">
      <style:text-properties fo:letter-spacing="-0.0006in"/>
    </style:style>
    <style:style style:name="T1312" style:parent-style-name="Absatz-Standardschriftart" style:family="text">
      <style:text-properties fo:letter-spacing="-0.0006in"/>
    </style:style>
    <style:style style:name="T1313" style:parent-style-name="Absatz-Standardschriftart" style:family="text">
      <style:text-properties fo:letter-spacing="0.0027in"/>
    </style:style>
    <style:style style:name="T1314" style:parent-style-name="Absatz-Standardschriftart" style:family="text">
      <style:text-properties fo:letter-spacing="-0.0006in"/>
    </style:style>
    <style:style style:name="T1315" style:parent-style-name="Absatz-Standardschriftart" style:family="text">
      <style:text-properties fo:letter-spacing="-0.0013in"/>
    </style:style>
    <style:style style:name="T1316" style:parent-style-name="Absatz-Standardschriftart" style:family="text">
      <style:text-properties fo:letter-spacing="-0.0006in"/>
    </style:style>
    <style:style style:name="T1317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1318" style:parent-style-name="Standard" style:family="paragraph">
      <style:paragraph-properties fo:margin-top="0.002in"/>
      <style:text-properties style:font-name="Arial" style:font-name-asian="Arial" style:font-name-complex="Arial" fo:font-size="12pt" style:font-size-asian="12pt" style:font-size-complex="12pt"/>
    </style:style>
    <style:style style:name="T1319" style:parent-style-name="Absatz-Standardschriftart" style:family="text">
      <style:text-properties fo:color="#009DE0" fo:letter-spacing="-0.0013in"/>
    </style:style>
    <style:style style:name="T1320" style:parent-style-name="Absatz-Standardschriftart" style:family="text">
      <style:text-properties fo:color="#009DE0" fo:letter-spacing="-0.0006in"/>
    </style:style>
    <style:style style:name="P1321" style:parent-style-name="Textkörper" style:family="paragraph">
      <style:paragraph-properties fo:margin-top="0.0548in" fo:line-height="0.152in">
        <style:tab-stops>
          <style:tab-stop style:type="left" style:position="0.0006in"/>
        </style:tab-stops>
      </style:paragraph-properties>
    </style:style>
    <style:style style:name="T1322" style:parent-style-name="Absatz-Standardschriftart" style:family="text">
      <style:text-properties fo:letter-spacing="-0.0013in"/>
    </style:style>
    <style:style style:name="T1323" style:parent-style-name="Absatz-Standardschriftart" style:family="text">
      <style:text-properties fo:letter-spacing="-0.0006in"/>
    </style:style>
    <style:style style:name="T1324" style:parent-style-name="Absatz-Standardschriftart" style:family="text">
      <style:text-properties fo:letter-spacing="-0.0013in"/>
    </style:style>
    <style:style style:name="T1325" style:parent-style-name="Absatz-Standardschriftart" style:family="text">
      <style:text-properties fo:letter-spacing="-0.0006in"/>
    </style:style>
    <style:style style:name="P1326" style:parent-style-name="Textkörper" style:family="paragraph">
      <style:paragraph-properties fo:margin-right="0.118in">
        <style:tab-stops>
          <style:tab-stop style:type="left" style:position="0.0006in"/>
        </style:tab-stops>
      </style:paragraph-properties>
    </style:style>
    <style:style style:name="T1327" style:parent-style-name="Absatz-Standardschriftart" style:family="text">
      <style:text-properties fo:letter-spacing="-0.0006in"/>
    </style:style>
    <style:style style:name="T1328" style:parent-style-name="Absatz-Standardschriftart" style:family="text">
      <style:text-properties fo:letter-spacing="-0.0013in"/>
    </style:style>
    <style:style style:name="T1329" style:parent-style-name="Absatz-Standardschriftart" style:family="text">
      <style:text-properties fo:letter-spacing="-0.0006in"/>
    </style:style>
    <style:style style:name="T1330" style:parent-style-name="Absatz-Standardschriftart" style:family="text">
      <style:text-properties fo:letter-spacing="-0.002in"/>
    </style:style>
    <style:style style:name="T1331" style:parent-style-name="Absatz-Standardschriftart" style:family="text">
      <style:text-properties fo:letter-spacing="-0.0006in"/>
    </style:style>
    <style:style style:name="T1332" style:parent-style-name="Absatz-Standardschriftart" style:family="text">
      <style:text-properties fo:letter-spacing="-0.0006in"/>
    </style:style>
    <style:style style:name="T1333" style:parent-style-name="Absatz-Standardschriftart" style:family="text">
      <style:text-properties fo:letter-spacing="-0.002in"/>
    </style:style>
    <style:style style:name="T1334" style:parent-style-name="Absatz-Standardschriftart" style:family="text">
      <style:text-properties fo:letter-spacing="-0.0006in"/>
    </style:style>
    <style:style style:name="T1335" style:parent-style-name="Absatz-Standardschriftart" style:family="text">
      <style:text-properties fo:letter-spacing="-0.0006in"/>
    </style:style>
    <style:style style:name="T1336" style:parent-style-name="Absatz-Standardschriftart" style:family="text">
      <style:text-properties fo:letter-spacing="-0.0013in"/>
    </style:style>
    <style:style style:name="T1337" style:parent-style-name="Absatz-Standardschriftart" style:family="text">
      <style:text-properties fo:letter-spacing="-0.0006in"/>
    </style:style>
    <style:style style:name="T1338" style:parent-style-name="Absatz-Standardschriftart" style:family="text">
      <style:text-properties fo:letter-spacing="-0.0013in"/>
    </style:style>
    <style:style style:name="T1339" style:parent-style-name="Absatz-Standardschriftart" style:family="text">
      <style:text-properties fo:letter-spacing="-0.002in"/>
    </style:style>
    <style:style style:name="T1340" style:parent-style-name="Absatz-Standardschriftart" style:family="text">
      <style:text-properties fo:letter-spacing="-0.0006in"/>
    </style:style>
    <style:style style:name="T1341" style:parent-style-name="Absatz-Standardschriftart" style:family="text">
      <style:text-properties style:font-name="Times New Roman" fo:letter-spacing="0.0562in"/>
    </style:style>
    <style:style style:name="T1342" style:parent-style-name="Absatz-Standardschriftart" style:family="text">
      <style:text-properties fo:letter-spacing="-0.0006in"/>
    </style:style>
    <style:style style:name="T1343" style:parent-style-name="Absatz-Standardschriftart" style:family="text">
      <style:text-properties fo:letter-spacing="-0.0013in"/>
    </style:style>
    <style:style style:name="T1344" style:parent-style-name="Absatz-Standardschriftart" style:family="text">
      <style:text-properties fo:letter-spacing="-0.0006in"/>
    </style:style>
    <style:style style:name="P1345" style:parent-style-name="Textkörper" style:family="paragraph">
      <style:paragraph-properties fo:margin-right="0.6701in">
        <style:tab-stops>
          <style:tab-stop style:type="left" style:position="0.0006in"/>
        </style:tab-stops>
      </style:paragraph-properties>
    </style:style>
    <style:style style:name="T1346" style:parent-style-name="Absatz-Standardschriftart" style:family="text">
      <style:text-properties fo:letter-spacing="-0.0006in"/>
    </style:style>
    <style:style style:name="T1347" style:parent-style-name="Absatz-Standardschriftart" style:family="text">
      <style:text-properties fo:letter-spacing="-0.0013in"/>
    </style:style>
    <style:style style:name="T1348" style:parent-style-name="Absatz-Standardschriftart" style:family="text">
      <style:text-properties fo:letter-spacing="-0.0006in"/>
    </style:style>
    <style:style style:name="T1349" style:parent-style-name="Absatz-Standardschriftart" style:family="text">
      <style:text-properties fo:letter-spacing="-0.002in"/>
    </style:style>
    <style:style style:name="T1350" style:parent-style-name="Absatz-Standardschriftart" style:family="text">
      <style:text-properties fo:letter-spacing="-0.0006in"/>
    </style:style>
    <style:style style:name="T1351" style:parent-style-name="Absatz-Standardschriftart" style:family="text">
      <style:text-properties fo:letter-spacing="-0.0006in"/>
    </style:style>
    <style:style style:name="T1352" style:parent-style-name="Absatz-Standardschriftart" style:family="text">
      <style:text-properties fo:letter-spacing="0.0034in"/>
    </style:style>
    <style:style style:name="T1353" style:parent-style-name="Absatz-Standardschriftart" style:family="text">
      <style:text-properties fo:letter-spacing="-0.0006in"/>
    </style:style>
    <style:style style:name="T1354" style:parent-style-name="Absatz-Standardschriftart" style:family="text">
      <style:text-properties fo:letter-spacing="-0.0006in"/>
    </style:style>
    <style:style style:name="T1355" style:parent-style-name="Absatz-Standardschriftart" style:family="text">
      <style:text-properties fo:letter-spacing="-0.0006in"/>
    </style:style>
    <style:style style:name="T1356" style:parent-style-name="Absatz-Standardschriftart" style:family="text">
      <style:text-properties fo:letter-spacing="0.002in"/>
    </style:style>
    <style:style style:name="T1357" style:parent-style-name="Absatz-Standardschriftart" style:family="text">
      <style:text-properties fo:letter-spacing="-0.0006in"/>
    </style:style>
    <style:style style:name="T1358" style:parent-style-name="Absatz-Standardschriftart" style:family="text">
      <style:text-properties fo:letter-spacing="-0.002in"/>
    </style:style>
    <style:style style:name="T1359" style:parent-style-name="Absatz-Standardschriftart" style:family="text">
      <style:text-properties fo:letter-spacing="-0.0006in"/>
    </style:style>
    <style:style style:name="T1360" style:parent-style-name="Absatz-Standardschriftart" style:family="text">
      <style:text-properties fo:letter-spacing="-0.0006in"/>
    </style:style>
    <style:style style:name="T1361" style:parent-style-name="Absatz-Standardschriftart" style:family="text">
      <style:text-properties style:font-name="Times New Roman" fo:letter-spacing="0.0437in"/>
    </style:style>
    <style:style style:name="T1362" style:parent-style-name="Absatz-Standardschriftart" style:family="text">
      <style:text-properties fo:letter-spacing="-0.0006in"/>
    </style:style>
    <style:style style:name="P1363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364" style:parent-style-name="Absatz-Standardschriftart" style:family="text">
      <style:text-properties fo:letter-spacing="-0.0006in"/>
    </style:style>
    <style:style style:name="T1365" style:parent-style-name="Absatz-Standardschriftart" style:family="text">
      <style:text-properties fo:letter-spacing="-0.0013in"/>
    </style:style>
    <style:style style:name="T1366" style:parent-style-name="Absatz-Standardschriftart" style:family="text">
      <style:text-properties fo:letter-spacing="-0.0006in"/>
    </style:style>
    <style:style style:name="T1367" style:parent-style-name="Absatz-Standardschriftart" style:family="text">
      <style:text-properties fo:letter-spacing="-0.0006in"/>
    </style:style>
    <style:style style:name="T1368" style:parent-style-name="Absatz-Standardschriftart" style:family="text">
      <style:text-properties fo:letter-spacing="-0.0006in"/>
    </style:style>
    <style:style style:name="T1369" style:parent-style-name="Absatz-Standardschriftart" style:family="text">
      <style:text-properties fo:letter-spacing="-0.0013in"/>
    </style:style>
    <style:style style:name="T1370" style:parent-style-name="Absatz-Standardschriftart" style:family="text">
      <style:text-properties fo:letter-spacing="-0.0006in"/>
    </style:style>
    <style:style style:name="P1371" style:parent-style-name="Standard" style:family="paragraph">
      <style:paragraph-properties fo:margin-top="0.0062in"/>
      <style:text-properties style:font-name="Arial" style:font-name-asian="Arial" style:font-name-complex="Arial" fo:font-size="8.5pt" style:font-size-asian="8.5pt" style:font-size-complex="8.5pt"/>
    </style:style>
    <style:style style:name="P1372" style:parent-style-name="Textkörper" style:family="paragraph">
      <style:paragraph-properties fo:margin-left="0.9138in" fo:text-indent="0in">
        <style:tab-stops/>
      </style:paragraph-properties>
    </style:style>
    <style:style style:name="T1373" style:parent-style-name="Absatz-Standardschriftart" style:family="text">
      <style:text-properties fo:letter-spacing="-0.0013in"/>
    </style:style>
    <style:style style:name="T1374" style:parent-style-name="Absatz-Standardschriftart" style:family="text">
      <style:text-properties fo:letter-spacing="-0.002in"/>
    </style:style>
    <style:style style:name="T1375" style:parent-style-name="Absatz-Standardschriftart" style:family="text">
      <style:text-properties fo:letter-spacing="-0.0006in"/>
    </style:style>
    <style:style style:name="T1376" style:parent-style-name="Absatz-Standardschriftart" style:family="text">
      <style:text-properties fo:letter-spacing="-0.0006in"/>
    </style:style>
    <style:style style:name="T1377" style:parent-style-name="Absatz-Standardschriftart" style:family="text">
      <style:text-properties fo:letter-spacing="-0.0006in"/>
    </style:style>
    <style:style style:name="T1378" style:parent-style-name="Absatz-Standardschriftart" style:family="text">
      <style:text-properties fo:letter-spacing="-0.0013in"/>
    </style:style>
    <style:style style:name="T1379" style:parent-style-name="Absatz-Standardschriftart" style:family="text">
      <style:text-properties fo:letter-spacing="-0.0006in"/>
    </style:style>
    <style:style style:name="T1380" style:parent-style-name="Absatz-Standardschriftart" style:family="text">
      <style:text-properties fo:letter-spacing="-0.0006in"/>
    </style:style>
    <style:style style:name="T1381" style:parent-style-name="Absatz-Standardschriftart" style:family="text">
      <style:text-properties fo:letter-spacing="-0.0006in"/>
    </style:style>
    <style:style style:name="T1382" style:parent-style-name="Absatz-Standardschriftart" style:family="text">
      <style:text-properties fo:letter-spacing="-0.0006in"/>
    </style:style>
    <style:style style:name="T1383" style:parent-style-name="Absatz-Standardschriftart" style:family="text">
      <style:text-properties fo:letter-spacing="-0.0006in"/>
    </style:style>
    <style:style style:name="T1384" style:parent-style-name="Absatz-Standardschriftart" style:family="text">
      <style:text-properties fo:letter-spacing="-0.0013in"/>
    </style:style>
    <style:style style:name="T1385" style:parent-style-name="Absatz-Standardschriftart" style:family="text">
      <style:text-properties fo:letter-spacing="-0.0006in"/>
    </style:style>
    <style:style style:name="P138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387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388" style:parent-style-name="Absatz-Standardschriftart" style:family="text">
      <style:text-properties fo:color="#009DE0" fo:letter-spacing="-0.0013in"/>
    </style:style>
    <style:style style:name="T1389" style:parent-style-name="Absatz-Standardschriftart" style:family="text">
      <style:text-properties fo:color="#009DE0" fo:letter-spacing="-0.002in"/>
    </style:style>
    <style:style style:name="T1390" style:parent-style-name="Absatz-Standardschriftart" style:family="text">
      <style:text-properties fo:color="#009DE0"/>
    </style:style>
    <style:style style:name="T1391" style:parent-style-name="Absatz-Standardschriftart" style:family="text">
      <style:text-properties fo:color="#009DE0" fo:letter-spacing="-0.002in"/>
    </style:style>
    <style:style style:name="T1392" style:parent-style-name="Absatz-Standardschriftart" style:family="text">
      <style:text-properties fo:color="#009DE0" fo:letter-spacing="-0.0006in"/>
    </style:style>
    <style:style style:name="P1393" style:parent-style-name="Textkörper" style:family="paragraph">
      <style:paragraph-properties fo:margin-top="0.1083in" fo:margin-right="0.459in">
        <style:tab-stops>
          <style:tab-stop style:type="left" style:position="0.0006in"/>
        </style:tab-stops>
      </style:paragraph-properties>
    </style:style>
    <style:style style:name="T1394" style:parent-style-name="Absatz-Standardschriftart" style:family="text">
      <style:text-properties fo:letter-spacing="-0.0006in"/>
    </style:style>
    <style:style style:name="T1395" style:parent-style-name="Absatz-Standardschriftart" style:family="text">
      <style:text-properties fo:letter-spacing="-0.002in"/>
    </style:style>
    <style:style style:name="T1396" style:parent-style-name="Absatz-Standardschriftart" style:family="text">
      <style:text-properties fo:letter-spacing="-0.002in"/>
    </style:style>
    <style:style style:name="T1397" style:parent-style-name="Absatz-Standardschriftart" style:family="text">
      <style:text-properties fo:letter-spacing="-0.0006in"/>
    </style:style>
    <style:style style:name="T1398" style:parent-style-name="Absatz-Standardschriftart" style:family="text">
      <style:text-properties fo:letter-spacing="-0.002in"/>
    </style:style>
    <style:style style:name="T1399" style:parent-style-name="Absatz-Standardschriftart" style:family="text">
      <style:text-properties fo:letter-spacing="-0.0006in"/>
    </style:style>
    <style:style style:name="T1400" style:parent-style-name="Absatz-Standardschriftart" style:family="text">
      <style:text-properties fo:letter-spacing="-0.002in"/>
    </style:style>
    <style:style style:name="T1401" style:parent-style-name="Absatz-Standardschriftart" style:family="text">
      <style:text-properties fo:letter-spacing="-0.0006in"/>
    </style:style>
    <style:style style:name="T1402" style:parent-style-name="Absatz-Standardschriftart" style:family="text">
      <style:text-properties fo:letter-spacing="-0.0034in"/>
    </style:style>
    <style:style style:name="T1403" style:parent-style-name="Absatz-Standardschriftart" style:family="text">
      <style:text-properties fo:letter-spacing="-0.0006in"/>
    </style:style>
    <style:style style:name="T1404" style:parent-style-name="Absatz-Standardschriftart" style:family="text">
      <style:text-properties fo:letter-spacing="-0.002in"/>
    </style:style>
    <style:style style:name="T1405" style:parent-style-name="Absatz-Standardschriftart" style:family="text">
      <style:text-properties fo:letter-spacing="-0.002in"/>
    </style:style>
    <style:style style:name="T1406" style:parent-style-name="Absatz-Standardschriftart" style:family="text">
      <style:text-properties fo:letter-spacing="-0.0006in"/>
    </style:style>
    <style:style style:name="T1407" style:parent-style-name="Absatz-Standardschriftart" style:family="text">
      <style:text-properties fo:letter-spacing="-0.0006in"/>
    </style:style>
    <style:style style:name="T1408" style:parent-style-name="Absatz-Standardschriftart" style:family="text">
      <style:text-properties fo:letter-spacing="-0.002in"/>
    </style:style>
    <style:style style:name="T1409" style:parent-style-name="Absatz-Standardschriftart" style:family="text">
      <style:text-properties fo:letter-spacing="-0.0006in"/>
    </style:style>
    <style:style style:name="T1410" style:parent-style-name="Absatz-Standardschriftart" style:family="text">
      <style:text-properties style:font-name="Times New Roman" fo:letter-spacing="0.0604in"/>
    </style:style>
    <style:style style:name="T1411" style:parent-style-name="Absatz-Standardschriftart" style:family="text">
      <style:text-properties fo:letter-spacing="-0.0006in"/>
    </style:style>
    <style:style style:name="T1412" style:parent-style-name="Absatz-Standardschriftart" style:family="text">
      <style:text-properties fo:letter-spacing="-0.0013in"/>
    </style:style>
    <style:style style:name="T1413" style:parent-style-name="Absatz-Standardschriftart" style:family="text">
      <style:text-properties fo:letter-spacing="-0.0006in"/>
    </style:style>
    <style:style style:name="T1414" style:parent-style-name="Absatz-Standardschriftart" style:family="text">
      <style:text-properties fo:letter-spacing="-0.0034in"/>
    </style:style>
    <style:style style:name="T1415" style:parent-style-name="Absatz-Standardschriftart" style:family="text">
      <style:text-properties fo:letter-spacing="-0.0006in"/>
    </style:style>
    <style:style style:name="T1416" style:parent-style-name="Absatz-Standardschriftart" style:family="text">
      <style:text-properties fo:letter-spacing="-0.0006in"/>
    </style:style>
    <style:style style:name="T1417" style:parent-style-name="Absatz-Standardschriftart" style:family="text">
      <style:text-properties fo:letter-spacing="-0.002in"/>
    </style:style>
    <style:style style:name="T1418" style:parent-style-name="Absatz-Standardschriftart" style:family="text">
      <style:text-properties fo:letter-spacing="-0.0006in"/>
    </style:style>
    <style:style style:name="T1419" style:parent-style-name="Absatz-Standardschriftart" style:family="text">
      <style:text-properties fo:letter-spacing="-0.0006in"/>
    </style:style>
    <style:style style:name="T1420" style:parent-style-name="Absatz-Standardschriftart" style:family="text">
      <style:text-properties style:font-name="Times New Roman" fo:letter-spacing="0.0562in"/>
    </style:style>
    <style:style style:name="T1421" style:parent-style-name="Absatz-Standardschriftart" style:family="text">
      <style:text-properties fo:letter-spacing="-0.0006in"/>
    </style:style>
    <style:style style:name="P1422" style:parent-style-name="Textkörper" style:family="paragraph">
      <style:paragraph-properties fo:margin-top="0.0006in" fo:margin-right="0.118in">
        <style:tab-stops>
          <style:tab-stop style:type="left" style:position="0.0006in"/>
        </style:tab-stops>
      </style:paragraph-properties>
    </style:style>
    <style:style style:name="T1423" style:parent-style-name="Absatz-Standardschriftart" style:family="text">
      <style:text-properties fo:letter-spacing="-0.0006in"/>
    </style:style>
    <style:style style:name="T1424" style:parent-style-name="Absatz-Standardschriftart" style:family="text">
      <style:text-properties fo:letter-spacing="-0.0006in"/>
    </style:style>
    <style:style style:name="T1425" style:parent-style-name="Absatz-Standardschriftart" style:family="text">
      <style:text-properties fo:letter-spacing="-0.002in"/>
    </style:style>
    <style:style style:name="T1426" style:parent-style-name="Absatz-Standardschriftart" style:family="text">
      <style:text-properties fo:letter-spacing="-0.0006in"/>
    </style:style>
    <style:style style:name="T1427" style:parent-style-name="Absatz-Standardschriftart" style:family="text">
      <style:text-properties fo:letter-spacing="0.0027in"/>
    </style:style>
    <style:style style:name="T1428" style:parent-style-name="Absatz-Standardschriftart" style:family="text">
      <style:text-properties fo:letter-spacing="-0.0006in"/>
    </style:style>
    <style:style style:name="T1429" style:parent-style-name="Absatz-Standardschriftart" style:family="text">
      <style:text-properties fo:letter-spacing="-0.0006in"/>
    </style:style>
    <style:style style:name="T1430" style:parent-style-name="Absatz-Standardschriftart" style:family="text">
      <style:text-properties fo:letter-spacing="-0.0013in"/>
    </style:style>
    <style:style style:name="T1431" style:parent-style-name="Absatz-Standardschriftart" style:family="text">
      <style:text-properties fo:letter-spacing="-0.0006in"/>
    </style:style>
    <style:style style:name="T1432" style:parent-style-name="Absatz-Standardschriftart" style:family="text">
      <style:text-properties fo:letter-spacing="-0.0006in"/>
    </style:style>
    <style:style style:name="T1433" style:parent-style-name="Absatz-Standardschriftart" style:family="text">
      <style:text-properties fo:letter-spacing="-0.0006in"/>
    </style:style>
    <style:style style:name="T1434" style:parent-style-name="Absatz-Standardschriftart" style:family="text">
      <style:text-properties fo:letter-spacing="-0.0006in"/>
    </style:style>
    <style:style style:name="T1435" style:parent-style-name="Absatz-Standardschriftart" style:family="text">
      <style:text-properties style:font-name="Times New Roman" fo:letter-spacing="0.0562in"/>
    </style:style>
    <style:style style:name="T1436" style:parent-style-name="Absatz-Standardschriftart" style:family="text">
      <style:text-properties fo:letter-spacing="-0.0006in"/>
    </style:style>
    <style:style style:name="T1437" style:parent-style-name="Absatz-Standardschriftart" style:family="text">
      <style:text-properties fo:letter-spacing="-0.0006in"/>
    </style:style>
    <style:style style:name="T1438" style:parent-style-name="Absatz-Standardschriftart" style:family="text">
      <style:text-properties fo:letter-spacing="0.0006in"/>
    </style:style>
    <style:style style:name="T1439" style:parent-style-name="Absatz-Standardschriftart" style:family="text">
      <style:text-properties fo:letter-spacing="-0.0006in"/>
    </style:style>
    <style:style style:name="T1440" style:parent-style-name="Absatz-Standardschriftart" style:family="text">
      <style:text-properties fo:letter-spacing="-0.0006in"/>
    </style:style>
    <style:style style:name="T1441" style:parent-style-name="Absatz-Standardschriftart" style:family="text">
      <style:text-properties fo:letter-spacing="-0.0013in"/>
    </style:style>
    <style:style style:name="T1442" style:parent-style-name="Absatz-Standardschriftart" style:family="text">
      <style:text-properties fo:letter-spacing="-0.0013in"/>
    </style:style>
    <style:style style:name="T1443" style:parent-style-name="Absatz-Standardschriftart" style:family="text">
      <style:text-properties fo:letter-spacing="-0.0006in"/>
    </style:style>
    <style:style style:name="T1444" style:parent-style-name="Absatz-Standardschriftart" style:family="text">
      <style:text-properties fo:letter-spacing="-0.0006in"/>
    </style:style>
    <style:style style:name="T1445" style:parent-style-name="Absatz-Standardschriftart" style:family="text">
      <style:text-properties fo:letter-spacing="-0.0013in"/>
    </style:style>
    <style:style style:name="T1446" style:parent-style-name="Absatz-Standardschriftart" style:family="text">
      <style:text-properties fo:letter-spacing="-0.0006in"/>
    </style:style>
    <style:style style:name="T1447" style:parent-style-name="Absatz-Standardschriftart" style:family="text">
      <style:text-properties fo:letter-spacing="-0.0013in"/>
    </style:style>
    <style:style style:name="T1448" style:parent-style-name="Absatz-Standardschriftart" style:family="text">
      <style:text-properties fo:letter-spacing="-0.0013in"/>
    </style:style>
    <style:style style:name="T1449" style:parent-style-name="Absatz-Standardschriftart" style:family="text">
      <style:text-properties fo:letter-spacing="-0.0006in"/>
    </style:style>
    <style:style style:name="T1450" style:parent-style-name="Absatz-Standardschriftart" style:family="text">
      <style:text-properties fo:letter-spacing="-0.0006in"/>
    </style:style>
    <style:style style:name="T1451" style:parent-style-name="Absatz-Standardschriftart" style:family="text">
      <style:text-properties fo:letter-spacing="-0.0013in"/>
    </style:style>
    <style:style style:name="T1452" style:parent-style-name="Absatz-Standardschriftart" style:family="text">
      <style:text-properties fo:letter-spacing="-0.0006in"/>
    </style:style>
    <style:style style:name="T1453" style:parent-style-name="Absatz-Standardschriftart" style:family="text">
      <style:text-properties style:font-name="Times New Roman" fo:letter-spacing="0.052in" style:text-scale="99%"/>
    </style:style>
    <style:style style:name="T1454" style:parent-style-name="Absatz-Standardschriftart" style:family="text">
      <style:text-properties fo:letter-spacing="-0.0006in"/>
    </style:style>
    <style:style style:name="P145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456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457" style:parent-style-name="Absatz-Standardschriftart" style:family="text">
      <style:text-properties fo:color="#009DE0" fo:letter-spacing="-0.0013in"/>
    </style:style>
    <style:style style:name="P1458" style:parent-style-name="Textkörper" style:family="paragraph">
      <style:paragraph-properties fo:margin-top="0.1062in">
        <style:tab-stops>
          <style:tab-stop style:type="left" style:position="0.0006in"/>
        </style:tab-stops>
      </style:paragraph-properties>
    </style:style>
    <style:style style:name="T1459" style:parent-style-name="Absatz-Standardschriftart" style:family="text">
      <style:text-properties fo:letter-spacing="-0.0006in"/>
    </style:style>
    <style:style style:name="T1460" style:parent-style-name="Absatz-Standardschriftart" style:family="text">
      <style:text-properties fo:letter-spacing="-0.0055in"/>
    </style:style>
    <style:style style:name="T1461" style:parent-style-name="Absatz-Standardschriftart" style:family="text">
      <style:text-properties fo:letter-spacing="-0.0006in"/>
    </style:style>
    <style:style style:name="T1462" style:parent-style-name="Absatz-Standardschriftart" style:family="text">
      <style:text-properties fo:letter-spacing="-0.002in"/>
    </style:style>
    <style:style style:name="T1463" style:parent-style-name="Absatz-Standardschriftart" style:family="text">
      <style:text-properties fo:letter-spacing="-0.0006in"/>
    </style:style>
    <style:style style:name="T1464" style:parent-style-name="Absatz-Standardschriftart" style:family="text">
      <style:text-properties fo:letter-spacing="-0.0013in"/>
    </style:style>
    <style:style style:name="T1465" style:parent-style-name="Absatz-Standardschriftart" style:family="text">
      <style:text-properties fo:letter-spacing="0.0027in"/>
    </style:style>
    <style:style style:name="T1466" style:parent-style-name="Absatz-Standardschriftart" style:family="text">
      <style:text-properties fo:letter-spacing="-0.0006in"/>
    </style:style>
    <style:style style:name="T1467" style:parent-style-name="Absatz-Standardschriftart" style:family="text">
      <style:text-properties fo:letter-spacing="-0.002in"/>
    </style:style>
    <style:style style:name="T1468" style:parent-style-name="Absatz-Standardschriftart" style:family="text">
      <style:text-properties fo:letter-spacing="-0.0006in"/>
    </style:style>
    <style:style style:name="T1469" style:parent-style-name="Absatz-Standardschriftart" style:family="text">
      <style:text-properties fo:letter-spacing="0.0006in"/>
    </style:style>
    <style:style style:name="T1470" style:parent-style-name="Absatz-Standardschriftart" style:family="text">
      <style:text-properties fo:letter-spacing="-0.0006in"/>
    </style:style>
    <style:style style:name="P147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472" style:parent-style-name="Absatz-Standardschriftart" style:family="text">
      <style:text-properties fo:letter-spacing="-0.0006in"/>
    </style:style>
    <style:style style:name="T1473" style:parent-style-name="Absatz-Standardschriftart" style:family="text">
      <style:text-properties fo:letter-spacing="-0.002in"/>
    </style:style>
    <style:style style:name="T1474" style:parent-style-name="Absatz-Standardschriftart" style:family="text">
      <style:text-properties fo:letter-spacing="-0.0006in"/>
    </style:style>
    <style:style style:name="T1475" style:parent-style-name="Absatz-Standardschriftart" style:family="text">
      <style:text-properties fo:letter-spacing="-0.0006in"/>
    </style:style>
    <style:style style:name="T1476" style:parent-style-name="Absatz-Standardschriftart" style:family="text">
      <style:text-properties fo:letter-spacing="-0.002in"/>
    </style:style>
    <style:style style:name="T1477" style:parent-style-name="Absatz-Standardschriftart" style:family="text">
      <style:text-properties fo:letter-spacing="-0.0006in"/>
    </style:style>
    <style:style style:name="T1478" style:parent-style-name="Absatz-Standardschriftart" style:family="text">
      <style:text-properties fo:letter-spacing="-0.0006in"/>
    </style:style>
    <style:style style:name="T1479" style:parent-style-name="Absatz-Standardschriftart" style:family="text">
      <style:text-properties fo:letter-spacing="-0.0013in"/>
    </style:style>
    <style:style style:name="T1480" style:parent-style-name="Absatz-Standardschriftart" style:family="text">
      <style:text-properties fo:letter-spacing="-0.0006in"/>
    </style:style>
    <style:style style:name="T1481" style:parent-style-name="Absatz-Standardschriftart" style:family="text">
      <style:text-properties fo:letter-spacing="-0.0006in"/>
    </style:style>
    <style:style style:name="P1482" style:parent-style-name="Textkörper" style:family="paragraph">
      <style:paragraph-properties fo:margin-right="0.2854in">
        <style:tab-stops>
          <style:tab-stop style:type="left" style:position="0.0006in"/>
        </style:tab-stops>
      </style:paragraph-properties>
    </style:style>
    <style:style style:name="T1483" style:parent-style-name="Absatz-Standardschriftart" style:family="text">
      <style:text-properties fo:letter-spacing="-0.0006in"/>
    </style:style>
    <style:style style:name="T1484" style:parent-style-name="Absatz-Standardschriftart" style:family="text">
      <style:text-properties fo:letter-spacing="-0.0027in"/>
    </style:style>
    <style:style style:name="T1485" style:parent-style-name="Absatz-Standardschriftart" style:family="text">
      <style:text-properties fo:letter-spacing="-0.0006in"/>
    </style:style>
    <style:style style:name="T1486" style:parent-style-name="Absatz-Standardschriftart" style:family="text">
      <style:text-properties fo:letter-spacing="-0.0006in"/>
    </style:style>
    <style:style style:name="T1487" style:parent-style-name="Absatz-Standardschriftart" style:family="text">
      <style:text-properties fo:letter-spacing="-0.0034in"/>
    </style:style>
    <style:style style:name="T1488" style:parent-style-name="Absatz-Standardschriftart" style:family="text">
      <style:text-properties fo:letter-spacing="-0.0006in"/>
    </style:style>
    <style:style style:name="T1489" style:parent-style-name="Absatz-Standardschriftart" style:family="text">
      <style:text-properties fo:letter-spacing="-0.0006in"/>
    </style:style>
    <style:style style:name="T1490" style:parent-style-name="Absatz-Standardschriftart" style:family="text">
      <style:text-properties fo:letter-spacing="-0.0013in"/>
    </style:style>
    <style:style style:name="T1491" style:parent-style-name="Absatz-Standardschriftart" style:family="text">
      <style:text-properties fo:letter-spacing="-0.0006in"/>
    </style:style>
    <style:style style:name="T1492" style:parent-style-name="Absatz-Standardschriftart" style:family="text">
      <style:text-properties style:font-name="Times New Roman" fo:letter-spacing="0.0548in"/>
    </style:style>
    <style:style style:name="T1493" style:parent-style-name="Absatz-Standardschriftart" style:family="text">
      <style:text-properties fo:letter-spacing="-0.0006in"/>
    </style:style>
    <style:style style:name="T1494" style:parent-style-name="Absatz-Standardschriftart" style:family="text">
      <style:text-properties fo:letter-spacing="-0.0013in"/>
    </style:style>
    <style:style style:name="T1495" style:parent-style-name="Absatz-Standardschriftart" style:family="text">
      <style:text-properties fo:letter-spacing="-0.0006in"/>
    </style:style>
    <style:style style:name="P1496" style:parent-style-name="Standard" style:master-page-name="MP3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50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50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50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506" style:parent-style-name="Standard" style:family="paragraph">
      <style:paragraph-properties fo:margin-top="0.0055in"/>
      <style:text-properties style:font-name="Arial" style:font-name-asian="Arial" style:font-name-complex="Arial" fo:font-size="8.5pt" style:font-size-asian="8.5pt" style:font-size-complex="8.5pt"/>
    </style:style>
    <style:style style:name="P1507" style:parent-style-name="Standard" style:family="paragraph">
      <style:paragraph-properties style:line-height-at-least="0.0138in" fo:margin-left="0.9076in">
        <style:tab-stops/>
      </style:paragraph-properties>
    </style:style>
    <style:style style:name="T1508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1509" style:parent-style-name="Textkörper" style:family="paragraph">
      <style:paragraph-properties fo:text-align="justify" fo:margin-top="0.0243in" fo:margin-left="0.9138in" fo:margin-right="0.4041in" fo:text-indent="0in">
        <style:tab-stops/>
      </style:paragraph-properties>
    </style:style>
    <style:style style:name="T1510" style:parent-style-name="Absatz-Standardschriftart" style:family="text">
      <style:text-properties fo:color="#3C6EA7" style:text-position="50% 100%" fo:font-size="6pt" style:font-size-asian="6pt"/>
    </style:style>
    <style:style style:name="T1511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1512" style:parent-style-name="Absatz-Standardschriftart" style:family="text">
      <style:text-properties fo:letter-spacing="-0.0006in"/>
    </style:style>
    <style:style style:name="T1513" style:parent-style-name="Absatz-Standardschriftart" style:family="text">
      <style:text-properties fo:letter-spacing="-0.002in"/>
    </style:style>
    <style:style style:name="T1514" style:parent-style-name="Absatz-Standardschriftart" style:family="text">
      <style:text-properties fo:letter-spacing="-0.002in"/>
    </style:style>
    <style:style style:name="T1515" style:parent-style-name="Absatz-Standardschriftart" style:family="text">
      <style:text-properties fo:letter-spacing="-0.0006in"/>
    </style:style>
    <style:style style:name="T1516" style:parent-style-name="Absatz-Standardschriftart" style:family="text">
      <style:text-properties fo:letter-spacing="-0.002in"/>
    </style:style>
    <style:style style:name="T1517" style:parent-style-name="Absatz-Standardschriftart" style:family="text">
      <style:text-properties fo:letter-spacing="-0.0006in"/>
    </style:style>
    <style:style style:name="T1518" style:parent-style-name="Absatz-Standardschriftart" style:family="text">
      <style:text-properties fo:letter-spacing="-0.0006in"/>
    </style:style>
    <style:style style:name="T1519" style:parent-style-name="Absatz-Standardschriftart" style:family="text">
      <style:text-properties fo:letter-spacing="-0.002in"/>
    </style:style>
    <style:style style:name="T1520" style:parent-style-name="Absatz-Standardschriftart" style:family="text">
      <style:text-properties fo:letter-spacing="-0.0006in"/>
    </style:style>
    <style:style style:name="T1521" style:parent-style-name="Absatz-Standardschriftart" style:family="text">
      <style:text-properties style:font-name="Times New Roman" fo:letter-spacing="0.0645in"/>
    </style:style>
    <style:style style:name="T1522" style:parent-style-name="Absatz-Standardschriftart" style:family="text">
      <style:text-properties fo:letter-spacing="-0.0006in"/>
    </style:style>
    <style:style style:name="T1523" style:parent-style-name="Absatz-Standardschriftart" style:family="text">
      <style:text-properties fo:letter-spacing="-0.002in"/>
    </style:style>
    <style:style style:name="T1524" style:parent-style-name="Absatz-Standardschriftart" style:family="text">
      <style:text-properties fo:letter-spacing="-0.0006in"/>
    </style:style>
    <style:style style:name="T1525" style:parent-style-name="Absatz-Standardschriftart" style:family="text">
      <style:text-properties fo:letter-spacing="-0.0048in"/>
    </style:style>
    <style:style style:name="T1526" style:parent-style-name="Absatz-Standardschriftart" style:family="text">
      <style:text-properties fo:letter-spacing="-0.0006in"/>
    </style:style>
    <style:style style:name="T1527" style:parent-style-name="Absatz-Standardschriftart" style:family="text">
      <style:text-properties fo:letter-spacing="-0.0013in"/>
    </style:style>
    <style:style style:name="T1528" style:parent-style-name="Absatz-Standardschriftart" style:family="text">
      <style:text-properties fo:letter-spacing="-0.002in"/>
    </style:style>
    <style:style style:name="T1529" style:parent-style-name="Absatz-Standardschriftart" style:family="text">
      <style:text-properties fo:letter-spacing="-0.0006in"/>
    </style:style>
    <style:style style:name="T1530" style:parent-style-name="Absatz-Standardschriftart" style:family="text">
      <style:text-properties fo:letter-spacing="-0.0006in"/>
    </style:style>
    <style:style style:name="T1531" style:parent-style-name="Absatz-Standardschriftart" style:family="text">
      <style:text-properties style:font-name="Times New Roman" fo:letter-spacing="0.0618in"/>
    </style:style>
    <style:style style:name="T1532" style:parent-style-name="Absatz-Standardschriftart" style:family="text">
      <style:text-properties fo:letter-spacing="-0.0006in"/>
    </style:style>
    <style:style style:name="T1533" style:parent-style-name="Absatz-Standardschriftart" style:family="text">
      <style:text-properties fo:letter-spacing="-0.0013in"/>
    </style:style>
    <style:style style:name="T1534" style:parent-style-name="Absatz-Standardschriftart" style:family="text">
      <style:text-properties fo:letter-spacing="-0.0006in"/>
    </style:style>
    <style:style style:name="T1535" style:parent-style-name="Absatz-Standardschriftart" style:family="text">
      <style:text-properties fo:letter-spacing="-0.0006in"/>
    </style:style>
    <style:style style:name="T1536" style:parent-style-name="Absatz-Standardschriftart" style:family="text">
      <style:text-properties fo:letter-spacing="-0.0006in"/>
    </style:style>
    <style:style style:name="P1537" style:parent-style-name="Textkörper" style:family="paragraph">
      <style:paragraph-properties fo:text-align="justify" fo:line-height="0.1423in" fo:margin-left="0.9138in" fo:text-indent="0in">
        <style:tab-stops/>
      </style:paragraph-properties>
    </style:style>
    <style:style style:name="T1538" style:parent-style-name="Absatz-Standardschriftart" style:family="text">
      <style:text-properties fo:color="#3C6EA7" style:text-position="50% 100%" fo:font-size="6pt" style:font-size-asian="6pt"/>
    </style:style>
    <style:style style:name="T1539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540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54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42" style:parent-style-name="Absatz-Standardschriftart" style:family="text">
      <style:text-properties fo:letter-spacing="-0.0006in"/>
    </style:style>
    <style:style style:name="T1543" style:parent-style-name="Absatz-Standardschriftart" style:family="text">
      <style:text-properties fo:letter-spacing="-0.0006in"/>
    </style:style>
    <style:style style:name="T1544" style:parent-style-name="Absatz-Standardschriftart" style:family="text">
      <style:text-properties fo:letter-spacing="-0.0041in"/>
    </style:style>
    <style:style style:name="T1545" style:parent-style-name="Absatz-Standardschriftart" style:family="text">
      <style:text-properties fo:letter-spacing="-0.0006in"/>
    </style:style>
    <style:style style:name="T1546" style:parent-style-name="Absatz-Standardschriftart" style:family="text">
      <style:text-properties fo:letter-spacing="-0.0034in"/>
    </style:style>
    <style:style style:name="P1547" style:parent-style-name="Textkörper" style:family="paragraph">
      <style:paragraph-properties fo:text-align="justify" fo:line-height="0.1444in" fo:margin-left="0.9138in" fo:text-indent="0in">
        <style:tab-stops/>
      </style:paragraph-properties>
    </style:style>
    <style:style style:name="T1548" style:parent-style-name="Absatz-Standardschriftart" style:family="text">
      <style:text-properties fo:color="#3C6EA7" style:text-position="50% 100%" fo:font-size="6pt" style:font-size-asian="6pt"/>
    </style:style>
    <style:style style:name="T1549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1550" style:parent-style-name="Absatz-Standardschriftart" style:family="text">
      <style:text-properties fo:letter-spacing="-0.0006in"/>
    </style:style>
    <style:style style:name="T1551" style:parent-style-name="Absatz-Standardschriftart" style:family="text">
      <style:text-properties fo:letter-spacing="-0.0013in"/>
    </style:style>
    <style:style style:name="T1552" style:parent-style-name="Absatz-Standardschriftart" style:family="text">
      <style:text-properties fo:letter-spacing="-0.0006in"/>
    </style:style>
    <style:style style:name="T1553" style:parent-style-name="Absatz-Standardschriftart" style:family="text">
      <style:text-properties fo:letter-spacing="-0.0013in"/>
    </style:style>
    <style:style style:name="T1554" style:parent-style-name="Absatz-Standardschriftart" style:family="text">
      <style:text-properties fo:letter-spacing="-0.0006in"/>
    </style:style>
    <style:style style:name="T1555" style:parent-style-name="Absatz-Standardschriftart" style:family="text">
      <style:text-properties fo:letter-spacing="-0.0013in"/>
    </style:style>
    <style:style style:name="T1556" style:parent-style-name="Absatz-Standardschriftart" style:family="text">
      <style:text-properties fo:letter-spacing="-0.0006in"/>
    </style:style>
    <style:style style:name="P1557" style:parent-style-name="Textkörper" style:family="paragraph">
      <style:paragraph-properties fo:text-align="justify" fo:line-height="0.143in" fo:margin-left="0.9138in" fo:text-indent="0in">
        <style:tab-stops/>
      </style:paragraph-properties>
    </style:style>
    <style:style style:name="T1558" style:parent-style-name="Absatz-Standardschriftart" style:family="text">
      <style:text-properties fo:color="#3C6EA7" style:text-position="50% 100%" fo:font-size="6pt" style:font-size-asian="6pt"/>
    </style:style>
    <style:style style:name="T1559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560" style:parent-style-name="Absatz-Standardschriftart" style:family="text">
      <style:text-properties fo:letter-spacing="-0.0006in"/>
    </style:style>
    <style:style style:name="T1561" style:parent-style-name="Absatz-Standardschriftart" style:family="text">
      <style:text-properties fo:letter-spacing="0.0006in"/>
    </style:style>
    <style:style style:name="T1562" style:parent-style-name="Absatz-Standardschriftart" style:family="text">
      <style:text-properties fo:letter-spacing="-0.0006in"/>
    </style:style>
    <style:style style:name="T1563" style:parent-style-name="Absatz-Standardschriftart" style:family="text">
      <style:text-properties fo:letter-spacing="-0.0013in"/>
    </style:style>
    <style:style style:name="T1564" style:parent-style-name="Absatz-Standardschriftart" style:family="text">
      <style:text-properties fo:letter-spacing="-0.0055in"/>
    </style:style>
    <style:style style:name="T1565" style:parent-style-name="Absatz-Standardschriftart" style:family="text">
      <style:text-properties fo:letter-spacing="0.0006in"/>
    </style:style>
    <style:style style:name="T1566" style:parent-style-name="Absatz-Standardschriftart" style:family="text">
      <style:text-properties fo:letter-spacing="-0.0006in"/>
    </style:style>
    <style:style style:name="T1567" style:parent-style-name="Absatz-Standardschriftart" style:family="text">
      <style:text-properties fo:letter-spacing="-0.0013in"/>
    </style:style>
    <style:style style:name="T1568" style:parent-style-name="Absatz-Standardschriftart" style:family="text">
      <style:text-properties fo:letter-spacing="-0.0006in"/>
    </style:style>
    <style:style style:name="P1569" style:parent-style-name="Textkörper" style:family="paragraph">
      <style:paragraph-properties fo:margin-top="0.0034in" fo:line-height="0.143in" fo:margin-left="0.9138in" fo:margin-right="0.1486in" fo:text-indent="0in">
        <style:tab-stops/>
      </style:paragraph-properties>
    </style:style>
    <style:style style:name="T1570" style:parent-style-name="Absatz-Standardschriftart" style:family="text">
      <style:text-properties fo:color="#3C6EA7" style:text-position="50% 100%" fo:font-size="6pt" style:font-size-asian="6pt"/>
    </style:style>
    <style:style style:name="T1571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1572" style:parent-style-name="Absatz-Standardschriftart" style:family="text">
      <style:text-properties fo:letter-spacing="-0.0006in"/>
    </style:style>
    <style:style style:name="T1573" style:parent-style-name="Absatz-Standardschriftart" style:family="text">
      <style:text-properties fo:letter-spacing="-0.002in"/>
    </style:style>
    <style:style style:name="T1574" style:parent-style-name="Absatz-Standardschriftart" style:family="text">
      <style:text-properties fo:letter-spacing="-0.002in"/>
    </style:style>
    <style:style style:name="T1575" style:parent-style-name="Absatz-Standardschriftart" style:family="text">
      <style:text-properties fo:letter-spacing="-0.0006in"/>
    </style:style>
    <style:style style:name="T1576" style:parent-style-name="Absatz-Standardschriftart" style:family="text">
      <style:text-properties fo:letter-spacing="-0.002in"/>
    </style:style>
    <style:style style:name="T1577" style:parent-style-name="Absatz-Standardschriftart" style:family="text">
      <style:text-properties fo:letter-spacing="-0.0006in"/>
    </style:style>
    <style:style style:name="T1578" style:parent-style-name="Absatz-Standardschriftart" style:family="text">
      <style:text-properties fo:letter-spacing="-0.002in"/>
    </style:style>
    <style:style style:name="T1579" style:parent-style-name="Absatz-Standardschriftart" style:family="text">
      <style:text-properties fo:letter-spacing="-0.0006in"/>
    </style:style>
    <style:style style:name="T1580" style:parent-style-name="Absatz-Standardschriftart" style:family="text">
      <style:text-properties style:font-name="Times New Roman" fo:letter-spacing="0.0645in"/>
    </style:style>
    <style:style style:name="T1581" style:parent-style-name="Absatz-Standardschriftart" style:family="text">
      <style:text-properties fo:letter-spacing="-0.0006in"/>
    </style:style>
    <style:style style:name="T1582" style:parent-style-name="Absatz-Standardschriftart" style:family="text">
      <style:text-properties fo:letter-spacing="-0.002in"/>
    </style:style>
    <style:style style:name="T1583" style:parent-style-name="Absatz-Standardschriftart" style:family="text">
      <style:text-properties fo:letter-spacing="-0.0006in"/>
    </style:style>
    <style:style style:name="T1584" style:parent-style-name="Absatz-Standardschriftart" style:family="text">
      <style:text-properties fo:letter-spacing="-0.002in"/>
    </style:style>
    <style:style style:name="T1585" style:parent-style-name="Absatz-Standardschriftart" style:family="text">
      <style:text-properties fo:letter-spacing="-0.0006in"/>
    </style:style>
    <style:style style:name="T1586" style:parent-style-name="Absatz-Standardschriftart" style:family="text">
      <style:text-properties fo:letter-spacing="-0.0006in"/>
    </style:style>
    <style:style style:name="P1587" style:parent-style-name="Textkörper" style:family="paragraph">
      <style:paragraph-properties fo:margin-top="0.002in" fo:line-height="0.143in" fo:margin-left="0.9138in" fo:margin-right="0.0125in" fo:text-indent="0in">
        <style:tab-stops/>
      </style:paragraph-properties>
    </style:style>
    <style:style style:name="T1588" style:parent-style-name="Absatz-Standardschriftart" style:family="text">
      <style:text-properties fo:color="#3C6EA7" style:text-position="50% 100%" fo:font-size="6pt" style:font-size-asian="6pt"/>
    </style:style>
    <style:style style:name="T1589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590" style:parent-style-name="Absatz-Standardschriftart" style:family="text">
      <style:text-properties fo:letter-spacing="-0.0006in"/>
    </style:style>
    <style:style style:name="T1591" style:parent-style-name="Absatz-Standardschriftart" style:family="text">
      <style:text-properties fo:letter-spacing="-0.002in"/>
    </style:style>
    <style:style style:name="T1592" style:parent-style-name="Absatz-Standardschriftart" style:family="text">
      <style:text-properties fo:letter-spacing="-0.0006in"/>
    </style:style>
    <style:style style:name="T1593" style:parent-style-name="Absatz-Standardschriftart" style:family="text">
      <style:text-properties fo:letter-spacing="-0.002in"/>
    </style:style>
    <style:style style:name="T1594" style:parent-style-name="Absatz-Standardschriftart" style:family="text">
      <style:text-properties fo:letter-spacing="-0.0006in"/>
    </style:style>
    <style:style style:name="T1595" style:parent-style-name="Absatz-Standardschriftart" style:family="text">
      <style:text-properties fo:letter-spacing="-0.0006in"/>
    </style:style>
    <style:style style:name="T1596" style:parent-style-name="Absatz-Standardschriftart" style:family="text">
      <style:text-properties style:font-name="Times New Roman" fo:letter-spacing="0.059in"/>
    </style:style>
    <style:style style:name="T1597" style:parent-style-name="Absatz-Standardschriftart" style:family="text">
      <style:text-properties fo:letter-spacing="-0.002in"/>
    </style:style>
    <style:style style:name="T1598" style:parent-style-name="Absatz-Standardschriftart" style:family="text">
      <style:text-properties fo:letter-spacing="-0.0006in"/>
    </style:style>
    <style:style style:name="T1599" style:parent-style-name="Absatz-Standardschriftart" style:family="text">
      <style:text-properties fo:letter-spacing="-0.0013in"/>
    </style:style>
    <style:style style:name="T1600" style:parent-style-name="Absatz-Standardschriftart" style:family="text">
      <style:text-properties fo:letter-spacing="-0.0006in"/>
    </style:style>
    <style:style style:name="T1601" style:parent-style-name="Absatz-Standardschriftart" style:family="text">
      <style:text-properties fo:letter-spacing="-0.0013in"/>
    </style:style>
    <style:style style:name="T1602" style:parent-style-name="Absatz-Standardschriftart" style:family="text">
      <style:text-properties fo:letter-spacing="-0.0006in"/>
    </style:style>
    <style:style style:name="T1603" style:parent-style-name="Absatz-Standardschriftart" style:family="text">
      <style:text-properties fo:letter-spacing="-0.0006in"/>
    </style:style>
    <style:style style:name="T1604" style:parent-style-name="Absatz-Standardschriftart" style:family="text">
      <style:text-properties fo:letter-spacing="-0.002in"/>
    </style:style>
    <style:style style:name="T1605" style:parent-style-name="Absatz-Standardschriftart" style:family="text">
      <style:text-properties fo:letter-spacing="-0.0006in"/>
    </style:style>
    <style:style style:name="T1606" style:parent-style-name="Absatz-Standardschriftart" style:family="text">
      <style:text-properties fo:letter-spacing="-0.002in"/>
    </style:style>
    <style:style style:name="T1607" style:parent-style-name="Absatz-Standardschriftart" style:family="text">
      <style:text-properties fo:letter-spacing="-0.0006in"/>
    </style:style>
    <style:style style:name="P1608" style:parent-style-name="Textkörper" style:family="paragraph">
      <style:paragraph-properties fo:line-height="0.143in" fo:margin-left="0.9138in" fo:margin-right="0.0125in" fo:text-indent="0in">
        <style:tab-stops/>
      </style:paragraph-properties>
    </style:style>
    <style:style style:name="T1609" style:parent-style-name="Absatz-Standardschriftart" style:family="text">
      <style:text-properties fo:color="#3C6EA7" style:text-position="50% 100%" fo:font-size="6pt" style:font-size-asian="6pt"/>
    </style:style>
    <style:style style:name="T1610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611" style:parent-style-name="Absatz-Standardschriftart" style:family="text">
      <style:text-properties fo:letter-spacing="-0.0027in"/>
    </style:style>
    <style:style style:name="T1612" style:parent-style-name="Absatz-Standardschriftart" style:family="text">
      <style:text-properties fo:letter-spacing="-0.0006in"/>
    </style:style>
    <style:style style:name="T1613" style:parent-style-name="Absatz-Standardschriftart" style:family="text">
      <style:text-properties fo:letter-spacing="-0.002in"/>
    </style:style>
    <style:style style:name="T1614" style:parent-style-name="Absatz-Standardschriftart" style:family="text">
      <style:text-properties fo:letter-spacing="-0.0006in"/>
    </style:style>
    <style:style style:name="T1615" style:parent-style-name="Absatz-Standardschriftart" style:family="text">
      <style:text-properties fo:letter-spacing="-0.0013in"/>
    </style:style>
    <style:style style:name="T1616" style:parent-style-name="Absatz-Standardschriftart" style:family="text">
      <style:text-properties fo:letter-spacing="-0.0006in"/>
    </style:style>
    <style:style style:name="T1617" style:parent-style-name="Absatz-Standardschriftart" style:family="text">
      <style:text-properties fo:letter-spacing="-0.002in"/>
    </style:style>
    <style:style style:name="T1618" style:parent-style-name="Absatz-Standardschriftart" style:family="text">
      <style:text-properties fo:letter-spacing="-0.0006in"/>
    </style:style>
    <style:style style:name="T1619" style:parent-style-name="Absatz-Standardschriftart" style:family="text">
      <style:text-properties fo:letter-spacing="-0.0027in"/>
    </style:style>
    <style:style style:name="T1620" style:parent-style-name="Absatz-Standardschriftart" style:family="text">
      <style:text-properties fo:letter-spacing="-0.0006in"/>
    </style:style>
    <style:style style:name="T1621" style:parent-style-name="Absatz-Standardschriftart" style:family="text">
      <style:text-properties fo:letter-spacing="-0.002in"/>
    </style:style>
    <style:style style:name="T1622" style:parent-style-name="Absatz-Standardschriftart" style:family="text">
      <style:text-properties fo:letter-spacing="-0.0006in"/>
    </style:style>
    <style:style style:name="T1623" style:parent-style-name="Absatz-Standardschriftart" style:family="text">
      <style:text-properties style:font-name="Times New Roman" fo:letter-spacing="0.0659in"/>
    </style:style>
    <style:style style:name="T1624" style:parent-style-name="Absatz-Standardschriftart" style:family="text">
      <style:text-properties fo:letter-spacing="-0.0006in"/>
    </style:style>
    <style:style style:name="T1625" style:parent-style-name="Absatz-Standardschriftart" style:family="text">
      <style:text-properties fo:letter-spacing="-0.0013in"/>
    </style:style>
    <style:style style:name="T1626" style:parent-style-name="Absatz-Standardschriftart" style:family="text">
      <style:text-properties fo:letter-spacing="-0.0006in"/>
    </style:style>
    <style:style style:name="P1627" style:parent-style-name="Textkörper" style:family="paragraph">
      <style:paragraph-properties fo:margin-top="0.002in" fo:line-height="0.143in" fo:margin-left="0.9138in" fo:margin-right="0.0125in" fo:text-indent="0in">
        <style:tab-stops/>
      </style:paragraph-properties>
    </style:style>
    <style:style style:name="T1628" style:parent-style-name="Absatz-Standardschriftart" style:family="text">
      <style:text-properties fo:color="#3C6EA7" style:text-position="50% 100%" fo:font-size="6pt" style:font-size-asian="6pt"/>
    </style:style>
    <style:style style:name="T1629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630" style:parent-style-name="Absatz-Standardschriftart" style:family="text">
      <style:text-properties fo:letter-spacing="-0.0027in"/>
    </style:style>
    <style:style style:name="T1631" style:parent-style-name="Absatz-Standardschriftart" style:family="text">
      <style:text-properties fo:letter-spacing="-0.0006in"/>
    </style:style>
    <style:style style:name="T1632" style:parent-style-name="Absatz-Standardschriftart" style:family="text">
      <style:text-properties fo:letter-spacing="-0.002in"/>
    </style:style>
    <style:style style:name="T1633" style:parent-style-name="Absatz-Standardschriftart" style:family="text">
      <style:text-properties fo:letter-spacing="-0.0006in"/>
    </style:style>
    <style:style style:name="T1634" style:parent-style-name="Absatz-Standardschriftart" style:family="text">
      <style:text-properties fo:letter-spacing="-0.002in"/>
    </style:style>
    <style:style style:name="T1635" style:parent-style-name="Absatz-Standardschriftart" style:family="text">
      <style:text-properties fo:letter-spacing="-0.0006in"/>
    </style:style>
    <style:style style:name="T1636" style:parent-style-name="Absatz-Standardschriftart" style:family="text">
      <style:text-properties fo:letter-spacing="-0.0013in"/>
    </style:style>
    <style:style style:name="T1637" style:parent-style-name="Absatz-Standardschriftart" style:family="text">
      <style:text-properties fo:letter-spacing="-0.002in"/>
    </style:style>
    <style:style style:name="T1638" style:parent-style-name="Absatz-Standardschriftart" style:family="text">
      <style:text-properties fo:letter-spacing="-0.0006in"/>
    </style:style>
    <style:style style:name="T1639" style:parent-style-name="Absatz-Standardschriftart" style:family="text">
      <style:text-properties fo:letter-spacing="-0.0006in"/>
    </style:style>
    <style:style style:name="T1640" style:parent-style-name="Absatz-Standardschriftart" style:family="text">
      <style:text-properties style:font-name="Times New Roman" fo:letter-spacing="0.0701in"/>
    </style:style>
    <style:style style:name="T1641" style:parent-style-name="Absatz-Standardschriftart" style:family="text">
      <style:text-properties fo:letter-spacing="-0.0006in"/>
    </style:style>
    <style:style style:name="T1642" style:parent-style-name="Absatz-Standardschriftart" style:family="text">
      <style:text-properties fo:letter-spacing="-0.002in"/>
    </style:style>
    <style:style style:name="T1643" style:parent-style-name="Absatz-Standardschriftart" style:family="text">
      <style:text-properties fo:letter-spacing="-0.0006in"/>
    </style:style>
    <style:style style:name="P1644" style:parent-style-name="Textkörper" style:family="paragraph">
      <style:paragraph-properties fo:text-align="justify" fo:line-height="0.1409in" fo:margin-left="0.9138in" fo:text-indent="0in">
        <style:tab-stops/>
      </style:paragraph-properties>
    </style:style>
    <style:style style:name="T1645" style:parent-style-name="Absatz-Standardschriftart" style:family="text">
      <style:text-properties fo:color="#3C6EA7" style:text-position="50% 100%" fo:font-size="6pt" style:font-size-asian="6pt"/>
    </style:style>
    <style:style style:name="T1646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1647" style:parent-style-name="Absatz-Standardschriftart" style:family="text">
      <style:text-properties fo:letter-spacing="-0.0006in"/>
    </style:style>
    <style:style style:name="T1648" style:parent-style-name="Absatz-Standardschriftart" style:family="text">
      <style:text-properties fo:letter-spacing="-0.002in"/>
    </style:style>
    <style:style style:name="T1649" style:parent-style-name="Absatz-Standardschriftart" style:family="text">
      <style:text-properties fo:letter-spacing="-0.0006in"/>
    </style:style>
    <style:style style:name="T1650" style:parent-style-name="Absatz-Standardschriftart" style:family="text">
      <style:text-properties fo:letter-spacing="-0.002in"/>
    </style:style>
    <style:style style:name="T1651" style:parent-style-name="Absatz-Standardschriftart" style:family="text">
      <style:text-properties fo:letter-spacing="-0.0006in"/>
    </style:style>
    <style:style style:name="T1652" style:parent-style-name="Absatz-Standardschriftart" style:family="text">
      <style:text-properties fo:letter-spacing="-0.0006in"/>
    </style:style>
    <style:style style:name="T1653" style:parent-style-name="Absatz-Standardschriftart" style:family="text">
      <style:text-properties fo:letter-spacing="-0.0006in"/>
    </style:style>
    <style:style style:name="T1654" style:parent-style-name="Absatz-Standardschriftart" style:family="text">
      <style:text-properties fo:letter-spacing="-0.002in"/>
    </style:style>
    <style:style style:name="T1655" style:parent-style-name="Absatz-Standardschriftart" style:family="text">
      <style:text-properties fo:letter-spacing="-0.0006in"/>
    </style:style>
    <style:style style:name="T1656" style:parent-style-name="Absatz-Standardschriftart" style:family="text">
      <style:text-properties fo:letter-spacing="-0.0006in"/>
    </style:style>
    <style:style style:name="T1657" style:parent-style-name="Absatz-Standardschriftart" style:family="text">
      <style:text-properties fo:letter-spacing="-0.0006in"/>
    </style:style>
    <style:style style:name="T1658" style:parent-style-name="Absatz-Standardschriftart" style:family="text">
      <style:text-properties fo:letter-spacing="-0.002in"/>
    </style:style>
    <style:style style:name="T1659" style:parent-style-name="Absatz-Standardschriftart" style:family="text">
      <style:text-properties fo:letter-spacing="-0.0006in"/>
    </style:style>
    <style:style style:name="P1660" style:parent-style-name="Textkörper" style:family="paragraph">
      <style:paragraph-properties fo:line-height="100%" fo:margin-left="0.9138in" fo:margin-right="0.1486in" fo:text-indent="0in">
        <style:tab-stops/>
      </style:paragraph-properties>
    </style:style>
    <style:style style:name="T1661" style:parent-style-name="Absatz-Standardschriftart" style:family="text">
      <style:text-properties fo:font-size="6pt" style:font-size-asian="6pt"/>
    </style:style>
    <style:style style:name="T1662" style:parent-style-name="Absatz-Standardschriftart" style:family="text">
      <style:text-properties fo:letter-spacing="0.0111in" fo:font-size="6pt" style:font-size-asian="6pt"/>
    </style:style>
    <style:style style:name="T1663" style:parent-style-name="Absatz-Standardschriftart" style:family="text">
      <style:text-properties fo:letter-spacing="-0.0006in" style:text-position="5.5% 100%"/>
    </style:style>
    <style:style style:name="T1664" style:parent-style-name="Absatz-Standardschriftart" style:family="text">
      <style:text-properties style:text-position="5.5% 100%"/>
    </style:style>
    <style:style style:name="T1665" style:parent-style-name="Absatz-Standardschriftart" style:family="text">
      <style:text-properties fo:letter-spacing="-0.0006in" style:text-position="5.5% 100%"/>
    </style:style>
    <style:style style:name="T1666" style:parent-style-name="Absatz-Standardschriftart" style:family="text">
      <style:text-properties style:text-position="5.5% 100%"/>
    </style:style>
    <style:style style:name="T1667" style:parent-style-name="Absatz-Standardschriftart" style:family="text">
      <style:text-properties fo:letter-spacing="-0.002in" style:text-position="5.5% 100%"/>
    </style:style>
    <style:style style:name="T1668" style:parent-style-name="Absatz-Standardschriftart" style:family="text">
      <style:text-properties fo:letter-spacing="-0.0006in" style:text-position="5.5% 100%"/>
    </style:style>
    <style:style style:name="T1669" style:parent-style-name="Absatz-Standardschriftart" style:family="text">
      <style:text-properties style:text-position="5.5% 100%"/>
    </style:style>
    <style:style style:name="T1670" style:parent-style-name="Absatz-Standardschriftart" style:family="text">
      <style:text-properties fo:letter-spacing="-0.0006in" style:text-position="5.5% 100%"/>
    </style:style>
    <style:style style:name="T1671" style:parent-style-name="Absatz-Standardschriftart" style:family="text">
      <style:text-properties fo:letter-spacing="-0.0027in" style:text-position="5.5% 100%"/>
    </style:style>
    <style:style style:name="T1672" style:parent-style-name="Absatz-Standardschriftart" style:family="text">
      <style:text-properties style:text-position="5.5% 100%"/>
    </style:style>
    <style:style style:name="T1673" style:parent-style-name="Absatz-Standardschriftart" style:family="text">
      <style:text-properties fo:letter-spacing="-0.0006in" style:text-position="5.5% 100%"/>
    </style:style>
    <style:style style:name="T1674" style:parent-style-name="Absatz-Standardschriftart" style:family="text">
      <style:text-properties style:text-position="5.5% 100%"/>
    </style:style>
    <style:style style:name="T1675" style:parent-style-name="Absatz-Standardschriftart" style:family="text">
      <style:text-properties fo:letter-spacing="-0.0006in" style:text-position="5.5% 100%"/>
    </style:style>
    <style:style style:name="T1676" style:parent-style-name="Absatz-Standardschriftart" style:family="text">
      <style:text-properties fo:letter-spacing="-0.002in" style:text-position="5.5% 100%"/>
    </style:style>
    <style:style style:name="T1677" style:parent-style-name="Absatz-Standardschriftart" style:family="text">
      <style:text-properties fo:letter-spacing="-0.0006in" style:text-position="5.5% 100%"/>
    </style:style>
    <style:style style:name="T1678" style:parent-style-name="Absatz-Standardschriftart" style:family="text">
      <style:text-properties style:text-position="5.5% 100%"/>
    </style:style>
    <style:style style:name="T1679" style:parent-style-name="Absatz-Standardschriftart" style:family="text">
      <style:text-properties fo:letter-spacing="-0.002in" style:text-position="5.5% 100%"/>
    </style:style>
    <style:style style:name="T1680" style:parent-style-name="Absatz-Standardschriftart" style:family="text">
      <style:text-properties fo:letter-spacing="-0.0006in" style:text-position="5.5% 100%"/>
    </style:style>
    <style:style style:name="T1681" style:parent-style-name="Absatz-Standardschriftart" style:family="text">
      <style:text-properties fo:letter-spacing="-0.002in" style:text-position="5.5% 100%"/>
    </style:style>
    <style:style style:name="T1682" style:parent-style-name="Absatz-Standardschriftart" style:family="text">
      <style:text-properties fo:letter-spacing="-0.0006in" style:text-position="5.5% 100%"/>
    </style:style>
    <style:style style:name="T1683" style:parent-style-name="Absatz-Standardschriftart" style:family="text">
      <style:text-properties fo:letter-spacing="-0.0013in" style:text-position="5.5% 100%"/>
    </style:style>
    <style:style style:name="T1684" style:parent-style-name="Absatz-Standardschriftart" style:family="text">
      <style:text-properties style:text-position="5.5% 100%"/>
    </style:style>
    <style:style style:name="T1685" style:parent-style-name="Absatz-Standardschriftart" style:family="text">
      <style:text-properties fo:letter-spacing="-0.0006in" style:text-position="5.5% 100%"/>
    </style:style>
    <style:style style:name="T1686" style:parent-style-name="Absatz-Standardschriftart" style:family="text">
      <style:text-properties fo:letter-spacing="0.0006in" style:text-position="5.5% 100%"/>
    </style:style>
    <style:style style:name="T1687" style:parent-style-name="Absatz-Standardschriftart" style:family="text">
      <style:text-properties fo:letter-spacing="-0.0006in" style:text-position="5.5% 100%"/>
    </style:style>
    <style:style style:name="T1688" style:parent-style-name="Absatz-Standardschriftart" style:family="text">
      <style:text-properties style:font-name="Times New Roman" fo:letter-spacing="0.0548in" style:text-position="5.5% 100%"/>
    </style:style>
    <style:style style:name="T1689" style:parent-style-name="Absatz-Standardschriftart" style:family="text">
      <style:text-properties fo:letter-spacing="-0.0006in"/>
    </style:style>
    <style:style style:name="T1690" style:parent-style-name="Absatz-Standardschriftart" style:family="text">
      <style:text-properties fo:letter-spacing="-0.0027in"/>
    </style:style>
    <style:style style:name="T1691" style:parent-style-name="Absatz-Standardschriftart" style:family="text">
      <style:text-properties fo:letter-spacing="-0.0006in"/>
    </style:style>
    <style:style style:name="T1692" style:parent-style-name="Absatz-Standardschriftart" style:family="text">
      <style:text-properties fo:letter-spacing="-0.0013in"/>
    </style:style>
    <style:style style:name="T1693" style:parent-style-name="Absatz-Standardschriftart" style:family="text">
      <style:text-properties fo:letter-spacing="-0.0006in"/>
    </style:style>
    <style:style style:name="T1694" style:parent-style-name="Absatz-Standardschriftart" style:family="text">
      <style:text-properties fo:letter-spacing="-0.0006in"/>
    </style:style>
    <style:style style:name="T1695" style:parent-style-name="Absatz-Standardschriftart" style:family="text">
      <style:text-properties fo:letter-spacing="-0.0006in"/>
    </style:style>
    <style:style style:name="T1696" style:parent-style-name="Absatz-Standardschriftart" style:family="text">
      <style:text-properties fo:letter-spacing="-0.0013in"/>
    </style:style>
    <style:style style:name="T1697" style:parent-style-name="Absatz-Standardschriftart" style:family="text">
      <style:text-properties fo:letter-spacing="-0.0006in"/>
    </style:style>
    <style:style style:name="P1698" style:parent-style-name="Standard" style:family="paragraph">
      <style:paragraph-properties fo:margin-top="0.0069in"/>
      <style:text-properties style:font-name="Arial" style:font-name-asian="Arial" style:font-name-complex="Arial" fo:font-size="9pt" style:font-size-asian="9pt" style:font-size-complex="9pt"/>
    </style:style>
    <style:style style:name="P1699" style:parent-style-name="Überschrift1" style:family="paragraph">
      <style:paragraph-properties fo:text-align="justify"/>
    </style:style>
    <style:style style:name="T1700" style:parent-style-name="Absatz-Standardschriftart" style:family="text">
      <style:text-properties fo:color="#009DE0" fo:letter-spacing="-0.0013in"/>
    </style:style>
    <style:style style:name="P1701" style:parent-style-name="Textkörper" style:family="paragraph">
      <style:paragraph-properties fo:text-align="justify" fo:margin-top="0.1083in" fo:margin-left="0.9138in" fo:text-indent="0in">
        <style:tab-stops/>
      </style:paragraph-properties>
    </style:style>
    <style:style style:name="T1702" style:parent-style-name="Absatz-Standardschriftart" style:family="text">
      <style:text-properties fo:letter-spacing="-0.0006in"/>
    </style:style>
    <style:style style:name="T1703" style:parent-style-name="Absatz-Standardschriftart" style:family="text">
      <style:text-properties fo:letter-spacing="-0.0013in"/>
    </style:style>
    <style:style style:name="T1704" style:parent-style-name="Absatz-Standardschriftart" style:family="text">
      <style:text-properties fo:letter-spacing="-0.0013in"/>
    </style:style>
    <style:style style:name="T1705" style:parent-style-name="Absatz-Standardschriftart" style:family="text">
      <style:text-properties fo:letter-spacing="-0.0006in"/>
    </style:style>
    <style:style style:name="T1706" style:parent-style-name="Absatz-Standardschriftart" style:family="text">
      <style:text-properties fo:letter-spacing="0.0006in"/>
    </style:style>
    <style:style style:name="T1707" style:parent-style-name="Absatz-Standardschriftart" style:family="text">
      <style:text-properties fo:letter-spacing="-0.0006in"/>
    </style:style>
    <style:style style:family="graphic" style:name="a21">
      <style:graphic-properties style:writing-mode="lr-tb" draw:fill="none" draw:stroke="solid" svg:stroke-width="0.01181in" svg:stroke-color="#7f7f7f" svg:stroke-opacity="100%" draw:stroke-linejoin="round"/>
      <style:paragraph-properties/>
    </style:style>
    <style:style style:family="graphic" style:name="a22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7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0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1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7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0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47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Injecteren</text:span><text:span text:style-name="T18"><text:s/></text:span><text:span text:style-name="T19">opzuigen</text:span><text:span text:style-name="T20"><text:s/></text:span><text:span text:style-name="T21">ontluchten</text:span><text:span text:style-name="T22"><text:s/></text:span><text:span text:style-name="T23">desinfecteren</text:span></text:p></draw:text-box><svg:title/><svg:desc/></draw:frame></text:span></text:p>
      <text:p text:style-name="P24"/>
      <text:p text:style-name="P25"/>
      <text:p text:style-name="P26"><text:bookmark-start text:name="Injecteren,_opzuigen,_ontluchten,_desinf"/><text:bookmark-end text:name="Injecteren,_opzuigen,_ontluchten,_desinf"/><text:span text:style-name="T27">Injecteren,</text:span><text:span text:style-name="T28"><text:s/></text:span><text:span text:style-name="T29">opzuigen,</text:span><text:span text:style-name="T30"><text:s/></text:span><text:span text:style-name="T31">ontluchten,</text:span><text:span text:style-name="T32"><text:s/></text:span><text:span text:style-name="T33">desinfecteren</text:span></text:p>
      <text:p text:style-name="P34"><text:span text:style-name="T35">Injecteren is</text:span><text:s/>het<text:span text:style-name="T36"><text:s/></text:span><text:span text:style-name="T37">met behulp van</text:span><text:s/>een<text:span text:style-name="T38"><text:s/></text:span><text:span text:style-name="T39">injectiespuit<text:s/></text:span>en<text:span text:style-name="T40"><text:s/></text:span><text:span text:style-name="T41">injectienaald vloeistof (medicijnen)</text:span><text:s/><text:span text:style-name="T42">inspuiten<text:s/></text:span>in<text:span text:style-name="T43"><text:s/></text:span>de<text:span text:style-name="T44"><text:s/></text:span><text:span text:style-name="T45">huid</text:span><text:span text:style-name="T46"><text:s/></text:span><text:span text:style-name="T47">(intracutaan),</text:span><text:span text:style-name="T48"><text:s/></text:span>in<text:span text:style-name="T49"><text:s/>het</text:span><text:span text:style-name="T50"><text:s/></text:span><text:span text:style-name="T51">onderhuids</text:span><text:s/><text:span text:style-name="T52">bindweefsel (subcutaan),<text:s/></text:span><text:span text:style-name="T53">in</text:span><text:span text:style-name="T54"><text:s/></text:span>een<text:span text:style-name="T55"><text:s/></text:span>spier<text:span text:style-name="T56"><text:s/></text:span><text:span text:style-name="T57">(intramusculair)<text:s/></text:span>of<text:span text:style-name="T58"><text:s/></text:span>in<text:span text:style-name="T59"><text:s/></text:span>een<text:span text:style-name="T60"><text:s/>ader</text:span><text:span text:style-name="T61"><text:s/></text:span><text:span text:style-name="T62">(intraveneus).</text:span><text:span text:style-name="T63"><text:s/></text:span>Bij<text:span text:style-name="T64"><text:s/></text:span><text:span text:style-name="T65">onderzoek naar medicijnen (vloeistoffen)</text:span><text:s/><text:span text:style-name="T66">wordt gezocht</text:span><text:span text:style-name="T67"><text:s/></text:span>naar<text:span text:style-name="T68"><text:s/></text:span>de<text:span text:style-name="T69"><text:s/>beste manier van</text:span><text:s/><text:span text:style-name="T70">toedienen.</text:span><text:span text:style-name="T71"><text:s/></text:span><text:span text:style-name="T72">Daarbij</text:span><text:span text:style-name="T73"><text:s/></text:span><text:span text:style-name="T74">spelen</text:span><text:s/><text:span text:style-name="T75">zowel</text:span><text:s/>de<text:s/><text:span text:style-name="T76">werkzaamheid</text:span><text:span text:style-name="T77"><text:s/></text:span><text:span text:style-name="T78">als</text:span><text:span text:style-name="T79"><text:s/></text:span>het<text:span text:style-name="T80"><text:s/></text:span><text:span text:style-name="T81">gebruiksgemak</text:span><text:span text:style-name="T82"><text:s/></text:span><text:span text:style-name="T83">een</text:span><text:s/><text:span text:style-name="T84">rol.</text:span></text:p>
      <text:p text:style-name="P85"/>
      <text:p text:style-name="P86">In<text:span text:style-name="T87"><text:s/>deze inleiding</text:span><text:s/><text:span text:style-name="T88">worden,</text:span><text:span text:style-name="T89"><text:s/></text:span><text:span text:style-name="T90">naast</text:span><text:s/>de<text:span text:style-name="T91"><text:s/>indicaties</text:span><text:span text:style-name="T92"><text:s/></text:span><text:span text:style-name="T93">voor injecteren,</text:span><text:span text:style-name="T94"><text:s/></text:span>een<text:s/><text:span text:style-name="T95">aantal aspecten</text:span><text:span text:style-name="T96"><text:s/></text:span><text:span text:style-name="T97">van injecteren</text:span><text:s/><text:span text:style-name="T98">die voor</text:span><text:span text:style-name="T99"><text:s/></text:span><text:span text:style-name="T100">alle</text:span><text:span text:style-name="T101"><text:s/></text:span><text:span text:style-name="T102">injectiemethoden van</text:span><text:s/><text:span text:style-name="T103">toepassing zijn</text:span><text:span text:style-name="T104"><text:s/></text:span><text:span text:style-name="T105">beschreven:</text:span></text:p>
      <text:list text:style-name="LFO1" text:continue-numbering="true">
        <text:list-item>
          <text:p text:style-name="P106"><text:span text:style-name="T107">wel<text:s/></text:span>of<text:span text:style-name="T108"><text:s/></text:span>niet<text:span text:style-name="T109"><text:s/></text:span><text:span text:style-name="T110">desinfecteren;</text:span></text:p>
        </text:list-item>
        <text:list-item>
          <text:p text:style-name="P111"><text:span text:style-name="T112">gebruik</text:span><text:s/><text:span text:style-name="T113">opzuignaald;</text:span></text:p>
        </text:list-item>
        <text:list-item>
          <text:p text:style-name="P114"><text:span text:style-name="T115">wel</text:span><text:span text:style-name="T116"><text:s/></text:span>of<text:span text:style-name="T117"><text:s/></text:span>niet<text:span text:style-name="T118"><text:s/></text:span><text:span text:style-name="T119">ontluchten;</text:span></text:p>
        </text:list-item>
        <text:list-item>
          <text:p text:style-name="P120"><text:span text:style-name="T121">keuze van</text:span><text:span text:style-name="T122"><text:s/></text:span><text:span text:style-name="T123">injectieplaats;</text:span></text:p>
        </text:list-item>
        <text:list-item>
          <text:p text:style-name="P124"><text:span text:style-name="T125">wel<text:s/></text:span>of<text:span text:style-name="T126"><text:s/></text:span>niet<text:span text:style-name="T127"><text:s/></text:span><text:span text:style-name="T128">aspireren<text:s/></text:span><text:span text:style-name="T129">(terugtrekken</text:span><text:s/><text:span text:style-name="T130">zuiger van</text:span><text:span text:style-name="T131"><text:s/></text:span>de<text:span text:style-name="T132"><text:s/>injectiespuit</text:span><text:span text:style-name="T133"><text:s/></text:span>als<text:span text:style-name="T134"><text:s/>controle voor juiste injectieplaats);</text:span></text:p>
        </text:list-item>
        <text:list-item>
          <text:p text:style-name="P135"><text:span text:style-name="T136">fixeren van</text:span><text:s/>de<text:s/><text:span text:style-name="T137">naald;</text:span></text:p>
        </text:list-item>
        <text:list-item>
          <text:p text:style-name="P138"><text:span text:style-name="T139">wel<text:s/></text:span>of niet<text:span text:style-name="T140"><text:s/></text:span><text:span text:style-name="T141">masseren van</text:span><text:span text:style-name="T142"><text:s/></text:span>de<text:span text:style-name="T143"><text:s/></text:span><text:span text:style-name="T144">huid;</text:span></text:p>
        </text:list-item>
        <text:list-item>
          <text:p text:style-name="P145"><text:span text:style-name="T146">complicaties.</text:span></text:p>
        </text:list-item>
      </text:list>
      <text:p text:style-name="P147"/>
      <text:p text:style-name="P148"><text:span text:style-name="T149">De verschillende injectiemethoden</text:span><text:span text:style-name="T150"><text:s/></text:span>met<text:span text:style-name="T151"><text:s/>hun</text:span><text:span text:style-name="T152"><text:s/></text:span><text:span text:style-name="T153">specifieke</text:span><text:s/><text:span text:style-name="T154">aandachtspunten,</text:span><text:span text:style-name="T155"><text:s/></text:span>het<text:span text:style-name="T156"><text:s/></text:span><text:span text:style-name="T157">injecteren van</text:span><text:span text:style-name="T158"><text:s/></text:span><text:span text:style-name="T159">insuline</text:span><text:s/>en<text:span text:style-name="T160"><text:s/></text:span>de<text:span text:style-name="T161"><text:s/></text:span><text:span text:style-name="T162">benodigde materialen zijn</text:span><text:span text:style-name="T163"><text:s/></text:span>in<text:span text:style-name="T164"><text:s/>afzonderlijke</text:span><text:span text:style-name="T165"><text:s/></text:span><text:span text:style-name="T166">documenten beschreven.</text:span></text:p>
      <text:p text:style-name="P167"/>
      <text:p text:style-name="P168"/>
      <text:h text:style-name="Überschrift1" text:outline-level="1"><text:bookmark-start text:name="Indicaties_voor_injecteren"/><text:bookmark-end text:name="Indicaties_voor_injecteren"/><text:span text:style-name="T169">Indicaties voor</text:span><text:span text:style-name="T170"><text:s/>injecteren</text:span></text:h>
      <text:p text:style-name="P171"><text:span text:style-name="T172">Toedienen van medicijnen</text:span><text:span text:style-name="T173"><text:s/></text:span>per<text:span text:style-name="T174"><text:s/></text:span><text:span text:style-name="T175">injectie</text:span><text:s/><text:span text:style-name="T176">is</text:span><text:s/><text:span text:style-name="T177">geïndiceerd</text:span><text:s/><text:span text:style-name="T178">wanneer:</text:span></text:p>
      <text:list text:style-name="LFO1" text:continue-numbering="true">
        <text:list-item>
          <text:p text:style-name="P179"><text:span text:style-name="T180">bepaalde</text:span><text:span text:style-name="T181"><text:s/></text:span><text:span text:style-name="T182">stoffen</text:span><text:span text:style-name="T183"><text:s/></text:span><text:span text:style-name="T184">niet goed</text:span><text:s/><text:span text:style-name="T185">worden</text:span><text:s/><text:span text:style-name="T186">opgenomen via</text:span><text:span text:style-name="T187"><text:s/></text:span>de<text:span text:style-name="T188"><text:s/>darmen</text:span><text:s/>of<text:span text:style-name="T189"><text:s/>de</text:span><text:s/><text:span text:style-name="T190">huid;</text:span></text:p>
        </text:list-item>
        <text:list-item>
          <text:p text:style-name="P191">de<text:span text:style-name="T192"><text:s/>cliënt</text:span><text:s/><text:span text:style-name="T193">niet in</text:span><text:s/><text:span text:style-name="T194">staat</text:span><text:span text:style-name="T195"><text:s/></text:span>is<text:span text:style-name="T196"><text:s/></text:span><text:span text:style-name="T197">medicijnen</text:span><text:s/><text:span text:style-name="T198">op een</text:span><text:s/><text:span text:style-name="T199">andere</text:span><text:span text:style-name="T200"><text:s/></text:span><text:span text:style-name="T201">manier</text:span><text:span text:style-name="T202"><text:s/></text:span>in<text:s/><text:span text:style-name="T203">te</text:span><text:s/><text:span text:style-name="T204">nemen,</text:span><text:span text:style-name="T205"><text:s/></text:span><text:span text:style-name="T206">bv.</text:span><text:s/>door<text:span text:style-name="T207"><text:s/></text:span><text:span text:style-name="T208">bewustzijnsdaling;</text:span></text:p>
        </text:list-item>
        <text:list-item>
          <text:p text:style-name="P209">de<text:span text:style-name="T210"><text:s/>cliënt</text:span><text:s/><text:span text:style-name="T211">een aandoening</text:span><text:s/><text:span text:style-name="T212">heeft waardoor</text:span><text:s/><text:span text:style-name="T213">het</text:span><text:s/><text:span text:style-name="T214">niet mogelijk</text:span><text:span text:style-name="T215"><text:s/></text:span><text:span text:style-name="T216">is</text:span><text:span text:style-name="T217"><text:s/></text:span><text:span text:style-name="T218">medicijnen</text:span><text:span text:style-name="T219"><text:s/></text:span>in<text:span text:style-name="T220"><text:s/></text:span>te<text:span text:style-name="T221"><text:s/>nemen,</text:span><text:s/><text:span text:style-name="T222">bv.</text:span><text:span text:style-name="T223"><text:s/></text:span><text:span text:style-name="T224">slikproblemen;</text:span></text:p>
        </text:list-item>
        <text:list-item>
          <text:p text:style-name="P225"><text:span text:style-name="T226">medicijnen</text:span><text:span text:style-name="T227"><text:s/></text:span><text:span text:style-name="T228">snel</text:span><text:span text:style-name="T229"><text:s/></text:span><text:span text:style-name="T230">moeten werken,</text:span><text:s/><text:span text:style-name="T231">bv.</text:span><text:s/><text:span text:style-name="T232">wanneer een</text:span><text:span text:style-name="T233"><text:s/></text:span><text:span text:style-name="T234">cliënt</text:span><text:span text:style-name="T235"><text:s/></text:span>een<text:span text:style-name="T236"><text:s/></text:span><text:span text:style-name="T237">allergische</text:span><text:span text:style-name="T238"><text:s/></text:span>reactie<text:span text:style-name="T239"><text:s/></text:span><text:span text:style-name="T240">heeft;</text:span></text:p>
        </text:list-item>
        <text:list-item>
          <text:p text:style-name="P241">er<text:span text:style-name="T242"><text:s/></text:span>een<text:span text:style-name="T243"><text:s/></text:span><text:span text:style-name="T244">constante</text:span><text:span text:style-name="T245"><text:s/></text:span><text:span text:style-name="T246">spiegel</text:span><text:s/>in<text:span text:style-name="T247"><text:s/></text:span>het<text:span text:style-name="T248"><text:s/></text:span><text:span text:style-name="T249">bloed</text:span><text:s/><text:span text:style-name="T250">nodig</text:span><text:span text:style-name="T251"><text:s/></text:span>is<text:s/><text:span text:style-name="T252">van</text:span><text:span text:style-name="T253"><text:s/></text:span><text:span text:style-name="T254">een</text:span><text:s/><text:span text:style-name="T255">bepaald medicijn,</text:span><text:span text:style-name="T256"><text:s/></text:span><text:span text:style-name="T257">bv. van</text:span><text:s/><text:span text:style-name="T258">pijnmedicatie</text:span><text:s/>of<text:span text:style-name="T259"><text:s/>van</text:span><text:span text:style-name="T260"><text:s/></text:span><text:span text:style-name="T261">insuline.</text:span></text:p>
        </text:list-item>
      </text:list>
      <text:p text:style-name="P262"/>
      <text:h text:style-name="P263" text:outline-level="2"><text:bookmark-start text:name="Disposables_en_veilige_naalden"/><text:bookmark-end text:name="Disposables_en_veilige_naalden"/><text:span text:style-name="T264">Disposables<text:s/></text:span><text:span text:style-name="T265">en</text:span><text:span text:style-name="T266"><text:s/>veilige<text:s/></text:span><text:span text:style-name="T267">naalden</text:span></text:h>
      <text:p text:style-name="P268"><text:span text:style-name="T269">Gebruik</text:span><text:span text:style-name="T270"><text:s/></text:span><text:span text:style-name="T271">voor injecteren</text:span><text:s/><text:span text:style-name="T272">spuiten<text:s/></text:span>en<text:s/><text:span text:style-name="T273">naalden voor</text:span><text:span text:style-name="T274"><text:s/></text:span><text:span text:style-name="T275">eenmalig</text:span><text:span text:style-name="T276"><text:s/></text:span><text:span text:style-name="T277">gebruik</text:span><text:span text:style-name="T278"><text:s/></text:span><text:span text:style-name="T279">(disposable).</text:span></text:p>
      <text:p text:style-name="P280"><text:span text:style-name="T281">Plaats</text:span><text:s/><text:span text:style-name="T282">een</text:span><text:s/><text:span text:style-name="T283">naald</text:span><text:span text:style-name="T284"><text:s/></text:span>na<text:s/><text:span text:style-name="T285">gebruik nooit</text:span><text:span text:style-name="T286"><text:s/></text:span>in<text:s/><text:span text:style-name="T287">de plastic beschermhuls</text:span><text:span text:style-name="T288"><text:s/></text:span><text:span text:style-name="T289">terug.</text:span><text:span text:style-name="T290"><text:s/></text:span>Werk<text:span text:style-name="T291"><text:s/></text:span>met<text:span text:style-name="T292"><text:s/>veilige</text:span><text:s/>opzuig-<text:span text:style-name="T293"><text:s/></text:span>en<text:span text:style-name="T294"><text:s/></text:span><text:span text:style-name="T295">injectienaalden.</text:span></text:p>
      <text:p text:style-name="P296"/>
      <text:p text:style-name="P297"/>
      <text:h text:style-name="Überschrift1" text:outline-level="1"><text:bookmark-start text:name="Desinfecteren"/><text:bookmark-end text:name="Desinfecteren"/><text:span text:style-name="T298">Desinfecteren</text:span></text:h>
      <text:p text:style-name="P299"><draw:custom-shape svg:x="3.4875in" svg:y="0.33889in" svg:width="0.09375in" svg:height="0.00139in" draw:z-index="0" draw:id="id3" draw:style-name="a3" draw:name="Freeform 46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draw:custom-shape svg:x="4.44097in" svg:y="0.33889in" svg:width="0.09167in" svg:height="0.00139in" draw:z-index="0" draw:id="id4" draw:style-name="a4" draw:name="Freeform 44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300">Huiddesinfectie</text:span><text:span text:style-name="T301"><text:s/></text:span>bij<text:span text:style-name="T302"><text:s/></text:span><text:span text:style-name="T303">injecteren</text:span><text:span text:style-name="T304"><text:s/></text:span><text:span text:style-name="T305">is</text:span><text:span text:style-name="T306"><text:s/></text:span><text:span text:style-name="T307">over het</text:span><text:s/><text:span text:style-name="T308">algemeen</text:span><text:span text:style-name="T309"><text:s/></text:span><text:span text:style-name="T310">niet</text:span><text:s/><text:span text:style-name="T311">nodig. Dit</text:span><text:s/><text:span text:style-name="T312">geldt</text:span><text:span text:style-name="T313"><text:s/></text:span><text:span text:style-name="T314">voor</text:span><text:s/><text:span text:style-name="T315">alle</text:span><text:span text:style-name="T316"><text:s/></text:span><text:span text:style-name="T317">injectiemethoden,</text:span><text:s/><text:span text:style-name="T318">ook</text:span><text:s/><text:span text:style-name="T319">voor</text:span><text:span text:style-name="T320"><text:s/></text:span><text:span text:style-name="T321">intraveneuze</text:span><text:span text:style-name="T322"><text:s/></text:span><text:span text:style-name="T323">injecties, veneuze<text:s/></text:span><text:span text:style-name="T324">bloedafname</text:span><text:span text:style-name="T325">[1]</text:span><text:span text:style-name="T326"><text:s/></text:span>en<text:span text:style-name="T327"><text:s/>vaccinaties.</text:span><text:span text:style-name="T328">[2]</text:span></text:p>
      <text:p text:style-name="P329"/>
      <text:h text:style-name="Überschrift2" text:outline-level="2"><text:bookmark-start text:name="Desinfecteer_de_huid_wel_bij"/><text:bookmark-end text:name="Desinfecteer_de_huid_wel_bij"/><text:span text:style-name="T330">Desinfecteer<text:s/></text:span><text:span text:style-name="T331">de huid<text:s/></text:span><text:span text:style-name="T332">wel</text:span><text:span text:style-name="T333"><text:s/></text:span><text:span text:style-name="T334">bij</text:span></text:h>
      <text:list text:style-name="LFO1" text:continue-numbering="true">
        <text:list-item>
          <text:p text:style-name="P335">het<text:span text:style-name="T336"><text:s/>inbrengen van</text:span><text:span text:style-name="T337"><text:s/></text:span>een<text:span text:style-name="T338"><text:s/></text:span><text:span text:style-name="T339">infuus<text:s/></text:span>of<text:span text:style-name="T340"><text:s/>subcutane</text:span><text:span text:style-name="T341"><text:s/></text:span><text:span text:style-name="T342">(vleugel)naald.</text:span></text:p>
        </text:list-item>
      </text:list>
      <text:p text:style-name="P343">Een<text:span text:style-name="T344"><text:s/>infuusnaald</text:span><text:s/><text:span text:style-name="T345">en een</text:span><text:s/><text:span text:style-name="T346">subcutane</text:span><text:s/><text:span text:style-name="T347">(vleugel)naald zijn</text:span><text:span text:style-name="T348"><text:s/></text:span><text:span text:style-name="T349">lichaamsvreemde</text:span><text:span text:style-name="T350"><text:s/></text:span><text:span text:style-name="T351">materialen</text:span><text:span text:style-name="T352"><text:s/></text:span>en<text:span text:style-name="T353"><text:s/>worden</text:span><text:span text:style-name="T354"><text:s/></text:span>meestal<text:span text:style-name="T355"><text:s/></text:span><text:span text:style-name="T356">voor langere tijd</text:span><text:span text:style-name="T357"><text:s/></text:span><text:span text:style-name="T358">ingebracht;</text:span></text:p>
      <text:list text:style-name="LFO1" text:continue-numbering="true">
        <text:list-item>
          <text:p text:style-name="P359"><text:span text:style-name="T360">cliënten</text:span><text:span text:style-name="T361"><text:s/></text:span><text:span text:style-name="T362">met een verminderde</text:span><text:span text:style-name="T363"><text:s/></text:span><text:span text:style-name="T364">weerstand tegen</text:span><text:span text:style-name="T365"><text:s/></text:span><text:span text:style-name="T366">infecties, vooral bij granulocytopenie</text:span><text:s/><text:span text:style-name="T367">(granulopathie),</text:span><text:span text:style-name="T368"><text:s/></text:span><text:span text:style-name="T369">zoals</text:span><text:span text:style-name="T370"><text:s/></text:span><text:span text:style-name="T371">cliënten</text:span><text:s/><text:span text:style-name="T372">die chemotherapie</text:span><text:span text:style-name="T373"><text:s/></text:span><text:span text:style-name="T374">krijgen</text:span><text:span text:style-name="T375"><text:s/></text:span>of<text:s/><text:span text:style-name="T376">andere</text:span><text:span text:style-name="T377"><text:s/></text:span><text:span text:style-name="T378">afweerondrukkende</text:span><text:s/><text:span text:style-name="T379">medicijnen</text:span><text:span text:style-name="T380"><text:s/></text:span><text:span text:style-name="T381">gebruiken;</text:span></text:p>
        </text:list-item>
        <text:list-item>
          <text:p text:style-name="P382"><text:span text:style-name="T383">bloedafname</text:span><text:span text:style-name="T384"><text:s/></text:span><text:span text:style-name="T385">voor kweek.</text:span></text:p>
        </text:list-item>
      </text:list>
      <text:p text:style-name="P386"/>
      <text:h text:style-name="P387" text:outline-level="2"><text:bookmark-start text:name="Desinfecteer_de_huid_dan_met"/><text:bookmark-end text:name="Desinfecteer_de_huid_dan_met"/><text:span text:style-name="T388">Desinfecteer<text:s/></text:span><text:span text:style-name="T389">de huid<text:s/></text:span><text:span text:style-name="T390">dan</text:span><text:span text:style-name="T391"><text:s/></text:span><text:span text:style-name="T392">met</text:span></text:h>
      <text:list text:style-name="LFO1" text:continue-numbering="true">
        <text:list-item>
          <text:p text:style-name="P393"><text:span text:style-name="T394">alcohol</text:span><text:span text:style-name="T395"><text:s/></text:span><text:span text:style-name="T396">70%, alcohol 70% heeft<text:s/></text:span>een<text:span text:style-name="T397"><text:s/></text:span><text:span text:style-name="T398">totaalspectrum</text:span><text:s/>en<text:span text:style-name="T399"><text:s/>werkt</text:span><text:span text:style-name="T400"><text:s/></text:span><text:span text:style-name="T401">slechts</text:span><text:span text:style-name="T402"><text:s/></text:span><text:span text:style-name="T403">tijdelijk;</text:span></text:p>
        </text:list-item>
        <text:list-item>
          <text:p text:style-name="P404"><text:span text:style-name="T405">chloorhexidine</text:span><text:span text:style-name="T406"><text:s/></text:span><text:span text:style-name="T407">0,5%</text:span><text:s/><text:span text:style-name="T408">opgelost</text:span><text:span text:style-name="T409"><text:s/></text:span><text:span text:style-name="T410">in alcohol</text:span><text:s/><text:span text:style-name="T411">70%</text:span><text:s/><text:span text:style-name="T412">(chloorhexidine</text:span><text:span text:style-name="T413"><text:s/></text:span><text:span text:style-name="T414">alcohol</text:span><text:span text:style-name="T415"><text:s/></text:span>70%)</text:p>
        </text:list-item>
      </text:list>
      <text:p text:style-name="P416"><draw:custom-shape svg:x="3.3625in" svg:y="0.23056in" svg:width="0.09028in" svg:height="0.00139in" draw:z-index="0" draw:id="id5" draw:style-name="a5" draw:name="Freeform 42"><svg:title/><svg:desc/><draw:enhanced-geometry draw:type="non-primitive" svg:viewBox="0 0 82550 1270" draw:enhanced-path="M 0 0 L 8191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550"/><draw:equation draw:name="f7" draw:formula="?f4 / 1270"/><draw:equation draw:name="f8" draw:formula="0 / ?f6"/><draw:equation draw:name="f9" draw:formula="0 / ?f7"/><draw:equation draw:name="f10" draw:formula="81915 / ?f6"/><draw:equation draw:name="f11" draw:formula="82550 / ?f6"/><draw:equation draw:name="f12" draw:formula="1270 / ?f7"/></draw:enhanced-geometry></draw:custom-shape><text:span text:style-name="T417">Dit heeft mogelijk</text:span><text:span text:style-name="T418"><text:s/></text:span><text:span text:style-name="T419">een langere</text:span><text:span text:style-name="T420"><text:s/></text:span><text:span text:style-name="T421">werking.</text:span><text:span text:style-name="T422"><text:s/></text:span><text:span text:style-name="T423">Afgedekt</text:span><text:s/><text:span text:style-name="T424">met wondfolie kan</text:span><text:s/><text:span text:style-name="T425">de residuwerking</text:span><text:s/><text:span text:style-name="T426">van</text:span><text:span text:style-name="T427"><text:s/></text:span><text:span text:style-name="T428">chloorhexidine</text:span><text:span text:style-name="T429"><text:s/></text:span>de<text:span text:style-name="T430"><text:s/></text:span><text:span text:style-name="T431">uitgroei van bacteriën beperken.</text:span><text:span text:style-name="T432">[3]</text:span></text:p>
      <text:p text:style-name="P433"/>
      <text:p text:style-name="P440"/>
      <text:p text:style-name="P441"/>
      <text:p text:style-name="P442"/>
      <text:h text:style-name="Überschrift2" text:outline-level="2"><text:bookmark-start text:name="Desinfecteer_de_rubberen_dopjes_van_flac"/><text:bookmark-end text:name="Desinfecteer_de_rubberen_dopjes_van_flac"/><text:span text:style-name="T443">Desinfecteer<text:s/></text:span><text:span text:style-name="T444">de<text:s/></text:span><text:span text:style-name="T445">rubberen</text:span><text:span text:style-name="T446"><text:s/>dopjes<text:s/></text:span><text:span text:style-name="T447">van</text:span><text:span text:style-name="T448"><text:s/></text:span><text:span text:style-name="T449">flacons</text:span><text:span text:style-name="T450"><text:s/></text:span><text:span text:style-name="T451">of</text:span><text:span text:style-name="T452"><text:s/></text:span><text:span text:style-name="T453">penvullingen</text:span><text:span text:style-name="T454"><text:s/>met</text:span></text:h>
      <text:list text:style-name="LFO1" text:continue-numbering="true">
        <text:list-item>
          <text:p text:style-name="P455"><text:span text:style-name="T456">alcohol</text:span><text:span text:style-name="T457"><text:s/></text:span>70<text:span text:style-name="T458"><text:s/></text:span>%<text:s/><text:span text:style-name="T459">als</text:span><text:span text:style-name="T460"><text:s/></text:span><text:span text:style-name="T461">de kans bestaat</text:span><text:s/><text:span text:style-name="T462">dat</text:span><text:s/><text:span text:style-name="T463">ze met</text:span><text:s/>de<text:span text:style-name="T464"><text:s/></text:span><text:span text:style-name="T465">vingers</text:span><text:span text:style-name="T466"><text:s/></text:span><text:span text:style-name="T467">aangeraakt</text:span><text:s/><text:span text:style-name="T468">zijn</text:span><text:span text:style-name="T469"><text:s/></text:span>of<text:span text:style-name="T470"><text:s/></text:span><text:span text:style-name="T471">kunnen worden.</text:span><text:span text:style-name="T472"><text:s/></text:span><text:span text:style-name="T473">Het</text:span><text:s/><text:span text:style-name="T474">dopje</text:span><text:span text:style-name="T475"><text:s/></text:span>kan</text:p>
        </text:list-item>
      </text:list>
      <text:p text:style-name="P476"><text:span text:style-name="T477">door<text:s/></text:span><text:span text:style-name="T478">aanraking</text:span><text:span text:style-name="T479"><text:s/></text:span><text:span text:style-name="T480">“besmet”</text:span><text:span text:style-name="T481"><text:s/></text:span><text:span text:style-name="T482">worden</text:span><text:span text:style-name="T483"><text:s/></text:span><text:span text:style-name="T484">met</text:span><text:span text:style-name="T485"><text:s/></text:span><text:span text:style-name="T486">huidflora</text:span><text:span text:style-name="T487"><text:s/></text:span><text:span text:style-name="T488">van</text:span><text:span text:style-name="T489"><text:s/></text:span><text:span text:style-name="T490">een</text:span><text:span text:style-name="T491"><text:s/></text:span><text:span text:style-name="T492">ander.</text:span></text:p>
      <text:p text:style-name="P493">Laat<text:span text:style-name="T494"><text:s/>desinfectans</text:span><text:s/><text:span text:style-name="T495">altijd</text:span><text:s/><text:span text:style-name="T496">eerst</text:span><text:span text:style-name="T497"><text:s/></text:span><text:span text:style-name="T498">drogen</text:span><text:s/><text:span text:style-name="T499">voordat</text:span><text:span text:style-name="T500"><text:s/></text:span>de<text:s/><text:span text:style-name="T501">huid</text:span><text:span text:style-name="T502"><text:s/></text:span>of<text:s/><text:span text:style-name="T503">de<text:s/></text:span><text:span text:style-name="T504">rubber</text:span><text:s/><text:span text:style-name="T505">dop wordt aangeprikt.</text:span></text:p>
      <text:p text:style-name="P506"/>
      <text:p text:style-name="P507"/>
      <text:h text:style-name="Überschrift1" text:outline-level="1"><text:bookmark-start text:name="Gebruik_opzuignaald"/><text:bookmark-end text:name="Gebruik_opzuignaald"/><text:span text:style-name="T508">Gebruik</text:span><text:span text:style-name="T509"><text:s/></text:span><text:span text:style-name="T510">opzuignaald</text:span></text:h>
      <text:p text:style-name="P511"><draw:custom-shape svg:x="4.13264in" svg:y="0.33889in" svg:width="0.09375in" svg:height="0.00139in" draw:z-index="0" draw:id="id8" draw:style-name="a8" draw:name="Freeform 40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512">Niet alle</text:span><text:span text:style-name="T513"><text:s/></text:span><text:span text:style-name="T514">medicijnen</text:span><text:s/><text:span text:style-name="T515">worden</text:span><text:s/><text:span text:style-name="T516">geleverd</text:span><text:span text:style-name="T517"><text:s/></text:span>in<text:span text:style-name="T518"><text:s/></text:span><text:span text:style-name="T519">een</text:span><text:s/><text:span text:style-name="T520">kant-en-klare</text:span><text:span text:style-name="T521"><text:s/></text:span><text:span text:style-name="T522">spuit. Het</text:span><text:span text:style-name="T523"><text:s/></text:span><text:span text:style-name="T524">medicijn</text:span><text:span text:style-name="T525"><text:s/></text:span><text:span text:style-name="T526">moet</text:span><text:s/><text:span text:style-name="T527">dan nog</text:span><text:span text:style-name="T528"><text:s/></text:span><text:span text:style-name="T529">worden</text:span><text:s/><text:span text:style-name="T530">opgezogen</text:span><text:span text:style-name="T531"><text:s/></text:span>met<text:span text:style-name="T532"><text:s/>een</text:span><text:s/><text:span text:style-name="T533">(opzuig)naald. Uit</text:span><text:span text:style-name="T534"><text:s/></text:span><text:span text:style-name="T535">hygiënisch oogpunt</text:span><text:s/><text:span text:style-name="T536">is</text:span><text:s/>de<text:span text:style-name="T537"><text:s/></text:span><text:span text:style-name="T538">WIP</text:span><text:span text:style-name="T539">[4]</text:span><text:span text:style-name="T540"><text:s/></text:span><text:span text:style-name="T541">niet</text:span><text:s/><text:span text:style-name="T542">voor het</text:span><text:s/><text:span text:style-name="T543">gebruik</text:span><text:s/><text:span text:style-name="T544">van</text:span><text:s/><text:span text:style-name="T545">een<text:s/></text:span><text:span text:style-name="T546">opzuignaald</text:span><text:s/><text:span text:style-name="T547">én een</text:span><text:span text:style-name="T548"><text:s/></text:span><text:span text:style-name="T549">injectienaald. Het overzetten</text:span><text:s/><text:span text:style-name="T550">van<text:s/></text:span>de<text:span text:style-name="T551"><text:s/></text:span><text:span text:style-name="T552">naald is</text:span><text:span text:style-name="T553"><text:s/></text:span><text:span text:style-name="T554">een<text:s/></text:span>extra risico<text:span text:style-name="T555"><text:s/></text:span>op<text:span text:style-name="T556"><text:s/>besmetting.</text:span></text:p>
      <text:p text:style-name="P557"/>
      <text:h text:style-name="P558" text:outline-level="2"><text:bookmark-start text:name="Gebruik_geen_opzuignaald_wanneer"/><text:bookmark-end text:name="Gebruik_geen_opzuignaald_wanneer"/><text:span text:style-name="T559">Gebruik<text:s/></text:span><text:span text:style-name="T560">geen<text:s/></text:span><text:span text:style-name="T561">opzuignaald</text:span><text:span text:style-name="T562"><text:s/></text:span><text:span text:style-name="T563">wanneer</text:span></text:h>
      <text:list text:style-name="LFO1" text:continue-numbering="true">
        <text:list-item>
          <text:p text:style-name="P564">je<text:span text:style-name="T565"><text:s/>medicijnen</text:span><text:span text:style-name="T566"><text:s/></text:span><text:span text:style-name="T567">optrekt</text:span><text:span text:style-name="T568"><text:s/></text:span>bij<text:span text:style-name="T569"><text:s/></text:span>de<text:span text:style-name="T570"><text:s/></text:span><text:span text:style-name="T571">cliënt (b.v. in<text:s/></text:span>de<text:span text:style-name="T572"><text:s/></text:span><text:span text:style-name="T573">thuissituatie). Gebruik</text:span><text:span text:style-name="T574"><text:s/></text:span>de<text:span text:style-name="T575"><text:s/></text:span><text:span text:style-name="T576">injectienaald</text:span><text:span text:style-name="T577"><text:s/></text:span><text:span text:style-name="T578">ook</text:span><text:s/><text:span text:style-name="T579">als</text:span><text:span text:style-name="T580"><text:s/></text:span><text:span text:style-name="T581">opzuignaald.</text:span></text:p>
        </text:list-item>
      </text:list>
      <text:p text:style-name="P582"/>
      <text:h text:style-name="P583" text:outline-level="2"><text:bookmark-start text:name="Gebruik_wèl_een_opzuignaald"/><text:bookmark-end text:name="Gebruik_wèl_een_opzuignaald"/><text:span text:style-name="T584">Gebruik</text:span><text:span text:style-name="T585"><text:s/></text:span><text:span text:style-name="T586">wèl</text:span><text:span text:style-name="T587"><text:s/></text:span><text:span text:style-name="T588">een</text:span><text:span text:style-name="T589"><text:s/></text:span><text:span text:style-name="T590">opzuignaald</text:span></text:h>
      <text:list text:style-name="LFO1" text:continue-numbering="true">
        <text:list-item>
          <text:p text:style-name="P591"><text:span text:style-name="T592">wanneer<text:s/></text:span>de<text:span text:style-name="T593"><text:s/></text:span><text:span text:style-name="T594">injectievloeistof niet</text:span><text:s/><text:span text:style-name="T595">opgetrokken wordt<text:s/></text:span>in<text:span text:style-name="T596"><text:s/></text:span><text:span text:style-name="T597">directe nabijheid van</text:span><text:span text:style-name="T598"><text:s/></text:span>de<text:span text:style-name="T599"><text:s/></text:span><text:span text:style-name="T600">cliënt.</text:span><text:span text:style-name="T601"><text:s/></text:span><text:span text:style-name="T602">Zuig</text:span><text:span text:style-name="T603"><text:s/></text:span>de<text:span text:style-name="T604"><text:s/>vloeistof<text:s/></text:span>op<text:span text:style-name="T605"><text:s/></text:span>met<text:span text:style-name="T606"><text:s/>een</text:span><text:s/><text:span text:style-name="T607">opzuignaald,</text:span><text:s/><text:span text:style-name="T608">klik</text:span><text:span text:style-name="T609"><text:s/></text:span>het<text:span text:style-name="T610"><text:s/></text:span><text:span text:style-name="T611">beschermkapje</text:span><text:span text:style-name="T612"><text:s/></text:span>met<text:span text:style-name="T613"><text:s/></text:span><text:span text:style-name="T614">een</text:span><text:s/><text:span text:style-name="T615">duimbeweging over</text:span><text:span text:style-name="T616"><text:s/></text:span>de<text:s/><text:span text:style-name="T617">opzuignaald,</text:span><text:s/><text:span text:style-name="T618">verwijder<text:s/></text:span>de<text:span text:style-name="T619"><text:s/></text:span>naald<text:span text:style-name="T620"><text:s/></text:span><text:span text:style-name="T621">van</text:span><text:s/>de<text:span text:style-name="T622"><text:s/></text:span><text:span text:style-name="T623">spuit</text:span><text:s/><text:span text:style-name="T624">(bij</text:span><text:span text:style-name="T625"><text:s/></text:span><text:span text:style-name="T626">naald</text:span><text:s/><text:span text:style-name="T627">zonder</text:span><text:s/><text:span text:style-name="T628">veiligheidsysteem</text:span><text:span text:style-name="T629"><text:s/></text:span>met<text:span text:style-name="T630"><text:s/></text:span><text:span text:style-name="T631">een</text:span><text:s/><text:span text:style-name="T632">naaldverwijderaar)</text:span><text:s/>en<text:span text:style-name="T633"><text:s/></text:span><text:span text:style-name="T634">gooi</text:span><text:span text:style-name="T635"><text:s/></text:span>de<text:s/><text:span text:style-name="T636">naald</text:span><text:span text:style-name="T637"><text:s/></text:span>in<text:span text:style-name="T638"><text:s/></text:span><text:span text:style-name="T639">de</text:span><text:span text:style-name="T640"><text:s/></text:span><text:span text:style-name="T641">naaldenbeker. Plaats<text:s/></text:span>de<text:span text:style-name="T642"><text:s/></text:span><text:span text:style-name="T643">injectienaald<text:s/></text:span>op<text:span text:style-name="T644"><text:s/></text:span>de<text:span text:style-name="T645"><text:s/></text:span><text:span text:style-name="T646">spuit en</text:span><text:s/><text:span text:style-name="T647">leg</text:span><text:s/>de<text:span text:style-name="T648"><text:s/></text:span><text:span text:style-name="T649">spuit</text:span><text:span text:style-name="T650"><text:s/></text:span>met<text:span text:style-name="T651"><text:s/></text:span><text:span text:style-name="T652">naald in</text:span><text:s/><text:span text:style-name="T653">bakje</text:span><text:span text:style-name="T654"><text:s/></text:span><text:span text:style-name="T655">voor transport</text:span><text:s/><text:span text:style-name="T656">naar</text:span><text:span text:style-name="T657"><text:s/></text:span>de<text:span text:style-name="T658"><text:s/></text:span><text:span text:style-name="T659">cliënt.</text:span></text:p>
        </text:list-item>
        <text:list-item>
          <text:p text:style-name="P660"><draw:custom-shape svg:x="6.88611in" svg:y="0.09653in" svg:width="0.09028in" svg:height="0.00139in" draw:z-index="0" draw:id="id9" draw:style-name="a9" draw:name="Freeform 38"><svg:title/><svg:desc/><draw:enhanced-geometry draw:type="non-primitive" svg:viewBox="0 0 82550 1270" draw:enhanced-path="M 0 0 L 8255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550"/><draw:equation draw:name="f7" draw:formula="?f4 / 1270"/><draw:equation draw:name="f8" draw:formula="0 / ?f6"/><draw:equation draw:name="f9" draw:formula="0 / ?f7"/><draw:equation draw:name="f10" draw:formula="82550 / ?f6"/><draw:equation draw:name="f11" draw:formula="1270 / ?f7"/></draw:enhanced-geometry></draw:custom-shape>bij<text:span text:style-name="T661"><text:s/>vloeistofafname uit een</text:span><text:span text:style-name="T662"><text:s/></text:span><text:span text:style-name="T663">flacon/infuuszak. Gebruik</text:span><text:s/><text:span text:style-name="T664">iedere</text:span><text:span text:style-name="T665"><text:s/></text:span><text:span text:style-name="T666">ke</text:span><text:span text:style-name="T667">er een (nieuwe) steriele</text:span><text:span text:style-name="T668"><text:s/></text:span>opzuignaald.<text:span text:style-name="T669">[5]</text:span></text:p>
        </text:list-item>
        <text:list-item>
          <text:p text:style-name="P670">bij<text:span text:style-name="T671"><text:s/>etsende</text:span><text:span text:style-name="T672"><text:s/></text:span><text:span text:style-name="T673">en/of stroperige</text:span><text:span text:style-name="T674"><text:s/></text:span><text:span text:style-name="T675">medicijnen die</text:span><text:s/><text:span text:style-name="T676">niet</text:span><text:span text:style-name="T677"><text:s/></text:span>in<text:span text:style-name="T678"><text:s/></text:span>contact<text:span text:style-name="T679"><text:s/></text:span><text:span text:style-name="T680">mogen</text:span><text:span text:style-name="T681"><text:s/></text:span>komen<text:span text:style-name="T682"><text:s/></text:span>met<text:span text:style-name="T683"><text:s/></text:span>de<text:s/><text:span text:style-name="T684">huid</text:span><text:span text:style-name="T685"><text:s/></text:span><text:span text:style-name="T686">van</text:span><text:span text:style-name="T687"><text:s/></text:span>de<text:span text:style-name="T688"><text:s/>cliënt</text:span><text:s/>of<text:span text:style-name="T689"><text:s/></text:span><text:span text:style-name="T690">pijn</text:span><text:span text:style-name="T691"><text:s/></text:span><text:span text:style-name="T692">veroorzaken.</text:span><text:span text:style-name="T693"><text:s/></text:span><text:span text:style-name="T694">Voorbeelden zijn</text:span><text:span text:style-name="T695"><text:s/></text:span><text:span text:style-name="T696">cytostatica,</text:span><text:span text:style-name="T697"><text:s/></text:span><text:span text:style-name="T698">sommige</text:span><text:span text:style-name="T699"><text:s/></text:span><text:span text:style-name="T700">antibiotica,</text:span><text:span text:style-name="T701"><text:s/></text:span><text:span text:style-name="T702">ijzer (CosmoFer),</text:span><text:span text:style-name="T703"><text:s/></text:span><text:span text:style-name="T704">fenytoïne, theophylline</text:span><text:span text:style-name="T705"><text:s/></text:span>en<text:span text:style-name="T706"><text:s/></text:span><text:span text:style-name="T707">goudinjecties</text:span><text:s/><text:span text:style-name="T708">bij reuma (tauredon),</text:span><text:span text:style-name="T709"><text:s/></text:span><text:span text:style-name="T710">Hepatitis</text:span><text:s/>B-vaccin.</text:p>
        </text:list-item>
      </text:list>
      <text:p text:style-name="P711"/>
      <text:p text:style-name="P712"/>
      <text:h text:style-name="Überschrift1" text:outline-level="1"><text:bookmark-start text:name="Ontluchten"/><text:bookmark-end text:name="Ontluchten"/><text:span text:style-name="T713">Ontluchten</text:span></text:h>
      <text:p text:style-name="P714"><draw:custom-shape svg:x="1.27708in" svg:y="0.62708in" svg:width="0.09375in" svg:height="0.00139in" draw:z-index="0" draw:id="id10" draw:style-name="a10" draw:name="Freeform 36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715">Ontlucht<text:s/></text:span>de<text:span text:style-name="T716"><text:s/></text:span><text:span text:style-name="T717">injectiespuit</text:span><text:s/>na<text:span text:style-name="T718"><text:s/></text:span><text:span text:style-name="T719">het opzuigen</text:span><text:s/><text:span text:style-name="T720">van</text:span><text:span text:style-name="T721"><text:s/></text:span>de<text:span text:style-name="T722"><text:s/>vloeistof.</text:span><text:s/><text:span text:style-name="T723">Ontlucht de opzuignaald</text:span><text:span text:style-name="T724"><text:s/></text:span>tot<text:span text:style-name="T725"><text:s/></text:span>er<text:span text:style-name="T726"><text:s/>een</text:span><text:s/><text:span text:style-name="T727">druppel vloeistof</text:span><text:span text:style-name="T728"><text:s/></text:span>aan<text:span text:style-name="T729"><text:s/>de punt</text:span><text:s/><text:span text:style-name="T730">van de opzuignaald</text:span><text:s/><text:span text:style-name="T731">zichtbaar</text:span><text:span text:style-name="T732"><text:s/></text:span><text:span text:style-name="T733">wordt. Ontlucht,</text:span><text:s/><text:span text:style-name="T734">wanneer</text:span><text:span text:style-name="T735"><text:s/></text:span><text:span text:style-name="T736">geen<text:s/></text:span><text:span text:style-name="T737">opzuignaald</text:span><text:span text:style-name="T738"><text:s/></text:span><text:span text:style-name="T739">gebruikt wordt,</text:span><text:span text:style-name="T740"><text:s/></text:span>de<text:span text:style-name="T741"><text:s/></text:span><text:span text:style-name="T742">injectienaald niet.</text:span><text:span text:style-name="T743"><text:s/></text:span><text:span text:style-name="T744">De</text:span><text:span text:style-name="T745"><text:s/></text:span><text:span text:style-name="T746">hoeveelheid</text:span><text:s/><text:span text:style-name="T747">lucht</text:span><text:s/><text:span text:style-name="T748">die ingespoten</text:span><text:s/><text:span text:style-name="T749">wordt</text:span><text:span text:style-name="T750"><text:s/></text:span>(=<text:span text:style-name="T751"><text:s/>inhoud</text:span><text:s/><text:span text:style-name="T752">van</text:span><text:span text:style-name="T753"><text:s/></text:span>de<text:span text:style-name="T754"><text:s/></text:span><text:span text:style-name="T755">injectienaald)</text:span><text:s/>is<text:s/><text:span text:style-name="T756">verwaarloosbaar</text:span><text:span text:style-name="T757"><text:s/></text:span>klein.<text:span text:style-name="T758">[6]</text:span></text:p>
      <text:p text:style-name="P759"/>
      <text:h text:style-name="Überschrift2" text:outline-level="2"><text:bookmark-start text:name="Luchtbel"/><text:bookmark-end text:name="Luchtbel"/><text:span text:style-name="T760">Luchtbel</text:span></text:h>
      <text:p text:style-name="P761"><draw:custom-shape svg:x="5.77292in" svg:y="0.71528in" svg:width="0.09167in" svg:height="0.00139in" draw:z-index="0" draw:id="id11" draw:style-name="a11" draw:name="Freeform 34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Voor<text:span text:style-name="T762"><text:s/>bepaalde</text:span><text:span text:style-name="T763"><text:s/></text:span><text:span text:style-name="T764">medicijnen</text:span><text:s/>in<text:span text:style-name="T765"><text:s/></text:span><text:span text:style-name="T766">kant-en-klaarspuiten geldt</text:span><text:span text:style-name="T767"><text:s/></text:span>dat<text:s/><text:span text:style-name="T768">ze</text:span><text:s/><text:span text:style-name="T769">precies</text:span><text:s/>in<text:span text:style-name="T770"><text:s/></text:span>de<text:s/><text:span text:style-name="T771">voorgeschreven</text:span><text:s/><text:span text:style-name="T772">hoeveelheid</text:span><text:span text:style-name="T773"><text:s/></text:span><text:span text:style-name="T774">moeten</text:span><text:span text:style-name="T775"><text:s/></text:span><text:span text:style-name="T776">worden</text:span><text:s/><text:span text:style-name="T777">toegediend (zoals</text:span><text:s/><text:span text:style-name="T778">Clexane,</text:span><text:s/><text:span text:style-name="T779">Heparine</text:span><text:span text:style-name="T780"><text:s/></text:span><text:span text:style-name="T781">enz).<text:s/></text:span>In<text:span text:style-name="T782"><text:s/></text:span><text:span text:style-name="T783">deze spuiten bevindt</text:span><text:s/><text:span text:style-name="T784">zich een luchtbel. Tijdens<text:s/></text:span>het<text:span text:style-name="T785"><text:s/></text:span><text:span text:style-name="T786">inspuiten van</text:span><text:s/><text:span text:style-name="T787">het</text:span><text:span text:style-name="T788"><text:s/></text:span><text:span text:style-name="T789">medicijn</text:span><text:span text:style-name="T790"><text:s/></text:span><text:span text:style-name="T791">moet<text:s/></text:span>de<text:span text:style-name="T792"><text:s/></text:span><text:span text:style-name="T793">luchtbel zich</text:span><text:s/><text:span text:style-name="T794">aan</text:span><text:s/>de<text:span text:style-name="T795"><text:s/></text:span><text:span text:style-name="T796">kant</text:span><text:span text:style-name="T797"><text:s/></text:span><text:span text:style-name="T798">van<text:s/></text:span>de<text:s/><text:span text:style-name="T799">zuiger bevinden.</text:span><text:s/><text:span text:style-name="T800">De</text:span><text:s/><text:span text:style-name="T801">luchtbel vult</text:span><text:span text:style-name="T802"><text:s/></text:span>na<text:span text:style-name="T803"><text:s/>het</text:span><text:span text:style-name="T804"><text:s/></text:span><text:span text:style-name="T805">toedienen</text:span><text:span text:style-name="T806"><text:s/></text:span><text:span text:style-name="T807">van<text:s/></text:span>de<text:span text:style-name="T808"><text:s/></text:span><text:span text:style-name="T809">medica</text:span><text:span text:style-name="T810">tie<text:s/></text:span>de<text:span text:style-name="T811"><text:s/></text:span><text:span text:style-name="T812">overgebleven dode</text:span><text:s/>ruimte<text:span text:style-name="T813"><text:s/>van</text:span><text:s/>de<text:span text:style-name="T814"><text:s/></text:span><text:span text:style-name="T815">injectiespuit</text:span><text:span text:style-name="T816"><text:s/></text:span>en<text:span text:style-name="T817"><text:s/></text:span><text:span text:style-name="T818">-naald.<text:s/></text:span><text:span text:style-name="T819">De</text:span><text:span text:style-name="T820"><text:s/></text:span><text:span text:style-name="T821">WHO</text:span><text:span text:style-name="T822"><text:s/></text:span><text:span text:style-name="T823">stelt</text:span><text:s/><text:span text:style-name="T824">dat</text:span><text:span text:style-name="T825"><text:s/></text:span><text:span text:style-name="T826">hetzelfde geldt wanneer</text:span><text:s/>zich<text:span text:style-name="T827"><text:s/></text:span><text:span text:style-name="T828">een luchtbel</text:span><text:span text:style-name="T829"><text:s/></text:span>in<text:span text:style-name="T830"><text:s/>een voorgevulde</text:span><text:span text:style-name="T831"><text:s/></text:span><text:span text:style-name="T832">spuit met vaccin</text:span><text:span text:style-name="T833"><text:s/></text:span>bevindt.<text:span text:style-name="T834">[6]</text:span></text:p>
      <text:p text:style-name="P835"/>
      <text:h text:style-name="Überschrift2" text:outline-level="2"><text:bookmark-start text:name="Ontluchten_vleugelnaald_of_kunststof_can"/><text:bookmark-end text:name="Ontluchten_vleugelnaald_of_kunststof_can"/><text:span text:style-name="T836">Ontluchten</text:span><text:span text:style-name="T837"><text:s/></text:span><text:span text:style-name="T838">vleugelnaald</text:span><text:span text:style-name="T839"><text:s/></text:span><text:span text:style-name="T840">of</text:span><text:span text:style-name="T841"><text:s/></text:span><text:span text:style-name="T842">kunststof</text:span><text:span text:style-name="T843"><text:s/></text:span><text:span text:style-name="T844">canule</text:span></text:h>
      <text:p text:style-name="P845">Zie<text:span text:style-name="T846"><text:s/></text:span><text:span text:style-name="T847">subcutane</text:span><text:span text:style-name="T848"><text:s/></text:span><text:span text:style-name="T849">infusie.</text:span></text:p>
      <text:p text:style-name="P850"/>
      <text:p text:style-name="P851"/>
      <text:h text:style-name="Überschrift1" text:outline-level="1"><text:bookmark-start text:name="Keuze_injectieplaats"/><text:bookmark-end text:name="Keuze_injectieplaats"/><text:span text:style-name="T852">Keuze<text:s/></text:span><text:span text:style-name="T853">injectieplaats</text:span></text:h>
      <text:p text:style-name="P854"><text:span text:style-name="T855">Wissel</text:span><text:span text:style-name="T856"><text:s/></text:span><text:span text:style-name="T857">injectieplaatsen</text:span><text:span text:style-name="T858"><text:s/></text:span>af<text:span text:style-name="T859"><text:s/>wanneer frequent in eenzelfde</text:span><text:span text:style-name="T860"><text:s/></text:span><text:span text:style-name="T861">gebied geïnjecteerd</text:span><text:span text:style-name="T862"><text:s/></text:span><text:span text:style-name="T863">moet worden.</text:span></text:p>
      <text:p text:style-name="P864"/>
      <text:h text:style-name="P865" text:outline-level="2"><text:bookmark-start text:name="Injecteer_niet_in"/><text:bookmark-end text:name="Injecteer_niet_in"/><text:span text:style-name="T866">Injecteer</text:span><text:span text:style-name="T867"><text:s/></text:span><text:span text:style-name="T868">niet</text:span><text:span text:style-name="T869"><text:s/></text:span><text:span text:style-name="T870">in</text:span></text:h>
      <text:list text:style-name="LFO1" text:continue-numbering="true">
        <text:list-item>
          <text:p text:style-name="P871">door<text:span text:style-name="T872"><text:s/>vocht (oedeem)</text:span><text:s/><text:span text:style-name="T873">gezwollen-<text:s/></text:span>of<text:s/><text:span text:style-name="T874">trombosegebied;</text:span></text:p>
        </text:list-item>
        <text:list-item>
          <text:p text:style-name="P875"><text:span text:style-name="T876">verlamde</text:span><text:span text:style-name="T877"><text:s/></text:span><text:span text:style-name="T878">ledematen;</text:span></text:p>
        </text:list-item>
        <text:list-item>
          <text:p text:style-name="P879"><text:span text:style-name="T880">plaatsen</text:span><text:span text:style-name="T881"><text:s/></text:span>die<text:span text:style-name="T882"><text:s/></text:span><text:span text:style-name="T883">hard aanvoelen;</text:span></text:p>
        </text:list-item>
        <text:list-item>
          <text:p text:style-name="P884"><text:span text:style-name="T885">plaatsen</text:span><text:span text:style-name="T886"><text:s/></text:span>die<text:span text:style-name="T887"><text:s/></text:span>er<text:s/><text:span text:style-name="T888">rood of</text:span><text:s/>blauw<text:span text:style-name="T889"><text:s/></text:span><text:span text:style-name="T890">uitzien;</text:span></text:p>
        </text:list-item>
        <text:list-item>
          <text:p text:style-name="P891">een<text:span text:style-name="T892"><text:s/>arm</text:span><text:s/>of<text:span text:style-name="T893"><text:s/></text:span><text:span text:style-name="T894">been met</text:span><text:s/><text:span text:style-name="T895">een infuus</text:span><text:span text:style-name="T896"><text:s/></text:span>of<text:span text:style-name="T897"><text:s/></text:span><text:span text:style-name="T898">shunt;</text:span></text:p>
        </text:list-item>
        <text:list-item>
          <text:p text:style-name="P899">een<text:span text:style-name="T900"><text:s/></text:span>te<text:span text:style-name="T901"><text:s/></text:span><text:span text:style-name="T902">opereren</text:span><text:span text:style-name="T903"><text:s/></text:span><text:span text:style-name="T904">gebied,</text:span><text:span text:style-name="T905"><text:s/></text:span>of<text:span text:style-name="T906"><text:s/></text:span><text:span text:style-name="T907">geopereerd</text:span><text:s/><text:span text:style-name="T908">gebied (littekenweefsel);</text:span></text:p>
        </text:list-item>
        <text:list-item>
          <text:p text:style-name="P909">een<text:span text:style-name="T910"><text:s/></text:span><text:span text:style-name="T911">ontstoken gebied;</text:span></text:p>
        </text:list-item>
        <text:list-item>
          <text:p text:style-name="P912">een<text:span text:style-name="T913"><text:s/>gebied</text:span><text:s/><text:span text:style-name="T914">met wondjes</text:span><text:span text:style-name="T915"><text:s/></text:span>of<text:span text:style-name="T916"><text:s/></text:span><text:span text:style-name="T917">eczeem;</text:span></text:p>
        </text:list-item>
        <text:list-item>
          <text:p text:style-name="P918">het<text:span text:style-name="T919"><text:s/>gebied rond</text:span><text:s/><text:span text:style-name="T920">een stoma;</text:span></text:p>
        </text:list-item>
        <text:list-item>
          <text:p text:style-name="P921">de<text:span text:style-name="T922"><text:s/></text:span><text:span text:style-name="T923">buurt van grote</text:span><text:span text:style-name="T924"><text:s/></text:span><text:span text:style-name="T925">bloedvaten;</text:span></text:p>
        </text:list-item>
      </text:list>
      <text:p text:style-name="P926"/>
      <text:p text:style-name="P933"/>
      <text:p text:style-name="P934"/>
      <text:p text:style-name="P935"/>
      <text:list text:style-name="LFO1" text:continue-numbering="true">
        <text:list-item>
          <text:p text:style-name="P936"><text:span text:style-name="T937">bestra</text:span><text:span text:style-name="T938">ald</text:span><text:span text:style-name="T939"><text:s/></text:span><text:span text:style-name="T940">gebied;</text:span></text:p>
        </text:list-item>
        <text:list-item>
          <text:p text:style-name="P941"><text:span text:style-name="T942">ledematen</text:span><text:span text:style-name="T943"><text:s/></text:span><text:span text:style-name="T944">met</text:span><text:span text:style-name="T945"><text:s/></text:span><text:span text:style-name="T946">dystrofie.</text:span></text:p>
        </text:list-item>
      </text:list>
      <text:p text:style-name="P947"/>
      <text:p text:style-name="P948"/>
      <text:h text:style-name="Überschrift1" text:outline-level="1"><text:bookmark-start text:name="Terugtrekken_zuiger_injectiespuit_(aspir"/><text:bookmark-end text:name="Terugtrekken_zuiger_injectiespuit_(aspir"/><text:span text:style-name="T949">Terugtrekken</text:span><text:span text:style-name="T950"><text:s/></text:span><text:span text:style-name="T951">zuiger</text:span><text:span text:style-name="T952"><text:s/></text:span><text:span text:style-name="T953">injectiespuit</text:span><text:span text:style-name="T954"><text:s/></text:span><text:span text:style-name="T955">(aspireren)</text:span></text:h>
      <text:p text:style-name="P956"><draw:custom-shape svg:x="4.57778in" svg:y="0.48403in" svg:width="0.09375in" svg:height="0.00139in" draw:z-index="0" draw:id="id14" draw:style-name="a14" draw:name="Freeform 32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957">Het terugtrekken</text:span><text:s/><text:span text:style-name="T958">van<text:s/></text:span>de<text:span text:style-name="T959"><text:s/></text:span><text:span text:style-name="T960">zuiger van</text:span><text:s/>de<text:span text:style-name="T961"><text:s/>injectiespuit</text:span><text:span text:style-name="T962"><text:s/></text:span>na<text:s/><text:span text:style-name="T963">injecteren (aspireren)</text:span><text:span text:style-name="T964"><text:s/></text:span><text:span text:style-name="T965">wordt gedaan</text:span><text:span text:style-name="T966"><text:s/></text:span>om<text:s/><text:span text:style-name="T967">te</text:span><text:s/><text:span text:style-name="T968">controleren</text:span><text:span text:style-name="T969"><text:s/></text:span>of<text:span text:style-name="T970"><text:s/></text:span>de<text:span text:style-name="T971"><text:s/>injectienaald<text:s/></text:span>per<text:span text:style-name="T972"><text:s/></text:span><text:span text:style-name="T973">ongeluk</text:span><text:s/><text:span text:style-name="T974">in</text:span><text:span text:style-name="T975"><text:s/></text:span>een<text:s/><text:span text:style-name="T976">bloedvat zit.</text:span><text:s/><text:span text:style-name="T977">Echter,</text:span><text:span text:style-name="T978"><text:s/></text:span>er<text:span text:style-name="T979"><text:s/>is<text:s/></text:span>geen<text:span text:style-name="T980"><text:s/></text:span>bewijs<text:span text:style-name="T981"><text:s/></text:span><text:span text:style-name="T982">dat dit fouten</text:span><text:span text:style-name="T983"><text:s/></text:span>bij<text:span text:style-name="T984"><text:s/></text:span><text:span text:style-name="T985">injecteren</text:span><text:span text:style-name="T986"><text:s/></text:span><text:span text:style-name="T987">voorkomt.</text:span><text:span text:style-name="T988"><text:s/></text:span><text:span text:style-name="T989">Aspiratie</text:span><text:span text:style-name="T990"><text:s/></text:span><text:span text:style-name="T991">bevestigt</text:span><text:span text:style-name="T992"><text:s/></text:span>niet<text:span text:style-name="T993"><text:s/></text:span>een<text:span text:style-name="T994"><text:s/></text:span><text:span text:style-name="T995">goede plaatsbepaling</text:span><text:s/><text:span text:style-name="T996">van</text:span><text:span text:style-name="T997"><text:s/></text:span>de<text:span text:style-name="T998"><text:s/></text:span>injectie.<text:span text:style-name="T999">[7]</text:span><text:span text:style-name="T1000"><text:s/></text:span><text:span text:style-name="T1001">Keuze</text:span><text:s/><text:span text:style-name="T1002">van<text:s/></text:span>de<text:span text:style-name="T1003"><text:s/></text:span><text:span text:style-name="T1004">juiste</text:span><text:span text:style-name="T1005"><text:s/></text:span><text:span text:style-name="T1006">injectieplaats,</text:span><text:span text:style-name="T1007"><text:s/></text:span>de<text:span text:style-name="T1008"><text:s/></text:span><text:span text:style-name="T1009">juiste</text:span><text:span text:style-name="T1010"><text:s/></text:span><text:span text:style-name="T1011">lengte<text:s/></text:span>en<text:span text:style-name="T1012"><text:s/></text:span><text:span text:style-name="T1013">dikte</text:span><text:s/><text:span text:style-name="T1014">van</text:span><text:span text:style-name="T1015"><text:s/></text:span>de<text:span text:style-name="T1016"><text:s/></text:span><text:span text:style-name="T1017">naald</text:span><text:s/><text:span text:style-name="T1018">spelen</text:span><text:span text:style-name="T1019"><text:s/></text:span><text:span text:style-name="T1020">daarbij</text:span><text:span text:style-name="T1021"><text:s/></text:span>een<text:span text:style-name="T1022"><text:s/></text:span><text:span text:style-name="T1023">belangrijkere</text:span><text:s/>rol.</text:p>
      <text:p text:style-name="P1024"><draw:custom-shape svg:x="3.6125in" svg:y="0.37569in" svg:width="0.09167in" svg:height="0.00139in" draw:z-index="0" draw:id="id15" draw:style-name="a15" draw:name="Freeform 30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1025">Asp</text:span><text:span text:style-name="T1026">iratie</text:span><text:span text:style-name="T1027"><text:s/></text:span><text:span text:style-name="T1028">kan</text:span><text:span text:style-name="T1029"><text:s/></text:span><text:span text:style-name="T1030">zinvol</text:span><text:span text:style-name="T1031"><text:s/></text:span><text:span text:style-name="T1032">zijn</text:span><text:span text:style-name="T1033"><text:s/></text:span><text:span text:style-name="T1034">wanneer</text:span><text:span text:style-name="T1035"><text:s/>de<text:s/></text:span><text:span text:style-name="T1036">bil (musculus</text:span><text:span text:style-name="T1037"><text:s/></text:span><text:span text:style-name="T1038">gluteus</text:span><text:span text:style-name="T1039"><text:s/></text:span><text:span text:style-name="T1040">‘bovenste</text:span><text:span text:style-name="T1041"><text:s/></text:span><text:span text:style-name="T1042">buitenste</text:span><text:span text:style-name="T1043"><text:s/></text:span><text:span text:style-name="T1044">bilkwadrant’,</text:span><text:span text:style-name="T1045"><text:s/></text:span><text:span text:style-name="T1046">de<text:s/></text:span><text:span text:style-name="T1047">rugzijde)</text:span><text:span text:style-name="T1048"><text:s/></text:span><text:span text:style-name="T1049">als</text:span><text:span text:style-name="T1050"><text:s/></text:span><text:span text:style-name="T1051">intramusculaire</text:span><text:span text:style-name="T1052"><text:s/></text:span><text:span text:style-name="T1053">injectieplaats</text:span><text:s/><text:span text:style-name="T1054">is</text:span><text:s/><text:span text:style-name="T1055">gekozen.</text:span><text:span text:style-name="T1056"><text:s/></text:span>Wanneer<text:span text:style-name="T1057"><text:s/></text:span>de<text:span text:style-name="T1058"><text:s/>injectieplaats onjuist</text:span><text:span text:style-name="T1059"><text:s/></text:span><text:span text:style-name="T1060">wordt bepaald</text:span><text:span text:style-name="T1061"><text:s/></text:span><text:span text:style-name="T1062">bestaat</text:span><text:s/><text:span text:style-name="T1063">het risico op</text:span><text:span text:style-name="T1064"><text:s/></text:span>het<text:span text:style-name="T1065"><text:s/>aanprikken van</text:span><text:span text:style-name="T1066"><text:s/></text:span>het<text:span text:style-name="T1067"><text:s/></text:span><text:span text:style-name="T1068">bloedvat wat</text:span><text:span text:style-name="T1069"><text:s/></text:span>daar<text:span text:style-name="T1070"><text:s/></text:span><text:span text:style-name="T1071">loopt.</text:span><text:span text:style-name="T1072">[6]</text:span></text:p>
      <text:p text:style-name="P1073"/>
      <text:p text:style-name="P1074"><draw:custom-shape svg:x="2.98056in" svg:y="0.42569in" svg:width="0.02361in" svg:height="0.00694in" draw:z-index="0" draw:id="id16" draw:style-name="a16" draw:name="Freeform 28"><svg:title/><svg:desc/><draw:enhanced-geometry draw:type="non-primitive" svg:viewBox="0 0 34 10" draw:enhanced-path="M 0 5 L 34 5 N" draw:text-areas="?f16 ?f18 ?f17 ?f19" draw:glue-points="?f13 ?f14 ?f15 ?f14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34"/><draw:equation draw:name="f8" draw:formula="0 + 4292 - 4292"/><draw:equation draw:name="f9" draw:formula="?f8 * ?f6 / 34"/><draw:equation draw:name="f10" draw:formula="618 * ?f4 / 10"/><draw:equation draw:name="f11" draw:formula="0 + 4326 - 4292"/><draw:equation draw:name="f12" draw:formula="?f11 * ?f6 / 34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text:span text:style-name="T1075">Gebruik</text:span><text:span text:style-name="T1076"><text:s/></text:span>in<text:span text:style-name="T1077"><text:s/></text:span>dat<text:s/><text:span text:style-name="T1078">geval de juiste</text:span><text:span text:style-name="T1079"><text:s/></text:span><text:span text:style-name="T1080">aspiratietechniek. Trek</text:span><text:span text:style-name="T1081"><text:s/></text:span>de<text:s/><text:span text:style-name="T1082">zuiger van<text:s/></text:span>de<text:span text:style-name="T1083"><text:s/></text:span><text:span text:style-name="T1084">injectiespuit langzaam</text:span><text:span text:style-name="T1085"><text:s/>(5-10</text:span><text:span text:style-name="T1086"><text:s/></text:span>sec.)<text:span text:style-name="T1087"><text:s/></text:span><text:span text:style-name="T1088">terug.</text:span><text:span text:style-name="T1089"><text:s/></text:span><text:span text:style-name="T1090">Wanneer<text:s/></text:span>er<text:span text:style-name="T1091"><text:s/></text:span><text:span text:style-name="T1092">bloed</text:span><text:s/><text:span text:style-name="T1093">in<text:s/></text:span>de<text:span text:style-name="T1094"><text:s/></text:span><text:span text:style-name="T1095">spuit</text:span><text:s/><text:span text:style-name="T1096">verschijnt,</text:span><text:s/><text:span text:style-name="T1097">verwijder de</text:span><text:s/><text:span text:style-name="T1098">naald</text:span><text:span text:style-name="T1099"><text:s/></text:span><text:span text:style-name="T1100">en</text:span><text:s/>de<text:span text:style-name="T1101"><text:s/></text:span><text:span text:style-name="T1102">injectiespuit.</text:span><text:span text:style-name="T1103"><text:s/></text:span><text:span text:style-name="T1104">Maak</text:span><text:span text:style-name="T1105"><text:s/></text:span>een<text:span text:style-name="T1106"><text:s/></text:span><text:span text:style-name="T1107">nieuwe</text:span><text:s/>injectie<text:span text:style-name="T1108"><text:s/></text:span><text:span text:style-name="T1109">klaar</text:span><text:s/><text:span text:style-name="T1110">en</text:span><text:span text:style-name="T1111"><text:s/></text:span>dien<text:span text:style-name="T1112"><text:s/></text:span><text:span text:style-name="T1113">deze</text:span><text:s/><text:span text:style-name="T1114">toe<text:s/></text:span>op<text:span text:style-name="T1115"><text:s/></text:span>een<text:span text:style-name="T1116"><text:s/></text:span><text:span text:style-name="T1117">andere plaats</text:span><text:a xlink:href="https://www.vilanskickprotocollen.nl/management/hyperlinkloader.aspx?hyperlinkid=024ed787-9f16-437c-b24d-9c17d45aa883" office:target-frame-name="_top" xlink:show="replace"><text:span text:style-name="T1118">.</text:span><text:span text:style-name="T1119">[</text:span></text:a><text:span text:style-name="T1120">10)</text:span></text:p>
      <text:p text:style-name="P1121"/>
      <text:p text:style-name="P1122"><text:span text:style-name="T1123">Aspireer bij intraveneuze</text:span><text:s/><text:span text:style-name="T1124">injecties</text:span><text:span text:style-name="T1125"><text:s/></text:span>om<text:s/><text:span text:style-name="T1126">te</text:span><text:s/><text:span text:style-name="T1127">controleren<text:s/></text:span>of<text:span text:style-name="T1128"><text:s/></text:span>de<text:s/><text:span text:style-name="T1129">naald in</text:span><text:s/><text:span text:style-name="T1130">een bloedvat zit.</text:span><text:s/><text:span text:style-name="T1131">Meestal zie<text:s/></text:span>je<text:span text:style-name="T1132"><text:s/></text:span>al<text:span text:style-name="T1133"><text:s/>zonder te</text:span><text:span text:style-name="T1134"><text:s/></text:span><text:span text:style-name="T1135">aspireren</text:span><text:span text:style-name="T1136"><text:s/></text:span>een<text:span text:style-name="T1137"><text:s/></text:span><text:span text:style-name="T1138">beetje</text:span><text:span text:style-name="T1139"><text:s/></text:span><text:span text:style-name="T1140">bloed</text:span><text:s/><text:span text:style-name="T1141">in</text:span><text:span text:style-name="T1142"><text:s/></text:span>de<text:span text:style-name="T1143"><text:s/>conus</text:span><text:span text:style-name="T1144"><text:s/></text:span><text:span text:style-name="T1145">van</text:span><text:s/><text:span text:style-name="T1146">de</text:span><text:s/><text:span text:style-name="T1147">spuit</text:span><text:s/><text:span text:style-name="T1148">verschijnen.</text:span></text:p>
      <text:p text:style-name="P1149"/>
      <text:p text:style-name="P1150"/>
      <text:h text:style-name="Überschrift1" text:outline-level="1"><text:bookmark-start text:name="Fixeren_van_naald_en_spuit_bij_injectie"/><text:bookmark-end text:name="Fixeren_van_naald_en_spuit_bij_injectie"/><text:span text:style-name="T1151">Fixeren</text:span><text:span text:style-name="T1152"><text:s/></text:span><text:span text:style-name="T1153">van</text:span><text:span text:style-name="T1154"><text:s/>naald</text:span><text:span text:style-name="T1155"><text:s/></text:span><text:span text:style-name="T1156">en spuit</text:span><text:span text:style-name="T1157"><text:s/></text:span><text:span text:style-name="T1158">bij</text:span><text:span text:style-name="T1159"><text:s/></text:span><text:span text:style-name="T1160">injectie</text:span></text:h>
      <text:p text:style-name="P1161">Bij<text:span text:style-name="T1162"><text:s/>een</text:span><text:s/><text:span text:style-name="T1163">cliënt</text:span><text:s/><text:span text:style-name="T1164">die onrustig</text:span><text:span text:style-name="T1165"><text:s/></text:span>is<text:span text:style-name="T1166"><text:s/></text:span>of<text:span text:style-name="T1167"><text:s/></text:span><text:span text:style-name="T1168">plotselinge</text:span><text:span text:style-name="T1169"><text:s/></text:span><text:span text:style-name="T1170">bewegingen</text:span><text:span text:style-name="T1171"><text:s/></text:span>maakt<text:span text:style-name="T1172"><text:s/></text:span>is<text:span text:style-name="T1173"><text:s/></text:span><text:span text:style-name="T1174">het van</text:span><text:span text:style-name="T1175"><text:s/></text:span><text:span text:style-name="T1176">belang</text:span><text:s/><text:span text:style-name="T1177">dat</text:span><text:span text:style-name="T1178"><text:s/></text:span><text:span text:style-name="T1179">injectienaald</text:span><text:span text:style-name="T1180"><text:s/></text:span>en<text:span text:style-name="T1181"><text:s/></text:span><text:span text:style-name="T1182">spuit</text:span><text:s/><text:span text:style-name="T1183">goed</text:span><text:span text:style-name="T1184"><text:s/></text:span><text:span text:style-name="T1185">gefixeerd worden</text:span><text:s/><text:span text:style-name="T1186">tijdens</text:span><text:span text:style-name="T1187"><text:s/></text:span><text:span text:style-name="T1188">de injectie.</text:span></text:p>
      <text:p text:style-name="P1189"><text:span text:style-name="T1190">Houd<text:s/></text:span>de<text:span text:style-name="T1191"><text:s/></text:span><text:span text:style-name="T1192">naald</text:span><text:s/><text:span text:style-name="T1193">tussen</text:span><text:span text:style-name="T1194"><text:s/></text:span><text:span text:style-name="T1195">duim</text:span><text:span text:style-name="T1196"><text:s/></text:span><text:span text:style-name="T1197">en</text:span><text:span text:style-name="T1198"><text:s/></text:span><text:span text:style-name="T1199">wijsvinger van</text:span><text:span text:style-name="T1200"><text:s/></text:span>de<text:s/><text:span text:style-name="T1201">niet-injecterende</text:span><text:span text:style-name="T1202"><text:s/></text:span><text:span text:style-name="T1203">hand,<text:s/></text:span>op<text:span text:style-name="T1204"><text:s/></text:span>de<text:span text:style-name="T1205"><text:s/></text:span><text:span text:style-name="T1206">plaats</text:span><text:s/><text:span text:style-name="T1207">waar</text:span><text:span text:style-name="T1208"><text:s/></text:span>de<text:s/><text:span text:style-name="T1209">naald</text:span><text:span text:style-name="T1210"><text:s/></text:span>op<text:s/><text:span text:style-name="T1211">de</text:span><text:s/><text:span text:style-name="T1212">spuit</text:span><text:span text:style-name="T1213"><text:s/></text:span><text:span text:style-name="T1214">zit.<text:s/></text:span>Zorg<text:span text:style-name="T1215"><text:s/></text:span>dat<text:span text:style-name="T1216"><text:s/>de</text:span><text:s/><text:span text:style-name="T1217">rest</text:span><text:s/><text:span text:style-name="T1218">van</text:span><text:span text:style-name="T1219"><text:s/></text:span><text:span text:style-name="T1220">deze</text:span><text:span text:style-name="T1221"><text:s/></text:span>hand<text:span text:style-name="T1222"><text:s/></text:span><text:span text:style-name="T1223">stevig</text:span><text:span text:style-name="T1224"><text:s/></text:span>op<text:span text:style-name="T1225"><text:s/></text:span>de<text:span text:style-name="T1226"><text:s/>huid</text:span><text:s/><text:span text:style-name="T1227">rust.</text:span><text:span text:style-name="T1228"><text:s/></text:span><text:span text:style-name="T1229">Bij bewegingen</text:span><text:s/><text:span text:style-name="T1230">van</text:span><text:span text:style-name="T1231"><text:s/></text:span><text:span text:style-name="T1232">de</text:span><text:span text:style-name="T1233"><text:s/></text:span><text:span text:style-name="T1234">cliënt</text:span><text:s/><text:span text:style-name="T1235">beweegt<text:s/></text:span>de<text:s/><text:span text:style-name="T1236">hand</text:span><text:span text:style-name="T1237"><text:s/></text:span>met<text:span text:style-name="T1238"><text:s/></text:span>daarin<text:span text:style-name="T1239"><text:s/></text:span>de<text:span text:style-name="T1240"><text:s/></text:span><text:span text:style-name="T1241">naald</text:span><text:s/><text:span text:style-name="T1242">en</text:span><text:s/>de<text:span text:style-name="T1243"><text:s/></text:span><text:span text:style-name="T1244">spuit</text:span><text:span text:style-name="T1245"><text:s/></text:span><text:span text:style-name="T1246">mee.</text:span></text:p>
      <text:p text:style-name="P1247"/>
      <text:p text:style-name="P1248"/>
      <text:h text:style-name="Überschrift1" text:outline-level="1"><text:bookmark-start text:name="Masseren_injectieplaats_na_injectie"/><text:bookmark-end text:name="Masseren_injectieplaats_na_injectie"/><text:span text:style-name="T1249">Masseren</text:span><text:span text:style-name="T1250"><text:s/></text:span><text:span text:style-name="T1251">injectieplaats</text:span><text:span text:style-name="T1252"><text:s/></text:span><text:span text:style-name="T1253">na</text:span><text:span text:style-name="T1254"><text:s/>injectie</text:span></text:h>
      <text:p text:style-name="P1255"><draw:custom-shape svg:x="2.61042in" svg:y="0.33889in" svg:width="0.09236in" svg:height="0.00139in" draw:z-index="0" draw:id="id17" draw:style-name="a17" draw:name="Freeform 26"><svg:title/><svg:desc/><draw:enhanced-geometry draw:type="non-primitive" svg:viewBox="0 0 84455 1270" draw:enhanced-path="M 0 0 L 8382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455"/><draw:equation draw:name="f7" draw:formula="?f4 / 1270"/><draw:equation draw:name="f8" draw:formula="0 / ?f6"/><draw:equation draw:name="f9" draw:formula="0 / ?f7"/><draw:equation draw:name="f10" draw:formula="83820 / ?f6"/><draw:equation draw:name="f11" draw:formula="84455 / ?f6"/><draw:equation draw:name="f12" draw:formula="1270 / ?f7"/></draw:enhanced-geometry></draw:custom-shape><draw:custom-shape svg:x="3.75069in" svg:y="0.62778in" svg:width="0.09167in" svg:height="0.00139in" draw:z-index="0" draw:id="id18" draw:style-name="a18" draw:name="Freeform 24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Er<text:span text:style-name="T1256"><text:s/>blijkt</text:span><text:span text:style-name="T1257"><text:s/></text:span><text:span text:style-name="T1258">nauwelijks</text:span><text:span text:style-name="T1259"><text:s/></text:span><text:span text:style-name="T1260">verschil</text:span><text:s/><text:span text:style-name="T1261">te</text:span><text:span text:style-name="T1262"><text:s/></text:span><text:span text:style-name="T1263">zijn</text:span><text:s/><text:span text:style-name="T1264">tussen<text:s/></text:span>de<text:span text:style-name="T1265"><text:s/></text:span><text:span text:style-name="T1266">gemiddelde</text:span><text:s/><text:span text:style-name="T1267">pijnscore</text:span><text:s/><text:span text:style-name="T1268">bij</text:span><text:s/><text:span text:style-name="T1269">groepen</text:span><text:s/><text:span text:style-name="T1270">waarbij wel</text:span><text:span text:style-name="T1271"><text:s/></text:span>en<text:s/><text:span text:style-name="T1272">waarbij</text:span><text:span text:style-name="T1273"><text:s/></text:span>niet<text:span text:style-name="T1274"><text:s/></text:span><text:span text:style-name="T1275">gemasseerd werd na injectie.</text:span><text:span text:style-name="T1276">[8]</text:span><text:span text:style-name="T1277"><text:s/></text:span><text:span text:style-name="T1278">Druk</text:span><text:s/><text:span text:style-name="T1279">uitoefenen</text:span><text:s/>op<text:span text:style-name="T1280"><text:s/></text:span>de<text:span text:style-name="T1281"><text:s/></text:span><text:span text:style-name="T1282">injectieplaats,</text:span><text:span text:style-name="T1283"><text:s/></text:span><text:span text:style-name="T1284">tien seconden</text:span><text:span text:style-name="T1285"><text:s/></text:span><text:span text:style-name="T1286">voor injecteren</text:span><text:s/><text:span text:style-name="T1287">vermindert<text:s/></text:span>de<text:span text:style-name="T1288"><text:s/></text:span>pijn<text:span text:style-name="T1289"><text:s/></text:span><text:span text:style-name="T1290">tijdens</text:span><text:span text:style-name="T1291"><text:s/></text:span>de<text:span text:style-name="T1292"><text:s/></text:span><text:span text:style-name="T1293">injectie. De</text:span><text:span text:style-name="T1294"><text:s/></text:span><text:span text:style-name="T1295">cliënt</text:span><text:s/><text:span text:style-name="T1296">zoveel</text:span><text:s/><text:span text:style-name="T1297">mogelijk</text:span><text:s/><text:span text:style-name="T1298">helpen</text:span><text:s/><text:span text:style-name="T1299">ontspannen</text:span><text:s/><text:span text:style-name="T1300">vóór de</text:span><text:s/><text:span text:style-name="T1301">injectie</text:span><text:span text:style-name="T1302"><text:s/></text:span>is<text:span text:style-name="T1303"><text:s/></text:span><text:span text:style-name="T1304">echter minstens</text:span><text:span text:style-name="T1305"><text:s/></text:span><text:span text:style-name="T1306">zo</text:span><text:span text:style-name="T1307"><text:s/></text:span><text:span text:style-name="T1308">belangrijk</text:span><text:s/><text:span text:style-name="T1309">voor</text:span><text:span text:style-name="T1310"><text:s/></text:span>het<text:span text:style-name="T1311"><text:s/>verminderen</text:span><text:s/><text:span text:style-name="T1312">van</text:span><text:span text:style-name="T1313"><text:s/></text:span><text:span text:style-name="T1314">angst</text:span><text:span text:style-name="T1315"><text:s/></text:span>en<text:span text:style-name="T1316"><text:s/>pijn.</text:span><text:span text:style-name="T1317">[9]</text:span></text:p>
      <text:p text:style-name="P1318"/>
      <text:h text:style-name="Überschrift2" text:outline-level="2"><text:bookmark-start text:name="Masseer_nooit"/><text:bookmark-end text:name="Masseer_nooit"/><text:span text:style-name="T1319">Masseer<text:s/></text:span><text:span text:style-name="T1320">nooit</text:span></text:h>
      <text:list text:style-name="LFO1" text:continue-numbering="true">
        <text:list-item>
          <text:p text:style-name="P1321">na<text:span text:style-name="T1322"><text:s/></text:span><text:span text:style-name="T1323">een intracutane</text:span><text:span text:style-name="T1324"><text:s/></text:span><text:span text:style-name="T1325">injectie;</text:span></text:p>
        </text:list-item>
        <text:list-item>
          <text:p text:style-name="P1326">na<text:span text:style-name="T1327"><text:s/></text:span>het<text:span text:style-name="T1328"><text:s/></text:span><text:span text:style-name="T1329">injecteren</text:span><text:span text:style-name="T1330"><text:s/></text:span><text:span text:style-name="T1331">van</text:span><text:s/><text:span text:style-name="T1332">insuline.</text:span><text:span text:style-name="T1333"><text:s/></text:span><text:span text:style-name="T1334">Masseren</text:span><text:s/><text:span text:style-name="T1335">beïnvloedt<text:s/></text:span>de<text:span text:style-name="T1336"><text:s/></text:span><text:span text:style-name="T1337">insulineopname<text:s/></text:span>en<text:span text:style-name="T1338"><text:s/></text:span>maakt<text:span text:style-name="T1339"><text:s/></text:span>het<text:s/><text:span text:style-name="T1340">werkingsprofiel van</text:span><text:span text:style-name="T1341"><text:s/></text:span>de<text:span text:style-name="T1342"><text:s/>insuline</text:span><text:span text:style-name="T1343"><text:s/></text:span><text:span text:style-name="T1344">onvoorspelbaar;</text:span></text:p>
        </text:list-item>
        <text:list-item>
          <text:p text:style-name="P1345">na<text:span text:style-name="T1346"><text:s/></text:span>het<text:span text:style-name="T1347"><text:s/></text:span><text:span text:style-name="T1348">injecteren</text:span><text:span text:style-name="T1349"><text:s/></text:span><text:span text:style-name="T1350">van</text:span><text:s/><text:span text:style-name="T1351">bloedverdunners</text:span><text:span text:style-name="T1352"><text:s/></text:span><text:span text:style-name="T1353">(bijv.</text:span><text:s/><text:span text:style-name="T1354">Heparine</text:span><text:s/>en<text:span text:style-name="T1355"><text:s/>Clexane).</text:span><text:span text:style-name="T1356"><text:s/></text:span><text:span text:style-name="T1357">Masseren</text:span><text:span text:style-name="T1358"><text:s/></text:span><text:span text:style-name="T1359">kan</text:span><text:s/><text:span text:style-name="T1360">hematomen</text:span><text:span text:style-name="T1361"><text:s/></text:span><text:span text:style-name="T1362">veroorzaken;</text:span></text:p>
        </text:list-item>
        <text:list-item>
          <text:p text:style-name="P1363"><text:span text:style-name="T1364">wanneer</text:span><text:span text:style-name="T1365"><text:s/></text:span><text:span text:style-name="T1366">geïnjecteerd is</text:span><text:s/><text:span text:style-name="T1367">m</text:span><text:span text:style-name="T1368">et de</text:span><text:span text:style-name="T1369"><text:s/></text:span>Z-techniek<text:s/><text:span text:style-name="T1370">(intramusculaire techniek).</text:span></text:p>
        </text:list-item>
      </text:list>
      <text:p text:style-name="P1371"/>
      <text:p text:style-name="P1372">Als er<text:span text:style-name="T1373"><text:s/></text:span>na<text:span text:style-name="T1374"><text:s/></text:span><text:span text:style-name="T1375">injectie</text:span><text:s/><text:span text:style-name="T1376">wat</text:span><text:s/><text:span text:style-name="T1377">bloed achterblijft</text:span><text:span text:style-name="T1378"><text:s/></text:span><text:span text:style-name="T1379">veeg</text:span><text:s/><text:span text:style-name="T1380">dit dan</text:span><text:s/><text:span text:style-name="T1381">zachtjes weg<text:s/></text:span>met<text:s/><text:span text:style-name="T1382">een</text:span><text:s/><text:span text:style-name="T1383">gaasje<text:s/></text:span>of<text:span text:style-name="T1384"><text:s/></text:span><text:span text:style-name="T1385">tissue.</text:span></text:p>
      <text:p text:style-name="P1386"/>
      <text:p text:style-name="P1387"/>
      <text:h text:style-name="Überschrift1" text:outline-level="1"><text:bookmark-start text:name="Complicaties_bij_injecteren"/><text:bookmark-end text:name="Complicaties_bij_injecteren"/><text:span text:style-name="T1388">Complicaties</text:span><text:span text:style-name="T1389"><text:s/></text:span><text:span text:style-name="T1390">bij</text:span><text:span text:style-name="T1391"><text:s/></text:span><text:span text:style-name="T1392">injecteren</text:span></text:h>
      <text:list text:style-name="LFO1" text:continue-numbering="true">
        <text:list-item>
          <text:p text:style-name="P1393"><text:span text:style-name="T1394">Weefselnecrose</text:span><text:span text:style-name="T1395"><text:s/></text:span>door<text:span text:style-name="T1396"><text:s/></text:span><text:span text:style-name="T1397">steeds</text:span><text:span text:style-name="T1398"><text:s/></text:span><text:span text:style-name="T1399">op dezelfde plaats</text:span><text:s/>te<text:span text:style-name="T1400"><text:s/></text:span><text:span text:style-name="T1401">injecteren</text:span><text:span text:style-name="T1402"><text:s/></text:span>of<text:span text:style-name="T1403"><text:s/></text:span>in<text:span text:style-name="T1404"><text:s/></text:span>niet<text:span text:style-name="T1405"><text:s/></text:span><text:span text:style-name="T1406">doorbloed<text:s/></text:span><text:span text:style-name="T1407">weefsel.</text:span><text:span text:style-name="T1408"><text:s/></text:span><text:span text:style-name="T1409">Wissel</text:span><text:span text:style-name="T1410"><text:s/></text:span><text:span text:style-name="T1411">injectieplaatsen af<text:s/></text:span>en<text:span text:style-name="T1412"><text:s/></text:span><text:span text:style-name="T1413">gebruik</text:span><text:span text:style-name="T1414"><text:s/></text:span>een<text:s/><text:span text:style-name="T1415">rotatieschema. Injecteer</text:span><text:s/><text:span text:style-name="T1416">nooit</text:span><text:span text:style-name="T1417"><text:s/></text:span>in<text:s/><text:span text:style-name="T1418">aangedane plaatsen</text:span><text:s/><text:span text:style-name="T1419">(zie keuze</text:span><text:span text:style-name="T1420"><text:s/></text:span><text:span text:style-name="T1421">injectieplaats).</text:span></text:p>
        </text:list-item>
        <text:list-item>
          <text:p text:style-name="P1422"><text:span text:style-name="T1423">Het raken</text:span><text:s/><text:span text:style-name="T1424">vvan</text:span><text:s/>het<text:span text:style-name="T1425"><text:s/></text:span><text:span text:style-name="T1426">onderliggende</text:span><text:span text:style-name="T1427"><text:s/></text:span><text:span text:style-name="T1428">bot</text:span><text:s/><text:span text:style-name="T1429">door een</text:span><text:s/>te<text:span text:style-name="T1430"><text:s/></text:span><text:span text:style-name="T1431">lange naald</text:span><text:s/>of<text:s/><text:span text:style-name="T1432">een verkeerde</text:span><text:s/><text:span text:style-name="T1433">injectietechniek.</text:span><text:s/><text:span text:style-name="T1434">Gebruik</text:span><text:span text:style-name="T1435"><text:s/></text:span>de<text:span text:style-name="T1436"><text:s/>juiste</text:span><text:s/><text:span text:style-name="T1437">injectietechniek</text:span><text:span text:style-name="T1438"><text:s/></text:span><text:span text:style-name="T1439">en houd</text:span><text:s/><text:span text:style-name="T1440">rekening</text:span><text:span text:style-name="T1441"><text:s/></text:span>met<text:span text:style-name="T1442"><text:s/></text:span>de<text:span text:style-name="T1443"><text:s/>dikte</text:span><text:s/><text:span text:style-name="T1444">van</text:span><text:span text:style-name="T1445"><text:s/></text:span>de<text:s/><text:span text:style-name="T1446">huid van</text:span><text:span text:style-name="T1447"><text:s/></text:span>de<text:span text:style-name="T1448"><text:s/></text:span><text:span text:style-name="T1449">cliënt</text:span><text:s/><text:span text:style-name="T1450">en kies</text:span><text:span text:style-name="T1451"><text:s/></text:span><text:span text:style-name="T1452">de</text:span><text:s/>juiste<text:span text:style-name="T1453"><text:s/></text:span><text:span text:style-name="T1454">naaldlengte.</text:span></text:p>
        </text:list-item>
      </text:list>
      <text:p text:style-name="P1455"/>
      <text:p text:style-name="P1456"/>
      <text:h text:style-name="Überschrift1" text:outline-level="1"><text:bookmark-start text:name="Bronnen"/><text:bookmark-end text:name="Bronnen"/><text:span text:style-name="T1457">Bronnen</text:span></text:h>
      <text:list text:style-name="LFO1" text:continue-numbering="true">
        <text:list-item>
          <text:p text:style-name="P1458">Safe<text:span text:style-name="T1459"><text:s/>injection techniques,</text:span><text:span text:style-name="T1460"><text:s/></text:span>Workman B,<text:span text:style-name="T1461"><text:s/>1999,</text:span><text:span text:style-name="T1462"><text:s/></text:span><text:span text:style-name="T1463">Royal College</text:span><text:span text:style-name="T1464"><text:s/></text:span>of<text:span text:style-name="T1465"><text:s/></text:span><text:span text:style-name="T1466">Nursing (gezien</text:span><text:span text:style-name="T1467"><text:s/></text:span><text:span text:style-name="T1468">augustus</text:span><text:span text:style-name="T1469"><text:s/></text:span><text:span text:style-name="T1470">2014).</text:span></text:p>
        </text:list-item>
        <text:list-item>
          <text:p text:style-name="P1471"><text:span text:style-name="T1472">Subcutaneous</text:span><text:span text:style-name="T1473"><text:s/></text:span><text:span text:style-name="T1474">insulin</text:span><text:s/><text:span text:style-name="T1475">injection</text:span><text:span text:style-name="T1476"><text:s/></text:span><text:span text:style-name="T1477">techniques,</text:span><text:s/><text:span text:style-name="T1478">King<text:s/></text:span>L,<text:span text:style-name="T1479"><text:s/></text:span><text:span text:style-name="T1480">2003.</text:span><text:s/><text:span text:style-name="T1481">(gezien augustus 2014).</text:span></text:p>
        </text:list-item>
        <text:list-item>
          <text:p text:style-name="P1482"><text:span text:style-name="T1483">Verpleegtechnische</text:span><text:span text:style-name="T1484"><text:s/></text:span><text:span text:style-name="T1485">handelingen,niveau<text:s/></text:span>4,<text:span text:style-name="T1486"><text:s/>Traject<text:s/></text:span>V&amp;V,<text:span text:style-name="T1487"><text:s/></text:span><text:span text:style-name="T1488">Thieme Meulenhof, eerste druk</text:span><text:s/><text:span text:style-name="T1489">2011</text:span><text:span text:style-name="T1490"><text:s/></text:span><text:span text:style-name="T1491">(gezien</text:span><text:span text:style-name="T1492"><text:s/></text:span><text:span text:style-name="T1493">augustus</text:span><text:span text:style-name="T1494"><text:s/></text:span><text:span text:style-name="T1495">2014).</text:span></text:p>
        </text:list-item>
      </text:list>
      <text:p text:style-name="P1496"/>
      <text:p text:style-name="P1503"/>
      <text:p text:style-name="P1504"/>
      <text:p text:style-name="P1505"/>
      <text:p text:style-name="P1506"/>
      <text:p text:style-name="P1507"><text:span text:style-name="T1508"><draw:custom-shape svg:x="0.00556in" svg:y="0.00556in" svg:width="6.3in" svg:height="0.00139in" draw:z-index="0" draw:id="id21" draw:style-name="a21" draw:name="Freeform 22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1509"><draw:custom-shape svg:x="0.98333in" svg:y="0.11389in" svg:width="0.09375in" svg:height="0.00139in" draw:z-index="0" draw:id="id22" draw:style-name="a22" draw:name="Freeform 19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10">[1]</text:span><text:span text:style-name="T1511"><text:s/></text:span>Werkgroep<text:s/><text:span text:style-name="T1512">Infectiepreventie. Hygiënemaatregelen</text:span><text:span text:style-name="T1513"><text:s/></text:span>bij<text:span text:style-name="T1514"><text:s/></text:span><text:span text:style-name="T1515">toediening</text:span><text:span text:style-name="T1516"><text:s/></text:span><text:span text:style-name="T1517">van</text:span><text:s/><text:span text:style-name="T1518">medicatie en vloeistoffen via</text:span><text:span text:style-name="T1519"><text:s/></text:span><text:span text:style-name="T1520">injectie</text:span><text:span text:style-name="T1521"><text:s/></text:span><text:span text:style-name="T1522">(ziekenhuizen),</text:span><text:span text:style-name="T1523"><text:s/></text:span><text:span text:style-name="T1524">2011.<text:s/></text:span>En<text:span text:style-name="T1525"><text:s/></text:span>Werkgroep<text:span text:style-name="T1526"><text:s/>Infectiepreventie. Desinfectie huid</text:span><text:span text:style-name="T1527"><text:s/></text:span>en<text:span text:style-name="T1528"><text:s/></text:span><text:span text:style-name="T1529">slijmvliezen (ziekenhuizen),</text:span><text:s/><text:span text:style-name="T1530">2008</text:span><text:span text:style-name="T1531"><text:s/></text:span><text:span text:style-name="T1532">(gewijzigd<text:s/></text:span>in<text:span text:style-name="T1533"><text:s/></text:span><text:span text:style-name="T1534">2011)</text:span><text:s/><text:span text:style-name="T1535">(beide gezien</text:span><text:s/><text:span text:style-name="T1536">2014).</text:span></text:p>
      <text:p text:style-name="P1537"><draw:custom-shape svg:x="0.98333in" svg:y="0.08681in" svg:width="0.09375in" svg:height="0.00139in" draw:z-index="0" draw:id="id23" draw:style-name="a23" draw:name="Freeform 17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38">[2]</text:span><text:span text:style-name="T1539"><text:s/></text:span><text:a xlink:href="https://www.vilanskickprotocollen.nl/management/hyperlinkloader.aspx?hyperlinkid=fb9cbb6f-76c4-4335-b1e5-773879a8ecc6" office:target-frame-name="_top" xlink:show="replace"><text:span text:style-name="T1540">RIVM,<text:s/></text:span><text:span text:style-name="T1541">vaccinatietechniek</text:span><text:span text:style-name="T1542">,<text:s/></text:span></text:a><text:span text:style-name="T1543">website RIVM</text:span><text:span text:style-name="T1544"><text:s/></text:span><text:span text:style-name="T1545">(gezien augustus</text:span><text:span text:style-name="T1546"><text:s/></text:span>2014).</text:p>
      <text:p text:style-name="P1547"><draw:custom-shape svg:x="0.98333in" svg:y="0.08889in" svg:width="0.09375in" svg:height="0.00139in" draw:z-index="0" draw:id="id24" draw:style-name="a24" draw:name="Freeform 1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48">[3]</text:span><text:span text:style-name="T1549"><text:s/></text:span>Werkgroep<text:span text:style-name="T1550"><text:s/>infectiepreventie.</text:span><text:span text:style-name="T1551"><text:s/></text:span><text:span text:style-name="T1552">Intraveneuze, 2004,</text:span><text:span text:style-name="T1553"><text:s/></text:span><text:span text:style-name="T1554">revisie 2009 (gezien</text:span><text:span text:style-name="T1555"><text:s/></text:span><text:span text:style-name="T1556">2014).</text:span></text:p>
      <text:p text:style-name="P1557"><draw:custom-shape svg:x="0.98333in" svg:y="0.08819in" svg:width="0.09375in" svg:height="0.00139in" draw:z-index="0" draw:id="id25" draw:style-name="a25" draw:name="Freeform 1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58">[4]</text:span><text:span text:style-name="T1559"><text:s/></text:span><text:span text:style-name="T1560">Uitspraak</text:span><text:span text:style-name="T1561"><text:s/></text:span><text:span text:style-name="T1562">van de hygiënist<text:s/></text:span><text:span text:style-name="T1563">van</text:span><text:s/>de<text:span text:style-name="T1564"><text:s/></text:span><text:span text:style-name="T1565">WIP</text:span><text:span text:style-name="T1566"><text:s/>(april</text:span><text:span text:style-name="T1567"><text:s/></text:span><text:span text:style-name="T1568">2004).</text:span></text:p>
      <text:p text:style-name="P1569"><draw:custom-shape svg:x="0.98333in" svg:y="0.08819in" svg:width="0.09375in" svg:height="0.00139in" draw:z-index="0" draw:id="id26" draw:style-name="a26" draw:name="Freeform 11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70">[5]</text:span><text:span text:style-name="T1571"><text:s/></text:span>Werkgroep<text:span text:style-name="T1572"><text:s/>Infectiepreventie. Hygiënemaatregelen</text:span><text:span text:style-name="T1573"><text:s/></text:span>bij<text:span text:style-name="T1574"><text:s/></text:span><text:span text:style-name="T1575">toediening</text:span><text:span text:style-name="T1576"><text:s/></text:span><text:span text:style-name="T1577">van medicatie en vloeistoffen via</text:span><text:span text:style-name="T1578"><text:s/></text:span><text:span text:style-name="T1579">injectie</text:span><text:span text:style-name="T1580"><text:s/></text:span><text:span text:style-name="T1581">(ziekenhuizen),</text:span><text:span text:style-name="T1582"><text:s/></text:span><text:span text:style-name="T1583">2011 (gezien</text:span><text:span text:style-name="T1584"><text:s/></text:span><text:span text:style-name="T1585">augustus</text:span><text:s/><text:span text:style-name="T1586">2014).</text:span></text:p>
      <text:p text:style-name="P1587"><draw:custom-shape svg:x="0.98333in" svg:y="0.08681in" svg:width="0.09375in" svg:height="0.00139in" draw:z-index="0" draw:id="id27" draw:style-name="a27" draw:name="Freeform 9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88">[6]</text:span><text:span text:style-name="T1589"><text:s/></text:span><text:span text:style-name="T1590">Intramusculaire inspuiten: een evidence-basedprocedure,</text:span><text:span text:style-name="T1591"><text:s/></text:span>Bernadette<text:span text:style-name="T1592"><text:s/>Geeraert</text:span><text:span text:style-name="T1593"><text:s/></text:span>et<text:span text:style-name="T1594"><text:s/>al., 2010<text:s/></text:span>en<text:span text:style-name="T1595"><text:s/>Are techniques</text:span><text:span text:style-name="T1596"><text:s/></text:span>used<text:span text:style-name="T1597"><text:s/></text:span>for<text:s/><text:span text:style-name="T1598">intramuscular injection based</text:span><text:span text:style-name="T1599"><text:s/></text:span>on<text:span text:style-name="T1600"><text:s/>research</text:span><text:span text:style-name="T1601"><text:s/></text:span><text:span text:style-name="T1602">evidence?, Bridget</text:span><text:s/><text:span text:style-name="T1603">Malkin</text:span><text:span text:style-name="T1604"><text:s/></text:span>et<text:s/><text:span text:style-name="T1605">al.,</text:span><text:span text:style-name="T1606"><text:s/></text:span><text:span text:style-name="T1607">2008.</text:span></text:p>
      <text:p text:style-name="P1608"><draw:custom-shape svg:x="0.98333in" svg:y="0.08472in" svg:width="0.09375in" svg:height="0.00139in" draw:z-index="0" draw:id="id28" draw:style-name="a28" draw:name="Freeform 7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609">[7]</text:span><text:span text:style-name="T1610"><text:s/></text:span>PPT<text:span text:style-name="T1611"><text:s/></text:span><text:span text:style-name="T1612">Intramusculaire</text:span><text:span text:style-name="T1613"><text:s/></text:span><text:span text:style-name="T1614">inspuiting:</text:span><text:span text:style-name="T1615"><text:s/></text:span><text:span text:style-name="T1616">verder</text:span><text:span text:style-name="T1617"><text:s/></text:span><text:span text:style-name="T1618">kijken dan<text:s/></text:span>de<text:span text:style-name="T1619"><text:s/></text:span><text:span text:style-name="T1620">rituelen, Bernadette<text:s/></text:span>Geeraert,<text:span text:style-name="T1621"><text:s/></text:span><text:span text:style-name="T1622">Lesius Mechelen (gezien</text:span><text:span text:style-name="T1623"><text:s/></text:span><text:span text:style-name="T1624">augustus</text:span><text:span text:style-name="T1625"><text:s/></text:span><text:span text:style-name="T1626">2014).</text:span></text:p>
      <text:p text:style-name="P1627"><draw:custom-shape svg:x="0.98333in" svg:y="0.08681in" svg:width="0.09375in" svg:height="0.00139in" draw:z-index="0" draw:id="id29" draw:style-name="a29" draw:name="Freeform 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628">[8]</text:span><text:span text:style-name="T1629"><text:s/></text:span>PPT<text:span text:style-name="T1630"><text:s/></text:span><text:span text:style-name="T1631">Intramusculaire</text:span><text:span text:style-name="T1632"><text:s/></text:span><text:span text:style-name="T1633">inspuiting: verder</text:span><text:span text:style-name="T1634"><text:s/></text:span><text:span text:style-name="T1635">kijken dan</text:span><text:span text:style-name="T1636"><text:s/></text:span>de<text:span text:style-name="T1637"><text:s/></text:span><text:span text:style-name="T1638">rituelen, Bernadette Geeraerts, Lesius</text:span><text:s/><text:span text:style-name="T1639">Mechelen (gezien</text:span><text:span text:style-name="T1640"><text:s/></text:span><text:span text:style-name="T1641">augustusl</text:span><text:span text:style-name="T1642"><text:s/></text:span><text:span text:style-name="T1643">2014).</text:span></text:p>
      <text:p text:style-name="P1644"><draw:custom-shape svg:x="0.98333in" svg:y="0.08472in" svg:width="0.09375in" svg:height="0.00139in" draw:z-index="0" draw:id="id30" draw:style-name="a30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645">[9]</text:span><text:span text:style-name="T1646"><text:s/></text:span>Are<text:span text:style-name="T1647"><text:s/>techniques used<text:s/></text:span>for<text:span text:style-name="T1648"><text:s/></text:span><text:span text:style-name="T1649">intramuscular</text:span><text:span text:style-name="T1650"><text:s/></text:span><text:span text:style-name="T1651">injection</text:span><text:s/><text:span text:style-name="T1652">based on</text:span><text:s/><text:span text:style-name="T1653">research</text:span><text:span text:style-name="T1654"><text:s/></text:span><text:span text:style-name="T1655">evidence?,</text:span><text:s/><text:span text:style-name="T1656">Bridget Malkin</text:span><text:s/><text:span text:style-name="T1657">etal.,</text:span><text:span text:style-name="T1658"><text:s/></text:span><text:span text:style-name="T1659">2008.</text:span></text:p>
      <text:p text:style-name="P1660"><text:span text:style-name="T1661">[10]</text:span><text:span text:style-name="T1662"><text:s/></text:span><text:span text:style-name="T1663">To aspirate<text:s/></text:span><text:span text:style-name="T1664">or<text:s/></text:span><text:span text:style-name="T1665">not:<text:s/></text:span><text:span text:style-name="T1666">An</text:span><text:span text:style-name="T1667"><text:s/></text:span><text:span text:style-name="T1668">integrative</text:span><text:span text:style-name="T1669"><text:s/></text:span><text:span text:style-name="T1670">review</text:span><text:span text:style-name="T1671"><text:s/></text:span><text:span text:style-name="T1672">of</text:span><text:span text:style-name="T1673"><text:s/>the</text:span><text:span text:style-name="T1674"><text:s/></text:span><text:span text:style-name="T1675">evidence,</text:span><text:span text:style-name="T1676"><text:s/></text:span><text:span text:style-name="T1677">Crawford<text:s/></text:span><text:span text:style-name="T1678">et al.,</text:span><text:span text:style-name="T1679"><text:s/></text:span><text:span text:style-name="T1680">Nursing</text:span><text:span text:style-name="T1681"><text:s/></text:span><text:span text:style-name="T1682">2012,</text:span><text:span text:style-name="T1683"><text:s/></text:span><text:span text:style-name="T1684">Are</text:span><text:span text:style-name="T1685"><text:s/>techniques</text:span><text:span text:style-name="T1686"><text:s/></text:span><text:span text:style-name="T1687">used</text:span><text:span text:style-name="T1688"><text:s/></text:span>for<text:span text:style-name="T1689"><text:s/>intramuscular</text:span><text:span text:style-name="T1690"><text:s/></text:span><text:span text:style-name="T1691">injection</text:span><text:span text:style-name="T1692"><text:s/></text:span><text:span text:style-name="T1693">based<text:s/></text:span>on<text:span text:style-name="T1694"><text:s/>research</text:span><text:s/><text:span text:style-name="T1695">evidence?, Nursing</text:span><text:span text:style-name="T1696"><text:s/></text:span><text:span text:style-name="T1697">Times, review, 2008.</text:span></text:p>
      <text:p text:style-name="P1698"/>
      <text:h text:style-name="P1699" text:outline-level="1"><text:bookmark-start text:name="Publicatiedatum"/><text:bookmark-end text:name="Publicatiedatum"/><text:span text:style-name="T1700">Publicatiedatum</text:span></text:h>
      <text:p text:style-name="P1701"><text:span text:style-name="T1702">Gepubliceerd op 01-03-2017.</text:span><text:span text:style-name="T1703"><text:s/></text:span>©<text:span text:style-name="T1704"><text:s/></text:span><text:span text:style-name="T1705">Copyright Vilans</text:span><text:span text:style-name="T1706"><text:s/></text:span><text:span text:style-name="T1707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05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 fo:text-indent="-0.2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34" style:parent-style-name="Standard" style:family="paragraph">
      <style:paragraph-properties fo:line-height="5%"/>
    </style:style>
    <style:style style:name="P435" style:parent-style-name="Standard" style:family="paragraph">
      <style:paragraph-properties fo:line-height="0.1506in" fo:margin-left="0.0138in">
        <style:tab-stops/>
      </style:paragraph-properties>
    </style:style>
    <style:style style:name="T436" style:parent-style-name="Absatz-Standardschriftart" style:family="text">
      <style:text-properties style:font-name="Arial" fo:font-size="10pt" style:font-size-asian="10pt"/>
    </style:style>
    <style:style style:name="P437" style:parent-style-name="Standard" style:family="paragraph">
      <style:paragraph-properties fo:line-height="5%"/>
    </style:style>
    <style:style style:name="P438" style:parent-style-name="Standard" style:family="paragraph">
      <style:paragraph-properties fo:line-height="0.1701in" fo:margin-left="0.0138in">
        <style:tab-stops/>
      </style:paragraph-properties>
    </style:style>
    <style:style style:name="T439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27" style:parent-style-name="Standard" style:family="paragraph">
      <style:paragraph-properties fo:line-height="5%"/>
    </style:style>
    <style:style style:name="P928" style:parent-style-name="Standard" style:family="paragraph">
      <style:paragraph-properties fo:line-height="0.1506in" fo:margin-left="0.0138in">
        <style:tab-stops/>
      </style:paragraph-properties>
    </style:style>
    <style:style style:name="T929" style:parent-style-name="Absatz-Standardschriftart" style:family="text">
      <style:text-properties style:font-name="Arial" fo:font-size="10pt" style:font-size-asian="10pt"/>
    </style:style>
    <style:style style:name="P930" style:parent-style-name="Standard" style:family="paragraph">
      <style:paragraph-properties fo:line-height="5%"/>
    </style:style>
    <style:style style:name="P931" style:parent-style-name="Standard" style:family="paragraph">
      <style:paragraph-properties fo:line-height="0.1701in" fo:margin-left="0.0138in">
        <style:tab-stops/>
      </style:paragraph-properties>
    </style:style>
    <style:style style:name="T932" style:parent-style-name="Absatz-Standardschriftart" style:family="text">
      <style:text-properties style:font-name="Calibri" fo:letter-spacing="-0.0006in"/>
    </style:style>
    <style:page-layout style:name="PL3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97" style:parent-style-name="Standard" style:family="paragraph">
      <style:paragraph-properties fo:line-height="5%"/>
    </style:style>
    <style:style style:name="P1498" style:parent-style-name="Standard" style:family="paragraph">
      <style:paragraph-properties fo:line-height="0.1506in" fo:margin-left="0.0138in">
        <style:tab-stops/>
      </style:paragraph-properties>
    </style:style>
    <style:style style:name="T1499" style:parent-style-name="Absatz-Standardschriftart" style:family="text">
      <style:text-properties style:font-name="Arial" fo:font-size="10pt" style:font-size-asian="10pt"/>
    </style:style>
    <style:style style:name="P1500" style:parent-style-name="Standard" style:family="paragraph">
      <style:paragraph-properties fo:line-height="5%"/>
    </style:style>
    <style:style style:name="P1501" style:parent-style-name="Standard" style:family="paragraph">
      <style:paragraph-properties fo:line-height="0.1701in" fo:margin-left="0.0138in">
        <style:tab-stops/>
      </style:paragraph-properties>
    </style:style>
    <style:style style:name="T1502" style:parent-style-name="Absatz-Standardschriftart" style:family="text">
      <style:text-properties style:font-name="Calibri" fo:letter-spacing="-0.0006in"/>
    </style:style>
    <style:style style:family="graphic" style:name="a6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0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9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09168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09192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434"><draw:frame draw:z-index="503309168" draw:id="id6" draw:style-name="a6" draw:name="Text Box 2" text:anchor-type="paragraph" svg:x="0.125in" svg:y="0.14236in" svg:width="4.40208in" svg:height="0.16667in" style:rel-width="scale" style:rel-height="scale"><draw:text-box><text:p text:style-name="P435"><text:span text:style-name="T436">© Vilans | Geldig voor Vilans BTN | Geprint op: vrijdag 16 februari 2018</text:span></text:p></draw:text-box><svg:title/><svg:desc/></draw:frame></text:p>
      </style:header>
      <style:footer>
        <text:p text:style-name="P437"><draw:frame draw:z-index="503309192" draw:id="id7" draw:style-name="a7" draw:name="Text Box 1" text:anchor-type="paragraph" svg:x="0.96944in" svg:y="10.86597in" svg:width="0.52639in" svg:height="0.18125in" style:rel-width="scale" style:rel-height="scale"><draw:text-box><text:p text:style-name="P438"><text:span text:style-name="T439">©Vilans</text:span></text:p></draw:text-box><svg:title/><svg:desc/></draw:frame></text:p>
      </style:footer>
    </style:master-page>
    <style:master-page style:name="MP2" style:page-layout-name="PL2">
      <style:header>
        <text:p text:style-name="P927"><draw:frame draw:z-index="503309168" draw:id="id12" draw:style-name="a12" draw:name="Text Box 2" text:anchor-type="paragraph" svg:x="0.125in" svg:y="0.14236in" svg:width="4.40208in" svg:height="0.16667in" style:rel-width="scale" style:rel-height="scale"><draw:text-box><text:p text:style-name="P928"><text:span text:style-name="T929">© Vilans | Geldig voor Vilans BTN | Geprint op: vrijdag 16 februari 2018</text:span></text:p></draw:text-box><svg:title/><svg:desc/></draw:frame></text:p>
      </style:header>
      <style:footer>
        <text:p text:style-name="P930"><draw:frame draw:z-index="503309192" draw:id="id13" draw:style-name="a13" draw:name="Text Box 1" text:anchor-type="paragraph" svg:x="0.96944in" svg:y="10.86597in" svg:width="0.52639in" svg:height="0.18125in" style:rel-width="scale" style:rel-height="scale"><draw:text-box><text:p text:style-name="P931"><text:span text:style-name="T932">©Vilans</text:span></text:p></draw:text-box><svg:title/><svg:desc/></draw:frame></text:p>
      </style:footer>
    </style:master-page>
    <style:master-page style:name="MP3" style:page-layout-name="PL3">
      <style:header>
        <text:p text:style-name="P1497"><draw:frame draw:z-index="503309168" draw:id="id19" draw:style-name="a19" draw:name="Text Box 2" text:anchor-type="paragraph" svg:x="0.125in" svg:y="0.14236in" svg:width="4.40208in" svg:height="0.16667in" style:rel-width="scale" style:rel-height="scale"><draw:text-box><text:p text:style-name="P1498"><text:span text:style-name="T1499">© Vilans | Geldig voor Vilans BTN | Geprint op: vrijdag 16 februari 2018</text:span></text:p></draw:text-box><svg:title/><svg:desc/></draw:frame></text:p>
      </style:header>
      <style:footer>
        <text:p text:style-name="P1500"><draw:frame draw:z-index="503309192" draw:id="id20" draw:style-name="a20" draw:name="Text Box 1" text:anchor-type="paragraph" svg:x="0.96944in" svg:y="10.86597in" svg:width="0.52639in" svg:height="0.18125in" style:rel-width="scale" style:rel-height="scale"><draw:text-box><text:p text:style-name="P1501"><text:span text:style-name="T1502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09:00Z</meta:creation-date>
    <dc:date>2018-07-05T14:09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4" meta:paragraph-count="101" meta:word-count="1497" meta:character-count="10529" meta:row-count="213" meta:non-whitespace-character-count="9092"/>
  </office:meta>
</office:document-meta>
</file>